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Courier 10 Pitch" svg:font-family="'Courier 10 Pitch'" style:font-pitch="fixed"/>
    <style:font-face style:name="Century Schoolbook L1" svg:font-family="'Century Schoolbook L'" style:font-family-generic="roman" style:font-pitch="variable"/>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97cm" style:rel-column-width="6928*"/>
    </style:style>
    <style:style style:name="Tabla1.B" style:family="table-column">
      <style:table-column-properties style:column-width="2.995cm" style:rel-column-width="11545*"/>
    </style:style>
    <style:style style:name="Tabla1.C" style:family="table-column">
      <style:table-column-properties style:column-width="12.208cm" style:rel-column-width="47062*"/>
    </style:style>
    <style:style style:name="Tabla1.A1" style:family="table-cell">
      <style:table-cell-properties fo:padding="0cm" fo:border="none"/>
    </style:style>
    <style:style style:name="P1" style:family="paragraph" style:parent-style-name="Text_20_body">
      <style:paragraph-properties fo:orphans="2" fo:widows="2"/>
      <style:text-properties officeooo:rsid="001a0151" officeooo:paragraph-rsid="001a0151"/>
    </style:style>
    <style:style style:name="P2" style:family="paragraph" style:parent-style-name="Text_20_body">
      <style:paragraph-properties fo:orphans="2" fo:widows="2"/>
      <style:text-properties fo:language="en" fo:country="US" officeooo:rsid="0015ba63" officeooo:paragraph-rsid="0015ba63"/>
    </style:style>
    <style:style style:name="P3" style:family="paragraph" style:parent-style-name="Text_20_body">
      <style:paragraph-properties fo:orphans="2" fo:widows="2"/>
      <style:text-properties fo:language="en" fo:country="US" officeooo:rsid="00f04090" officeooo:paragraph-rsid="00f04090"/>
    </style:style>
    <style:style style:name="P4" style:family="paragraph" style:parent-style-name="Text_20_body">
      <style:paragraph-properties fo:orphans="2" fo:widows="2"/>
      <style:text-properties fo:language="en" fo:country="US" officeooo:rsid="00186e27" officeooo:paragraph-rsid="011dd26d"/>
    </style:style>
    <style:style style:name="P5" style:family="paragraph" style:parent-style-name="Text_20_body">
      <style:paragraph-properties fo:orphans="2" fo:widows="2"/>
      <style:text-properties fo:language="en" fo:country="US" officeooo:rsid="003310de" officeooo:paragraph-rsid="015ed5d5"/>
    </style:style>
    <style:style style:name="P6" style:family="paragraph" style:parent-style-name="Text_20_body">
      <style:paragraph-properties fo:orphans="2" fo:widows="2"/>
      <style:text-properties fo:language="en" fo:country="US" officeooo:rsid="0112f109" officeooo:paragraph-rsid="01646ed6"/>
    </style:style>
    <style:style style:name="P7" style:family="paragraph" style:parent-style-name="Text_20_body">
      <style:paragraph-properties fo:orphans="2" fo:widows="2"/>
      <style:text-properties fo:language="en" fo:country="US" officeooo:rsid="015c0572" officeooo:paragraph-rsid="015c0572"/>
    </style:style>
    <style:style style:name="P8" style:family="paragraph" style:parent-style-name="Text_20_body">
      <style:paragraph-properties fo:orphans="2" fo:widows="2"/>
      <style:text-properties fo:language="en" fo:country="US" fo:font-style="normal" officeooo:rsid="001bc0c6" officeooo:paragraph-rsid="001bc0c6" style:font-style-asian="normal" style:font-style-complex="normal"/>
    </style:style>
    <style:style style:name="P9" style:family="paragraph" style:parent-style-name="Text_20_body">
      <style:paragraph-properties fo:orphans="2" fo:widows="2"/>
      <style:text-properties fo:language="en" fo:country="US" fo:font-style="normal" officeooo:rsid="001bc0c6" officeooo:paragraph-rsid="003aadbb" style:font-style-asian="normal" style:font-style-complex="normal"/>
    </style:style>
    <style:style style:name="P10" style:family="paragraph" style:parent-style-name="Text_20_body">
      <style:paragraph-properties fo:orphans="2" fo:widows="2"/>
      <style:text-properties fo:language="en" fo:country="US" fo:font-style="normal" officeooo:rsid="001bc0c6" officeooo:paragraph-rsid="01948b59" style:font-style-asian="normal" style:font-style-complex="normal"/>
    </style:style>
    <style:style style:name="P11" style:family="paragraph" style:parent-style-name="Text_20_body">
      <style:paragraph-properties fo:orphans="2" fo:widows="2"/>
      <style:text-properties fo:language="en" fo:country="US" fo:font-style="normal" officeooo:rsid="001c7492" officeooo:paragraph-rsid="001c7492" style:font-style-asian="normal" style:font-style-complex="normal"/>
    </style:style>
    <style:style style:name="P12" style:family="paragraph" style:parent-style-name="Text_20_body">
      <style:paragraph-properties fo:orphans="2" fo:widows="2"/>
      <style:text-properties fo:language="en" fo:country="US" fo:font-style="normal" officeooo:rsid="001f2b3a" officeooo:paragraph-rsid="00232d4a" style:font-style-asian="normal" style:font-style-complex="normal"/>
    </style:style>
    <style:style style:name="P13" style:family="paragraph" style:parent-style-name="Text_20_body">
      <style:paragraph-properties fo:orphans="2" fo:widows="2"/>
      <style:text-properties fo:language="en" fo:country="US" fo:font-style="normal" officeooo:rsid="00dcf3bc" officeooo:paragraph-rsid="017211fb" style:font-style-asian="normal" style:font-style-complex="normal"/>
    </style:style>
    <style:style style:name="P14" style:family="paragraph" style:parent-style-name="Text_20_body">
      <style:paragraph-properties fo:orphans="2" fo:widows="2"/>
      <style:text-properties fo:language="en" fo:country="US" fo:font-style="normal" officeooo:rsid="00664a53" officeooo:paragraph-rsid="00664a53" style:font-style-asian="normal" style:font-style-complex="normal"/>
    </style:style>
    <style:style style:name="P15" style:family="paragraph" style:parent-style-name="Text_20_body">
      <style:paragraph-properties fo:orphans="2" fo:widows="2"/>
      <style:text-properties fo:language="en" fo:country="US" fo:font-style="normal" officeooo:rsid="001d3317" officeooo:paragraph-rsid="001d3317" style:font-style-asian="normal" style:font-style-complex="normal"/>
    </style:style>
    <style:style style:name="P16" style:family="paragraph" style:parent-style-name="Text_20_body">
      <style:paragraph-properties fo:orphans="2" fo:widows="2"/>
      <style:text-properties fo:language="en" fo:country="US" fo:font-style="normal" officeooo:rsid="001d3317" officeooo:paragraph-rsid="00e032f6" style:font-style-asian="normal" style:font-style-complex="normal"/>
    </style:style>
    <style:style style:name="P17" style:family="paragraph" style:parent-style-name="Text_20_body">
      <style:paragraph-properties fo:orphans="2" fo:widows="2"/>
      <style:text-properties fo:language="en" fo:country="US" officeooo:rsid="00173fdc" officeooo:paragraph-rsid="011dd26d"/>
    </style:style>
    <style:style style:name="P18" style:family="paragraph" style:parent-style-name="Text_20_body">
      <style:paragraph-properties fo:orphans="2" fo:widows="2"/>
      <style:text-properties fo:language="en" fo:country="US" officeooo:rsid="00730f3e" officeooo:paragraph-rsid="011dd26d"/>
    </style:style>
    <style:style style:name="P19" style:family="paragraph" style:parent-style-name="Text_20_body">
      <style:paragraph-properties fo:orphans="2" fo:widows="2"/>
      <style:text-properties fo:language="en" fo:country="US" officeooo:rsid="001959aa" officeooo:paragraph-rsid="001959aa"/>
    </style:style>
    <style:style style:name="P20" style:family="paragraph" style:parent-style-name="Text_20_body">
      <style:paragraph-properties fo:orphans="2" fo:widows="2"/>
      <style:text-properties fo:language="en" fo:country="US" officeooo:rsid="001959aa" officeooo:paragraph-rsid="0038e690"/>
    </style:style>
    <style:style style:name="P21" style:family="paragraph" style:parent-style-name="Text_20_body">
      <style:paragraph-properties fo:orphans="2" fo:widows="2"/>
      <style:text-properties fo:language="en" fo:country="US" officeooo:rsid="001959aa" officeooo:paragraph-rsid="002cb144"/>
    </style:style>
    <style:style style:name="P22" style:family="paragraph" style:parent-style-name="Text_20_body">
      <style:paragraph-properties fo:orphans="2" fo:widows="2"/>
      <style:text-properties fo:language="en" fo:country="US" officeooo:rsid="002cb144" officeooo:paragraph-rsid="002cb144"/>
    </style:style>
    <style:style style:name="P23" style:family="paragraph" style:parent-style-name="Text_20_body">
      <style:paragraph-properties fo:orphans="2" fo:widows="2"/>
      <style:text-properties fo:language="en" fo:country="US" officeooo:rsid="001a0151" officeooo:paragraph-rsid="01112fed"/>
    </style:style>
    <style:style style:name="P24" style:family="paragraph" style:parent-style-name="Text_20_body">
      <style:paragraph-properties fo:orphans="2" fo:widows="2"/>
      <style:text-properties fo:language="en" fo:country="US" officeooo:rsid="001a0151" officeooo:paragraph-rsid="0169614d"/>
    </style:style>
    <style:style style:name="P25" style:family="paragraph" style:parent-style-name="Text_20_body">
      <style:paragraph-properties fo:orphans="2" fo:widows="2"/>
      <style:text-properties fo:language="en" fo:country="US" officeooo:rsid="001a0151" officeooo:paragraph-rsid="001a0151"/>
    </style:style>
    <style:style style:name="P26" style:family="paragraph" style:parent-style-name="Text_20_body">
      <style:paragraph-properties fo:orphans="2" fo:widows="2"/>
      <style:text-properties fo:language="en" fo:country="US" officeooo:rsid="004de5cc" officeooo:paragraph-rsid="004de5cc"/>
    </style:style>
    <style:style style:name="P27" style:family="paragraph" style:parent-style-name="Text_20_body">
      <style:paragraph-properties fo:orphans="2" fo:widows="2"/>
      <style:text-properties fo:language="en" fo:country="US" officeooo:rsid="001bc0c6" officeooo:paragraph-rsid="00230507"/>
    </style:style>
    <style:style style:name="P28" style:family="paragraph" style:parent-style-name="Text_20_body">
      <style:paragraph-properties fo:orphans="2" fo:widows="2"/>
      <style:text-properties fo:language="en" fo:country="US" officeooo:rsid="001bc0c6" officeooo:paragraph-rsid="001bc0c6"/>
    </style:style>
    <style:style style:name="P29" style:family="paragraph" style:parent-style-name="Text_20_body">
      <style:paragraph-properties fo:orphans="2" fo:widows="2"/>
      <style:text-properties fo:language="en" fo:country="US" officeooo:rsid="00c598a9" officeooo:paragraph-rsid="01533864"/>
    </style:style>
    <style:style style:name="P30" style:family="paragraph" style:parent-style-name="Text_20_body">
      <style:paragraph-properties fo:orphans="2" fo:widows="2"/>
      <style:text-properties fo:language="en" fo:country="US" officeooo:rsid="01533864" officeooo:paragraph-rsid="01533864"/>
    </style:style>
    <style:style style:name="P31" style:family="paragraph" style:parent-style-name="Text_20_body">
      <style:paragraph-properties fo:orphans="2" fo:widows="2"/>
      <style:text-properties fo:language="en" fo:country="US" officeooo:rsid="019abb1e" officeooo:paragraph-rsid="019abb1e"/>
    </style:style>
    <style:style style:name="P32" style:family="paragraph" style:parent-style-name="Text_20_body">
      <style:paragraph-properties fo:orphans="2" fo:widows="2"/>
      <style:text-properties fo:language="en" fo:country="US" officeooo:rsid="00b8fa3b" officeooo:paragraph-rsid="00bb71d1"/>
    </style:style>
    <style:style style:name="P33" style:family="paragraph" style:parent-style-name="Text_20_body">
      <style:paragraph-properties fo:orphans="2" fo:widows="2"/>
      <style:text-properties fo:language="en" fo:country="US" officeooo:rsid="00ba6eb0" officeooo:paragraph-rsid="016b7f63"/>
    </style:style>
    <style:style style:name="P34" style:family="paragraph" style:parent-style-name="Text_20_body">
      <style:paragraph-properties fo:orphans="2" fo:widows="2"/>
      <style:text-properties fo:language="en" fo:country="US" officeooo:rsid="00ba6eb0" officeooo:paragraph-rsid="016d39a3"/>
    </style:style>
    <style:style style:name="P35" style:family="paragraph" style:parent-style-name="Text_20_body">
      <style:paragraph-properties fo:orphans="2" fo:widows="2"/>
      <style:text-properties fo:language="en" fo:country="US" officeooo:rsid="013dae3f" officeooo:paragraph-rsid="013dae3f"/>
    </style:style>
    <style:style style:name="P36" style:family="paragraph" style:parent-style-name="Text_20_body">
      <style:paragraph-properties fo:orphans="2" fo:widows="2"/>
      <style:text-properties fo:language="en" fo:country="US" officeooo:rsid="001d3317" officeooo:paragraph-rsid="001d3317"/>
    </style:style>
    <style:style style:name="P37" style:family="paragraph" style:parent-style-name="Text_20_body">
      <style:paragraph-properties fo:orphans="2" fo:widows="2"/>
      <style:text-properties fo:language="en" fo:country="US" officeooo:rsid="001d3317" officeooo:paragraph-rsid="01705f8d"/>
    </style:style>
    <style:style style:name="P38" style:family="paragraph" style:parent-style-name="Text_20_body">
      <style:paragraph-properties fo:orphans="2" fo:widows="2"/>
      <style:text-properties fo:language="en" fo:country="US" officeooo:rsid="00232d4a" officeooo:paragraph-rsid="00232d4a"/>
    </style:style>
    <style:style style:name="P39" style:family="paragraph" style:parent-style-name="Text_20_body">
      <style:paragraph-properties fo:orphans="2" fo:widows="2"/>
      <style:text-properties fo:language="en" fo:country="US" officeooo:rsid="001c7492" officeooo:paragraph-rsid="001c7492"/>
    </style:style>
    <style:style style:name="P40" style:family="paragraph" style:parent-style-name="Text_20_body">
      <style:paragraph-properties fo:orphans="2" fo:widows="2"/>
      <style:text-properties fo:language="en" fo:country="US" officeooo:rsid="001f6388" officeooo:paragraph-rsid="001f6388"/>
    </style:style>
    <style:style style:name="P41" style:family="paragraph" style:parent-style-name="Text_20_body">
      <style:paragraph-properties fo:orphans="2" fo:widows="2"/>
      <style:text-properties fo:language="en" fo:country="US" officeooo:rsid="003b833a" officeooo:paragraph-rsid="003b833a"/>
    </style:style>
    <style:style style:name="P42" style:family="paragraph" style:parent-style-name="Text_20_body">
      <style:paragraph-properties fo:orphans="2" fo:widows="2"/>
      <style:text-properties fo:language="en" fo:country="US" officeooo:rsid="003b833a" officeooo:paragraph-rsid="01a1b86f"/>
    </style:style>
    <style:style style:name="P43" style:family="paragraph" style:parent-style-name="Text_20_body">
      <style:paragraph-properties fo:orphans="2" fo:widows="2"/>
      <style:text-properties fo:language="en" fo:country="US" officeooo:rsid="006743b5" officeooo:paragraph-rsid="006743b5"/>
    </style:style>
    <style:style style:name="P44" style:family="paragraph" style:parent-style-name="Text_20_body">
      <style:paragraph-properties fo:orphans="2" fo:widows="2"/>
      <style:text-properties fo:language="en" fo:country="US" officeooo:rsid="006743b5" officeooo:paragraph-rsid="0123467e"/>
    </style:style>
    <style:style style:name="P45" style:family="paragraph" style:parent-style-name="Text_20_body">
      <style:paragraph-properties fo:orphans="2" fo:widows="2"/>
      <style:text-properties fo:language="en" fo:country="US" officeooo:rsid="012340d9" officeooo:paragraph-rsid="012340d9"/>
    </style:style>
    <style:style style:name="P46" style:family="paragraph" style:parent-style-name="Text_20_body">
      <style:paragraph-properties fo:orphans="2" fo:widows="2"/>
      <style:text-properties fo:language="en" fo:country="US" officeooo:rsid="00664a53" officeooo:paragraph-rsid="00664a53"/>
    </style:style>
    <style:style style:name="P47" style:family="paragraph" style:parent-style-name="Text_20_body">
      <style:paragraph-properties fo:orphans="2" fo:widows="2"/>
      <style:text-properties fo:language="en" fo:country="US"/>
    </style:style>
    <style:style style:name="P48" style:family="paragraph" style:parent-style-name="Text_20_body">
      <style:paragraph-properties fo:orphans="2" fo:widows="2"/>
      <style:text-properties fo:language="en" fo:country="US" officeooo:paragraph-rsid="00692dba"/>
    </style:style>
    <style:style style:name="P49" style:family="paragraph" style:parent-style-name="Text_20_body">
      <style:paragraph-properties fo:orphans="2" fo:widows="2"/>
      <style:text-properties fo:language="en" fo:country="US" officeooo:paragraph-rsid="013bdadd"/>
    </style:style>
    <style:style style:name="P50" style:family="paragraph" style:parent-style-name="Text_20_body">
      <style:paragraph-properties fo:orphans="2" fo:widows="2"/>
      <style:text-properties fo:language="en" fo:country="US" officeooo:paragraph-rsid="0143ed28"/>
    </style:style>
    <style:style style:name="P51" style:family="paragraph" style:parent-style-name="Text_20_body">
      <style:paragraph-properties fo:orphans="2" fo:widows="2"/>
      <style:text-properties fo:language="en" fo:country="US" officeooo:paragraph-rsid="0143c295"/>
    </style:style>
    <style:style style:name="P52" style:family="paragraph" style:parent-style-name="Text_20_body">
      <style:paragraph-properties fo:orphans="2" fo:widows="2"/>
      <style:text-properties fo:language="en" fo:country="US" officeooo:paragraph-rsid="012b8f63"/>
    </style:style>
    <style:style style:name="P53" style:family="paragraph" style:parent-style-name="Text_20_body">
      <style:paragraph-properties fo:orphans="2" fo:widows="2"/>
      <style:text-properties fo:language="en" fo:country="US" officeooo:paragraph-rsid="0108e93f"/>
    </style:style>
    <style:style style:name="P54" style:family="paragraph" style:parent-style-name="Text_20_body">
      <style:paragraph-properties fo:orphans="2" fo:widows="2"/>
      <style:text-properties fo:language="en" fo:country="US" officeooo:rsid="00692dba" officeooo:paragraph-rsid="00692dba"/>
    </style:style>
    <style:style style:name="P55" style:family="paragraph" style:parent-style-name="Text_20_body">
      <style:paragraph-properties fo:orphans="2" fo:widows="2"/>
      <style:text-properties fo:language="en" fo:country="US" officeooo:rsid="00db85c7" officeooo:paragraph-rsid="00db85c7"/>
    </style:style>
    <style:style style:name="P56" style:family="paragraph" style:parent-style-name="Text_20_body">
      <style:paragraph-properties fo:orphans="2" fo:widows="2"/>
      <style:text-properties fo:language="en" fo:country="US" officeooo:rsid="00db85c7" officeooo:paragraph-rsid="0104de29"/>
    </style:style>
    <style:style style:name="P57" style:family="paragraph" style:parent-style-name="Text_20_body">
      <style:paragraph-properties fo:orphans="2" fo:widows="2"/>
      <style:text-properties fo:language="en" fo:country="US" officeooo:rsid="0070a284" officeooo:paragraph-rsid="0070a284"/>
    </style:style>
    <style:style style:name="P58" style:family="paragraph" style:parent-style-name="Text_20_body">
      <style:paragraph-properties fo:orphans="2" fo:widows="2"/>
      <style:text-properties fo:language="en" fo:country="US" fo:font-weight="normal" officeooo:rsid="0070a284" officeooo:paragraph-rsid="0070a284" style:font-weight-asian="normal" style:font-weight-complex="normal"/>
    </style:style>
    <style:style style:name="P59" style:family="paragraph" style:parent-style-name="Text_20_body">
      <style:paragraph-properties fo:orphans="2" fo:widows="2"/>
      <style:text-properties fo:language="en" fo:country="US" fo:font-weight="normal" officeooo:rsid="0070a284" officeooo:paragraph-rsid="014cf0e7" style:font-weight-asian="normal" style:font-weight-complex="normal"/>
    </style:style>
    <style:style style:name="P60" style:family="paragraph" style:parent-style-name="Text_20_body">
      <style:paragraph-properties fo:orphans="2" fo:widows="2"/>
      <style:text-properties fo:language="en" fo:country="US" fo:font-weight="normal" officeooo:rsid="00988347" officeooo:paragraph-rsid="00988347" style:font-weight-asian="normal" style:font-weight-complex="normal"/>
    </style:style>
    <style:style style:name="P61" style:family="paragraph" style:parent-style-name="Text_20_body">
      <style:paragraph-properties fo:orphans="2" fo:widows="2"/>
      <style:text-properties fo:language="en" fo:country="US" fo:font-weight="normal" officeooo:rsid="00a1ae96" officeooo:paragraph-rsid="012b8f63" style:font-weight-asian="normal" style:font-weight-complex="normal"/>
    </style:style>
    <style:style style:name="P62" style:family="paragraph" style:parent-style-name="Text_20_body">
      <style:paragraph-properties fo:orphans="2" fo:widows="2"/>
      <style:text-properties fo:language="en" fo:country="US" officeooo:rsid="00e63326" officeooo:paragraph-rsid="00e63326"/>
    </style:style>
    <style:style style:name="P63" style:family="paragraph" style:parent-style-name="Text_20_body">
      <style:paragraph-properties fo:orphans="2" fo:widows="2"/>
      <style:text-properties fo:language="en" fo:country="US" officeooo:rsid="008bdcdb" officeooo:paragraph-rsid="00d4bb61"/>
    </style:style>
    <style:style style:name="P64" style:family="paragraph" style:parent-style-name="Text_20_body">
      <style:paragraph-properties fo:orphans="2" fo:widows="2"/>
      <style:text-properties fo:language="en" fo:country="US" officeooo:rsid="008bdcdb" officeooo:paragraph-rsid="008bdcdb"/>
    </style:style>
    <style:style style:name="P65" style:family="paragraph" style:parent-style-name="Text_20_body">
      <style:paragraph-properties fo:orphans="2" fo:widows="2"/>
      <style:text-properties fo:language="en" fo:country="US" officeooo:rsid="008d474f" officeooo:paragraph-rsid="00aa2ddb"/>
    </style:style>
    <style:style style:name="P66" style:family="paragraph" style:parent-style-name="Text_20_body">
      <style:paragraph-properties fo:orphans="2" fo:widows="2"/>
      <style:text-properties fo:language="en" fo:country="US" officeooo:rsid="008d474f" officeooo:paragraph-rsid="008d474f"/>
    </style:style>
    <style:style style:name="P67" style:family="paragraph" style:parent-style-name="Text_20_body">
      <style:paragraph-properties fo:orphans="2" fo:widows="2"/>
      <style:text-properties fo:language="en" fo:country="US" officeooo:rsid="0105b163" officeooo:paragraph-rsid="0105b163"/>
    </style:style>
    <style:style style:name="P68" style:family="paragraph" style:parent-style-name="Text_20_body">
      <style:paragraph-properties fo:orphans="2" fo:widows="2"/>
      <style:text-properties fo:language="en" fo:country="US" officeooo:rsid="008ec05d" officeooo:paragraph-rsid="00988347"/>
    </style:style>
    <style:style style:name="P69" style:family="paragraph" style:parent-style-name="Text_20_body">
      <style:paragraph-properties fo:orphans="2" fo:widows="2"/>
      <style:text-properties fo:language="en" fo:country="US" officeooo:rsid="0151423f" officeooo:paragraph-rsid="0151423f"/>
    </style:style>
    <style:style style:name="P70" style:family="paragraph" style:parent-style-name="Text_20_body">
      <style:paragraph-properties fo:orphans="2" fo:widows="2"/>
      <style:text-properties fo:language="en" fo:country="US" officeooo:rsid="00aae66f" officeooo:paragraph-rsid="00aae66f"/>
    </style:style>
    <style:style style:name="P71" style:family="paragraph" style:parent-style-name="Text_20_body">
      <style:paragraph-properties fo:orphans="2" fo:widows="2"/>
      <style:text-properties fo:language="en" fo:country="US" officeooo:rsid="00aae66f" officeooo:paragraph-rsid="01fe0ece"/>
    </style:style>
    <style:style style:name="P72" style:family="paragraph" style:parent-style-name="Text_20_body">
      <style:paragraph-properties fo:orphans="2" fo:widows="2"/>
      <style:text-properties fo:language="en" fo:country="US" officeooo:rsid="01a1b86f" officeooo:paragraph-rsid="01a1b86f"/>
    </style:style>
    <style:style style:name="P73" style:family="paragraph" style:parent-style-name="Text_20_body">
      <style:paragraph-properties fo:orphans="2" fo:widows="2"/>
      <style:text-properties fo:language="en" fo:country="US" officeooo:rsid="00d8d525" officeooo:paragraph-rsid="01b06084"/>
    </style:style>
    <style:style style:name="P74" style:family="paragraph" style:parent-style-name="Text_20_body">
      <style:paragraph-properties fo:orphans="2" fo:widows="2"/>
      <style:text-properties fo:language="en" fo:country="US" officeooo:rsid="0099b03f" officeooo:paragraph-rsid="01d29925"/>
    </style:style>
    <style:style style:name="P75" style:family="paragraph" style:parent-style-name="Text_20_body">
      <style:paragraph-properties fo:orphans="2" fo:widows="2"/>
      <style:text-properties fo:language="en" fo:country="US" officeooo:rsid="0099b03f" officeooo:paragraph-rsid="01a5be94"/>
    </style:style>
    <style:style style:name="P76" style:family="paragraph" style:parent-style-name="Text_20_body">
      <style:paragraph-properties fo:orphans="2" fo:widows="2"/>
      <style:text-properties fo:language="en" fo:country="US" officeooo:rsid="009b7685" officeooo:paragraph-rsid="01a5be94"/>
    </style:style>
    <style:style style:name="P77" style:family="paragraph" style:parent-style-name="Text_20_body">
      <style:paragraph-properties fo:orphans="2" fo:widows="2"/>
      <style:text-properties fo:language="en" fo:country="US" officeooo:rsid="009b7685" officeooo:paragraph-rsid="01de23ee"/>
    </style:style>
    <style:style style:name="P78" style:family="paragraph" style:parent-style-name="Text_20_body">
      <style:paragraph-properties fo:orphans="2" fo:widows="2"/>
      <style:text-properties fo:language="en" fo:country="US" officeooo:rsid="00988347" officeooo:paragraph-rsid="00988347"/>
    </style:style>
    <style:style style:name="P79" style:family="paragraph" style:parent-style-name="Text_20_body">
      <style:paragraph-properties fo:orphans="2" fo:widows="2"/>
      <style:text-properties fo:language="en" fo:country="US" officeooo:rsid="00a1ae96" officeooo:paragraph-rsid="012b8f63"/>
    </style:style>
    <style:style style:name="P80" style:family="paragraph" style:parent-style-name="Text_20_body">
      <style:paragraph-properties fo:orphans="2" fo:widows="2"/>
      <style:text-properties fo:language="en" fo:country="US" officeooo:rsid="00ae2ea6" officeooo:paragraph-rsid="00ae2ea6"/>
    </style:style>
    <style:style style:name="P81" style:family="paragraph" style:parent-style-name="Text_20_body">
      <style:paragraph-properties fo:orphans="2" fo:widows="2"/>
      <style:text-properties fo:language="en" fo:country="US" officeooo:rsid="00af13df" officeooo:paragraph-rsid="00af13df"/>
    </style:style>
    <style:style style:name="P82" style:family="paragraph" style:parent-style-name="Text_20_body">
      <style:paragraph-properties fo:orphans="2" fo:widows="2"/>
      <style:text-properties fo:language="en" fo:country="US" officeooo:rsid="00b22cc1" officeooo:paragraph-rsid="010884df"/>
    </style:style>
    <style:style style:name="P83" style:family="paragraph" style:parent-style-name="Text_20_body">
      <style:paragraph-properties fo:orphans="2" fo:widows="2"/>
      <style:text-properties fo:language="en" fo:country="US" officeooo:rsid="0130894a" officeooo:paragraph-rsid="01585639"/>
    </style:style>
    <style:style style:name="P84" style:family="paragraph" style:parent-style-name="Text_20_body">
      <style:paragraph-properties fo:orphans="2" fo:widows="2"/>
      <style:text-properties fo:language="en" fo:country="US" officeooo:rsid="0134dbfd" officeooo:paragraph-rsid="0134dbfd"/>
    </style:style>
    <style:style style:name="P85" style:family="paragraph" style:parent-style-name="Text_20_body">
      <style:paragraph-properties fo:orphans="2" fo:widows="2"/>
      <style:text-properties style:font-name="Courier 10 Pitch" fo:language="en" fo:country="US" officeooo:rsid="001959aa" officeooo:paragraph-rsid="002148e8"/>
    </style:style>
    <style:style style:name="P86" style:family="paragraph" style:parent-style-name="Text_20_body">
      <style:paragraph-properties fo:orphans="2" fo:widows="2"/>
      <style:text-properties style:font-name="Courier 10 Pitch" fo:language="en" fo:country="US" officeooo:rsid="001959aa" officeooo:paragraph-rsid="001959aa"/>
    </style:style>
    <style:style style:name="P87" style:family="paragraph" style:parent-style-name="Text_20_body">
      <style:paragraph-properties fo:orphans="2" fo:widows="2"/>
      <style:text-properties style:font-name="Courier 10 Pitch" fo:language="en" fo:country="US" officeooo:rsid="001959aa" officeooo:paragraph-rsid="002d9ea6"/>
    </style:style>
    <style:style style:name="P88" style:family="paragraph" style:parent-style-name="Text_20_body">
      <style:paragraph-properties fo:orphans="2" fo:widows="2"/>
      <style:text-properties style:font-name="Courier 10 Pitch" fo:language="en" fo:country="US" officeooo:rsid="002cb144" officeooo:paragraph-rsid="002cb144"/>
    </style:style>
    <style:style style:name="P89" style:family="paragraph" style:parent-style-name="Text_20_body">
      <style:paragraph-properties fo:orphans="2" fo:widows="2"/>
      <style:text-properties style:font-name="Courier 10 Pitch" fo:language="en" fo:country="US" officeooo:rsid="001a0151" officeooo:paragraph-rsid="001a0151"/>
    </style:style>
    <style:style style:name="P90" style:family="paragraph" style:parent-style-name="Text_20_body">
      <style:paragraph-properties fo:orphans="2" fo:widows="2"/>
      <style:text-properties style:font-name="Courier 10 Pitch" fo:language="en" fo:country="US" officeooo:rsid="001a0151" officeooo:paragraph-rsid="00230507"/>
    </style:style>
    <style:style style:name="P91" style:family="paragraph" style:parent-style-name="Text_20_body">
      <style:paragraph-properties fo:orphans="2" fo:widows="2"/>
      <style:text-properties style:font-name="Courier 10 Pitch" fo:language="en" fo:country="US" officeooo:rsid="001a0151" officeooo:paragraph-rsid="0101a665"/>
    </style:style>
    <style:style style:name="P92" style:family="paragraph" style:parent-style-name="Text_20_body">
      <style:paragraph-properties fo:orphans="2" fo:widows="2"/>
      <style:text-properties style:font-name="Courier 10 Pitch" fo:language="en" fo:country="US" officeooo:rsid="001bc0c6" officeooo:paragraph-rsid="001bc0c6"/>
    </style:style>
    <style:style style:name="P93" style:family="paragraph" style:parent-style-name="Text_20_body">
      <style:paragraph-properties fo:orphans="2" fo:widows="2"/>
      <style:text-properties style:font-name="Courier 10 Pitch" fo:language="en" fo:country="US" officeooo:rsid="006743b5" officeooo:paragraph-rsid="006743b5"/>
    </style:style>
    <style:style style:name="P94" style:family="paragraph" style:parent-style-name="Text_20_body">
      <style:paragraph-properties fo:orphans="2" fo:widows="2"/>
      <style:text-properties style:font-name="Courier 10 Pitch" fo:language="en" fo:country="US" officeooo:rsid="006743b5" officeooo:paragraph-rsid="00692dba"/>
    </style:style>
    <style:style style:name="P95" style:family="paragraph" style:parent-style-name="Text_20_body">
      <style:paragraph-properties fo:orphans="2" fo:widows="2"/>
      <style:text-properties style:font-name="Courier 10 Pitch" fo:language="en" fo:country="US" fo:font-weight="normal" officeooo:rsid="00664a53" officeooo:paragraph-rsid="00664a53" style:font-weight-asian="normal" style:font-weight-complex="normal"/>
    </style:style>
    <style:style style:name="P96" style:family="paragraph" style:parent-style-name="Text_20_body">
      <style:paragraph-properties fo:orphans="2" fo:widows="2"/>
      <style:text-properties style:font-name="Courier 10 Pitch" fo:language="en" fo:country="US" fo:font-weight="normal" officeooo:rsid="00664a53" officeooo:paragraph-rsid="01bc4daa" style:font-weight-asian="normal" style:font-weight-complex="normal"/>
    </style:style>
    <style:style style:name="P97" style:family="paragraph" style:parent-style-name="Text_20_body">
      <style:paragraph-properties fo:orphans="2" fo:widows="2"/>
      <style:text-properties style:font-name="Courier 10 Pitch" fo:language="en" fo:country="US" fo:font-weight="normal" officeooo:rsid="009ccf86" officeooo:paragraph-rsid="01a5be94" style:font-weight-asian="normal" style:font-weight-complex="normal"/>
    </style:style>
    <style:style style:name="P98" style:family="paragraph" style:parent-style-name="Text_20_body">
      <style:paragraph-properties fo:orphans="2" fo:widows="2"/>
      <style:text-properties style:font-name="Courier 10 Pitch" fo:language="en" fo:country="US" fo:font-weight="normal" officeooo:rsid="00988347" officeooo:paragraph-rsid="00988347" style:font-weight-asian="normal" style:font-weight-complex="normal"/>
    </style:style>
    <style:style style:name="P99" style:family="paragraph" style:parent-style-name="Text_20_body">
      <style:paragraph-properties fo:orphans="2" fo:widows="2"/>
      <style:text-properties style:font-name="Courier 10 Pitch" fo:language="en" fo:country="US" fo:font-weight="normal" officeooo:rsid="009b7685" officeooo:paragraph-rsid="012b8f63" style:font-weight-asian="normal" style:font-weight-complex="normal"/>
    </style:style>
    <style:style style:name="P100" style:family="paragraph" style:parent-style-name="Text_20_body">
      <style:paragraph-properties fo:orphans="2" fo:widows="2"/>
      <style:text-properties style:font-name="Courier 10 Pitch" fo:language="en" fo:country="US" officeooo:rsid="00664a53" officeooo:paragraph-rsid="00664a53"/>
    </style:style>
    <style:style style:name="P101" style:family="paragraph" style:parent-style-name="Text_20_body">
      <style:paragraph-properties fo:orphans="2" fo:widows="2"/>
      <style:text-properties style:font-name="Courier 10 Pitch" fo:language="en" fo:country="US" officeooo:rsid="00664a53" officeooo:paragraph-rsid="006743b5"/>
    </style:style>
    <style:style style:name="P102" style:family="paragraph" style:parent-style-name="Text_20_body">
      <style:paragraph-properties fo:orphans="2" fo:widows="2"/>
      <style:text-properties style:font-name="Courier 10 Pitch" fo:language="en" fo:country="US" officeooo:rsid="00664a53" officeooo:paragraph-rsid="00692dba"/>
    </style:style>
    <style:style style:name="P103" style:family="paragraph" style:parent-style-name="Text_20_body">
      <style:paragraph-properties fo:orphans="2" fo:widows="2"/>
      <style:text-properties style:font-name="Courier 10 Pitch" fo:language="en" fo:country="US" officeooo:rsid="01bc4daa" officeooo:paragraph-rsid="01bc4daa"/>
    </style:style>
    <style:style style:name="P104" style:family="paragraph" style:parent-style-name="Text_20_body">
      <style:paragraph-properties fo:orphans="2" fo:widows="2"/>
      <style:text-properties style:font-name="Courier 10 Pitch" fo:language="en" fo:country="US" officeooo:rsid="00692dba" officeooo:paragraph-rsid="00692dba"/>
    </style:style>
    <style:style style:name="P105" style:family="paragraph" style:parent-style-name="Text_20_body">
      <style:paragraph-properties fo:orphans="2" fo:widows="2"/>
      <style:text-properties style:font-name="Courier 10 Pitch" fo:language="en" fo:country="US" officeooo:rsid="00db85c7" officeooo:paragraph-rsid="00db85c7"/>
    </style:style>
    <style:style style:name="P106" style:family="paragraph" style:parent-style-name="Text_20_body">
      <style:paragraph-properties fo:orphans="2" fo:widows="2"/>
      <style:text-properties style:font-name="Courier 10 Pitch" fo:language="en" fo:country="US" officeooo:paragraph-rsid="013bdadd"/>
    </style:style>
    <style:style style:name="P107" style:family="paragraph" style:parent-style-name="Text_20_body">
      <style:paragraph-properties fo:orphans="2" fo:widows="2"/>
      <style:text-properties style:font-name="Courier 10 Pitch" fo:language="en" fo:country="US" officeooo:paragraph-rsid="0143ed28"/>
    </style:style>
    <style:style style:name="P108" style:family="paragraph" style:parent-style-name="Text_20_body">
      <style:paragraph-properties fo:orphans="2" fo:widows="2"/>
      <style:text-properties style:font-name="Courier 10 Pitch" fo:language="en" fo:country="US" officeooo:paragraph-rsid="0143c295"/>
    </style:style>
    <style:style style:name="P109" style:family="paragraph" style:parent-style-name="Text_20_body">
      <style:paragraph-properties fo:orphans="2" fo:widows="2"/>
      <style:text-properties style:font-name="Courier 10 Pitch" fo:language="en" fo:country="US" officeooo:rsid="008bdcdb" officeooo:paragraph-rsid="008bdcdb"/>
    </style:style>
    <style:style style:name="P110" style:family="paragraph" style:parent-style-name="Text_20_body">
      <style:paragraph-properties fo:orphans="2" fo:widows="2"/>
      <style:text-properties style:font-name="Courier 10 Pitch" fo:language="en" fo:country="US" officeooo:rsid="0105b163" officeooo:paragraph-rsid="0105b163"/>
    </style:style>
    <style:style style:name="P111" style:family="paragraph" style:parent-style-name="Text_20_body">
      <style:paragraph-properties fo:orphans="2" fo:widows="2"/>
      <style:text-properties style:font-name="Courier 10 Pitch" fo:language="en" fo:country="US" officeooo:rsid="008d474f" officeooo:paragraph-rsid="008d474f"/>
    </style:style>
    <style:style style:name="P112" style:family="paragraph" style:parent-style-name="Text_20_body">
      <style:paragraph-properties fo:orphans="2" fo:widows="2"/>
      <style:text-properties style:font-name="Courier 10 Pitch" fo:language="en" fo:country="US" officeooo:rsid="008d474f" officeooo:paragraph-rsid="0095a061"/>
    </style:style>
    <style:style style:name="P113" style:family="paragraph" style:parent-style-name="Text_20_body">
      <style:paragraph-properties fo:orphans="2" fo:widows="2"/>
      <style:text-properties style:font-name="Courier 10 Pitch" fo:language="en" fo:country="US" officeooo:rsid="00aae66f" officeooo:paragraph-rsid="00aae66f"/>
    </style:style>
    <style:style style:name="P114" style:family="paragraph" style:parent-style-name="Text_20_body">
      <style:paragraph-properties fo:orphans="2" fo:widows="2"/>
      <style:text-properties style:font-name="Courier 10 Pitch" fo:language="en" fo:country="US" officeooo:rsid="0099b03f" officeooo:paragraph-rsid="01a5be94"/>
    </style:style>
    <style:style style:name="P115" style:family="paragraph" style:parent-style-name="Text_20_body">
      <style:paragraph-properties fo:orphans="2" fo:widows="2"/>
      <style:text-properties style:font-name="Courier 10 Pitch" fo:language="en" fo:country="US" officeooo:rsid="0099b03f" officeooo:paragraph-rsid="012b8f63"/>
    </style:style>
    <style:style style:name="P116" style:family="paragraph" style:parent-style-name="Text_20_body">
      <style:paragraph-properties fo:orphans="2" fo:widows="2"/>
      <style:text-properties style:font-name="Courier 10 Pitch" fo:language="en" fo:country="US" officeooo:rsid="00988347" officeooo:paragraph-rsid="00988347"/>
    </style:style>
    <style:style style:name="P117" style:family="paragraph" style:parent-style-name="Text_20_body">
      <style:paragraph-properties fo:orphans="2" fo:widows="2"/>
      <style:text-properties style:font-name="Courier 10 Pitch" fo:language="en" fo:country="US" officeooo:rsid="00af13df" officeooo:paragraph-rsid="00af13df"/>
    </style:style>
    <style:style style:name="P118" style:family="paragraph" style:parent-style-name="Text_20_body">
      <style:paragraph-properties fo:orphans="2" fo:widows="2"/>
      <style:text-properties style:font-name="Courier 10 Pitch" fo:font-size="10pt" fo:language="en" fo:country="US" officeooo:rsid="013264c3" officeooo:paragraph-rsid="013264c3" style:font-size-asian="10pt" style:font-size-complex="10pt"/>
    </style:style>
    <style:style style:name="P119" style:family="paragraph" style:parent-style-name="Text_20_body">
      <style:text-properties fo:font-size="10pt" fo:language="en" fo:country="US" fo:font-weight="bold" style:font-size-asian="10pt" style:font-weight-asian="bold" style:font-size-complex="10pt" style:font-weight-complex="bold"/>
    </style:style>
    <style:style style:name="P120" style:family="paragraph" style:parent-style-name="Text_20_body">
      <style:paragraph-properties fo:text-align="center" style:justify-single-word="false" fo:orphans="2" fo:widows="2"/>
      <style:text-properties fo:font-size="10pt" fo:language="en" fo:country="US" fo:font-weight="bold" officeooo:rsid="013264c3" officeooo:paragraph-rsid="013264c3" style:font-size-asian="10pt" style:font-weight-asian="bold" style:font-size-complex="10pt" style:font-weight-complex="bold"/>
    </style:style>
    <style:style style:name="P121" style:family="paragraph" style:parent-style-name="Text_20_body">
      <style:paragraph-properties fo:orphans="2" fo:widows="2"/>
      <style:text-properties fo:font-size="10pt" fo:language="en" fo:country="US" fo:font-weight="bold" officeooo:rsid="013264c3" officeooo:paragraph-rsid="013264c3" style:font-size-asian="10pt" style:font-weight-asian="bold" style:font-size-complex="10pt" style:font-weight-complex="bold"/>
    </style:style>
    <style:style style:name="P122" style:family="paragraph" style:parent-style-name="Text_20_body">
      <style:paragraph-properties fo:text-align="center" style:justify-single-word="false" fo:orphans="2" fo:widows="2"/>
      <style:text-properties fo:font-size="10pt" fo:language="en" fo:country="US" fo:font-weight="bold" officeooo:rsid="01549c6c" officeooo:paragraph-rsid="01549c6c" style:font-size-asian="10pt" style:font-weight-asian="bold" style:font-size-complex="10pt" style:font-weight-complex="bold"/>
    </style:style>
    <style:style style:name="P123" style:family="paragraph" style:parent-style-name="Text_20_body">
      <style:paragraph-properties fo:text-align="center" style:justify-single-word="false" fo:orphans="2" fo:widows="2"/>
      <style:text-properties fo:font-size="10pt" fo:language="en" fo:country="US" fo:font-weight="bold" officeooo:rsid="0136ba45" officeooo:paragraph-rsid="0136ba45" style:font-size-asian="10pt" style:font-weight-asian="bold" style:font-size-complex="10pt" style:font-weight-complex="bold"/>
    </style:style>
    <style:style style:name="P124" style:family="paragraph" style:parent-style-name="Text_20_body">
      <style:paragraph-properties fo:text-align="center" style:justify-single-word="false" fo:orphans="2" fo:widows="2"/>
      <style:text-properties fo:font-size="10pt" fo:language="en" fo:country="US" fo:font-weight="bold" officeooo:rsid="013dae3f" officeooo:paragraph-rsid="013dae3f" style:font-size-asian="10pt" style:font-weight-asian="bold" style:font-size-complex="10pt" style:font-weight-complex="bold"/>
    </style:style>
    <style:style style:name="P125" style:family="paragraph" style:parent-style-name="Text_20_body">
      <style:paragraph-properties fo:text-align="center" style:justify-single-word="false" fo:orphans="2" fo:widows="2"/>
      <style:text-properties fo:font-size="10pt" fo:language="en" fo:country="US" fo:font-weight="bold" officeooo:rsid="014b5fd3" officeooo:paragraph-rsid="014b5fd3" style:font-size-asian="10pt" style:font-weight-asian="bold" style:font-size-complex="10pt" style:font-weight-complex="bold"/>
    </style:style>
    <style:style style:name="P126" style:family="paragraph" style:parent-style-name="Text_20_body">
      <style:paragraph-properties fo:text-align="center" style:justify-single-word="false" fo:orphans="2" fo:widows="2"/>
      <style:text-properties fo:font-size="10pt" fo:language="en" fo:country="US" fo:font-weight="bold" officeooo:rsid="01b591c9" officeooo:paragraph-rsid="01b591c9" style:font-size-asian="10pt" style:font-weight-asian="bold" style:font-size-complex="10pt" style:font-weight-complex="bold"/>
    </style:style>
    <style:style style:name="P127" style:family="paragraph" style:parent-style-name="Text_20_body">
      <style:paragraph-properties fo:orphans="2" fo:widows="2"/>
      <style:text-properties fo:font-size="10pt" fo:language="en" fo:country="US" officeooo:rsid="013264c3" officeooo:paragraph-rsid="01549c6c" style:font-size-asian="10pt" style:font-size-complex="10pt"/>
    </style:style>
    <style:style style:name="P128" style:family="paragraph" style:parent-style-name="Text_20_body">
      <style:paragraph-properties fo:orphans="2" fo:widows="2"/>
      <style:text-properties fo:font-size="10pt" fo:language="en" fo:country="US" officeooo:rsid="013264c3" officeooo:paragraph-rsid="013264c3" style:font-size-asian="10pt" style:font-size-complex="10pt"/>
    </style:style>
    <style:style style:name="P129" style:family="paragraph" style:parent-style-name="Text_20_body">
      <style:paragraph-properties fo:orphans="2" fo:widows="2"/>
      <style:text-properties fo:font-size="10pt" fo:language="en" fo:country="US" officeooo:rsid="013264c3" officeooo:paragraph-rsid="01bb67ba" style:font-size-asian="10pt" style:font-size-complex="10pt"/>
    </style:style>
    <style:style style:name="P130" style:family="paragraph" style:parent-style-name="Text_20_body">
      <style:paragraph-properties fo:orphans="2" fo:widows="2"/>
      <style:text-properties fo:font-size="10pt" fo:language="en" fo:country="US" officeooo:rsid="01549c6c" officeooo:paragraph-rsid="01549c6c" style:font-size-asian="10pt" style:font-size-complex="10pt"/>
    </style:style>
    <style:style style:name="P131" style:family="paragraph" style:parent-style-name="Text_20_body">
      <style:paragraph-properties fo:orphans="2" fo:widows="2"/>
      <style:text-properties fo:font-size="10pt" fo:language="en" fo:country="US" officeooo:rsid="01336efa" officeooo:paragraph-rsid="01336efa" style:font-size-asian="10pt" style:font-size-complex="10pt"/>
    </style:style>
    <style:style style:name="P132" style:family="paragraph" style:parent-style-name="Text_20_body">
      <style:paragraph-properties fo:orphans="2" fo:widows="2"/>
      <style:text-properties fo:font-size="10pt" fo:language="en" fo:country="US" officeooo:rsid="01336efa" officeooo:paragraph-rsid="014974e6" style:font-size-asian="10pt" style:font-size-complex="10pt"/>
    </style:style>
    <style:style style:name="P133" style:family="paragraph" style:parent-style-name="Text_20_body">
      <style:paragraph-properties fo:orphans="2" fo:widows="2"/>
      <style:text-properties fo:font-size="10pt" fo:language="en" fo:country="US" officeooo:rsid="01488950" officeooo:paragraph-rsid="01488950" style:font-size-asian="10pt" style:font-size-complex="10pt"/>
    </style:style>
    <style:style style:name="P134" style:family="paragraph" style:parent-style-name="Text_20_body">
      <style:paragraph-properties fo:orphans="2" fo:widows="2" fo:padding="0.049cm" fo:border="0.06pt solid #000000" style:shadow="none"/>
      <style:text-properties style:font-name="Courier 10 Pitch" fo:font-size="9pt" fo:language="en" fo:country="US" officeooo:rsid="014190cb" officeooo:paragraph-rsid="014190cb" style:font-size-asian="9pt" style:font-size-complex="9pt"/>
    </style:style>
    <style:style style:name="P135" style:family="paragraph" style:parent-style-name="Text_20_body">
      <style:paragraph-properties fo:orphans="2" fo:widows="2" fo:padding="0.049cm" fo:border="0.06pt solid #000000" style:shadow="none"/>
      <style:text-properties fo:font-size="9pt" fo:language="en" fo:country="US" officeooo:rsid="00f84721" officeooo:paragraph-rsid="00f84721" style:font-size-asian="9pt" style:font-size-complex="9pt"/>
    </style:style>
    <style:style style:name="P136" style:family="paragraph" style:parent-style-name="Standard">
      <style:text-properties fo:font-size="10pt" fo:language="en" fo:country="US" officeooo:rsid="01336efa" officeooo:paragraph-rsid="01b16e95" style:font-size-asian="10pt" style:font-size-complex="10pt"/>
    </style:style>
    <style:style style:name="P137" style:family="paragraph" style:parent-style-name="Text_20_body" style:master-page-name="">
      <style:paragraph-properties fo:orphans="2" fo:widows="2" style:page-number="auto"/>
      <style:text-properties fo:language="en" fo:country="US" officeooo:rsid="00173fdc" officeooo:paragraph-rsid="015ed5d5"/>
    </style:style>
    <style:style style:name="P138" style:family="paragraph" style:parent-style-name="Text_20_body" style:master-page-name="">
      <style:paragraph-properties fo:orphans="2" fo:widows="2" style:page-number="auto" fo:keep-with-next="always"/>
      <style:text-properties fo:language="en" fo:country="US" officeooo:rsid="001959aa" officeooo:paragraph-rsid="001959aa"/>
    </style:style>
    <style:style style:name="P139" style:family="paragraph" style:parent-style-name="Text_20_body" style:master-page-name="">
      <style:paragraph-properties fo:orphans="2" fo:widows="2" style:page-number="auto" fo:keep-with-next="always"/>
      <style:text-properties fo:language="en" fo:country="US" fo:font-style="normal" officeooo:rsid="001c7492" officeooo:paragraph-rsid="001c7492" style:font-style-asian="normal" style:font-style-complex="normal"/>
    </style:style>
    <style:style style:name="P140" style:family="paragraph" style:parent-style-name="Text_20_body" style:master-page-name="">
      <style:paragraph-properties fo:orphans="2" fo:widows="2" style:page-number="auto" fo:keep-with-next="always"/>
      <style:text-properties style:font-name="Courier 10 Pitch" fo:font-size="10pt" fo:language="en" fo:country="US" officeooo:rsid="001a0151" officeooo:paragraph-rsid="001a0151" style:font-size-asian="10pt" style:font-size-complex="10pt"/>
    </style:style>
    <style:style style:name="P141" style:family="paragraph" style:parent-style-name="Text_20_body">
      <style:paragraph-properties fo:margin-left="8.5cm" fo:margin-right="0cm" fo:margin-top="0cm" fo:margin-bottom="0.212cm" style:contextual-spacing="false" fo:orphans="2" fo:widows="2" fo:text-indent="-8.5cm" style:auto-text-indent="false"/>
      <style:text-properties fo:language="en" fo:country="US" officeooo:rsid="0108e93f" officeooo:paragraph-rsid="010cbe31"/>
    </style:style>
    <style:style style:name="P142" style:family="paragraph" style:parent-style-name="Text_20_body">
      <style:paragraph-properties fo:margin-left="8.5cm" fo:margin-right="0cm" fo:margin-top="0cm" fo:margin-bottom="0.212cm" style:contextual-spacing="false" fo:orphans="2" fo:widows="2" fo:text-indent="-8.5cm" style:auto-text-indent="false"/>
      <style:text-properties fo:language="en" fo:country="US" officeooo:rsid="0108e93f" officeooo:paragraph-rsid="0108e93f"/>
    </style:style>
    <style:style style:name="P143" style:family="paragraph" style:parent-style-name="Text_20_body">
      <style:paragraph-properties fo:margin-left="8.5cm" fo:margin-right="0cm" fo:margin-top="0cm" fo:margin-bottom="0.212cm" style:contextual-spacing="false" fo:orphans="2" fo:widows="2" fo:text-indent="-8.5cm" style:auto-text-indent="false"/>
      <style:text-properties fo:language="en" fo:country="US" officeooo:rsid="0108e93f" officeooo:paragraph-rsid="010bdb80"/>
    </style:style>
    <style:style style:name="P144" style:family="paragraph" style:parent-style-name="Text_20_body">
      <style:paragraph-properties fo:margin-left="8.5cm" fo:margin-right="0cm" fo:margin-top="0cm" fo:margin-bottom="0.212cm" style:contextual-spacing="false" fo:orphans="2" fo:widows="2" fo:text-indent="-8.5cm" style:auto-text-indent="false"/>
      <style:text-properties fo:language="en" fo:country="US" officeooo:rsid="0108e93f" officeooo:paragraph-rsid="01bb67ba"/>
    </style:style>
    <style:style style:name="P145" style:family="paragraph" style:parent-style-name="Text_20_body">
      <style:paragraph-properties fo:margin-left="8.5cm" fo:margin-right="0cm" fo:margin-top="0cm" fo:margin-bottom="0.212cm" style:contextual-spacing="false" fo:orphans="2" fo:widows="2" fo:text-indent="-8.5cm" style:auto-text-indent="false"/>
      <style:text-properties fo:language="en" fo:country="US" officeooo:rsid="0108e93f" officeooo:paragraph-rsid="019c7a8d"/>
    </style:style>
    <style:style style:name="P146" style:family="paragraph" style:parent-style-name="Text_20_body">
      <style:paragraph-properties fo:margin-left="8.5cm" fo:margin-right="0cm" fo:margin-top="0cm" fo:margin-bottom="0.212cm" style:contextual-spacing="false" fo:orphans="2" fo:widows="2" fo:text-indent="-8.5cm" style:auto-text-indent="false"/>
      <style:text-properties fo:language="en" fo:country="US" officeooo:rsid="0108e93f" officeooo:paragraph-rsid="021466c6"/>
    </style:style>
    <style:style style:name="P147" style:family="paragraph" style:parent-style-name="Text_20_body">
      <style:paragraph-properties fo:margin-left="8.5cm" fo:margin-right="0cm" fo:margin-top="0cm" fo:margin-bottom="0.212cm" style:contextual-spacing="false" fo:orphans="2" fo:widows="2" fo:text-indent="-8.5cm" style:auto-text-indent="false"/>
      <style:text-properties fo:language="en" fo:country="US" officeooo:rsid="0108e93f" officeooo:paragraph-rsid="014a0d0d"/>
    </style:style>
    <style:style style:name="P148" style:family="paragraph" style:parent-style-name="Text_20_body">
      <style:paragraph-properties fo:margin-left="8.5cm" fo:margin-right="0cm" fo:margin-top="0cm" fo:margin-bottom="0.212cm" style:contextual-spacing="false" fo:orphans="2" fo:widows="2" fo:text-indent="-8.5cm" style:auto-text-indent="false"/>
      <style:text-properties fo:language="en" fo:country="US" officeooo:rsid="0108e93f" officeooo:paragraph-rsid="0157c30f"/>
    </style:style>
    <style:style style:name="P149" style:family="paragraph" style:parent-style-name="Text_20_body">
      <style:paragraph-properties fo:margin-left="8.5cm" fo:margin-right="0cm" fo:margin-top="0cm" fo:margin-bottom="0.212cm" style:contextual-spacing="false" fo:orphans="2" fo:widows="2" fo:text-indent="-8.5cm" style:auto-text-indent="false"/>
      <style:text-properties fo:language="en" fo:country="US" officeooo:rsid="0108e93f" officeooo:paragraph-rsid="01d733aa"/>
    </style:style>
    <style:style style:name="P150" style:family="paragraph" style:parent-style-name="Text_20_body">
      <style:paragraph-properties fo:margin-left="8.5cm" fo:margin-right="0cm" fo:margin-top="0cm" fo:margin-bottom="0.212cm" style:contextual-spacing="false" fo:orphans="2" fo:widows="2" fo:text-indent="-8.5cm" style:auto-text-indent="false"/>
      <style:text-properties fo:language="en" fo:country="US" officeooo:rsid="0108e93f" officeooo:paragraph-rsid="01d999cc"/>
    </style:style>
    <style:style style:name="P151" style:family="paragraph" style:parent-style-name="Text_20_body" style:master-page-name="">
      <style:paragraph-properties fo:margin-left="8.5cm" fo:margin-right="0cm" fo:margin-top="0cm" fo:margin-bottom="0.212cm" style:contextual-spacing="false" fo:orphans="2" fo:widows="2" fo:text-indent="-8.5cm" style:auto-text-indent="false" style:page-number="auto"/>
      <style:text-properties fo:language="en" fo:country="US" officeooo:rsid="0108e93f" officeooo:paragraph-rsid="010cbe31"/>
    </style:style>
    <style:style style:name="P152" style:family="paragraph" style:parent-style-name="Text_20_body">
      <style:paragraph-properties fo:orphans="2" fo:widows="2" fo:keep-with-next="always"/>
      <style:text-properties fo:language="en" fo:country="US" officeooo:rsid="001959aa" officeooo:paragraph-rsid="001959aa"/>
    </style:style>
    <style:style style:name="P153" style:family="paragraph" style:parent-style-name="Text_20_body">
      <style:paragraph-properties fo:orphans="2" fo:widows="2" fo:keep-with-next="always"/>
      <style:text-properties fo:language="en" fo:country="US" officeooo:rsid="001959aa" officeooo:paragraph-rsid="002cb144"/>
    </style:style>
    <style:style style:name="P154" style:family="paragraph" style:parent-style-name="Text_20_body">
      <style:paragraph-properties fo:orphans="2" fo:widows="2" fo:keep-with-next="always"/>
      <style:text-properties fo:language="en" fo:country="US" fo:font-style="normal" officeooo:rsid="001c7492" officeooo:paragraph-rsid="001c7492" style:font-style-asian="normal" style:font-style-complex="normal"/>
    </style:style>
    <style:style style:name="P155" style:family="paragraph" style:parent-style-name="Text_20_body">
      <style:paragraph-properties fo:orphans="2" fo:widows="2" fo:keep-with-next="always"/>
      <style:text-properties fo:language="en" fo:country="US" fo:font-style="normal" officeooo:rsid="001c7492" officeooo:paragraph-rsid="01ed690c" style:font-style-asian="normal" style:font-style-complex="normal"/>
    </style:style>
    <style:style style:name="P156" style:family="paragraph" style:parent-style-name="Text_20_body">
      <style:paragraph-properties fo:orphans="2" fo:widows="2" fo:keep-with-next="always"/>
      <style:text-properties style:font-name="Courier 10 Pitch" fo:language="en" fo:country="US" officeooo:rsid="001959aa" officeooo:paragraph-rsid="001959aa"/>
    </style:style>
    <style:style style:name="P157" style:family="paragraph" style:parent-style-name="Text_20_body">
      <style:paragraph-properties fo:orphans="2" fo:widows="2" fo:keep-with-next="always"/>
      <style:text-properties style:font-name="Courier 10 Pitch" fo:font-size="10pt" fo:language="en" fo:country="US" officeooo:rsid="001a0151" officeooo:paragraph-rsid="001a0151" style:font-size-asian="10pt" style:font-size-complex="10pt"/>
    </style:style>
    <style:style style:name="P158" style:family="paragraph" style:parent-style-name="Text_20_body">
      <style:paragraph-properties fo:orphans="2" fo:widows="2" fo:break-before="page"/>
      <style:text-properties style:font-name="Courier 10 Pitch" fo:font-size="10pt" fo:language="en" fo:country="US" officeooo:rsid="001a0151" officeooo:paragraph-rsid="001a0151" style:font-size-asian="10pt" style:font-size-complex="10pt"/>
    </style:style>
    <style:style style:name="P159" style:family="paragraph" style:parent-style-name="Text_20_body" style:master-page-name="">
      <style:paragraph-properties fo:margin-left="1.3cm" fo:margin-right="0cm" fo:margin-top="0cm" fo:margin-bottom="0.212cm" style:contextual-spacing="false" fo:orphans="2" fo:widows="2" fo:text-indent="-1.3cm" style:auto-text-indent="false" style:page-number="auto"/>
      <style:text-properties fo:language="en" fo:country="US" officeooo:paragraph-rsid="008ec05d"/>
    </style:style>
    <style:style style:name="P160" style:family="paragraph" style:parent-style-name="Text_20_body">
      <style:paragraph-properties fo:margin-left="1.3cm" fo:margin-right="0cm" fo:margin-top="0cm" fo:margin-bottom="0.212cm" style:contextual-spacing="false" fo:orphans="2" fo:widows="2" fo:text-indent="-1.3cm" style:auto-text-indent="false" fo:break-before="page"/>
      <style:text-properties fo:language="en" fo:country="US" fo:font-style="italic" officeooo:paragraph-rsid="008ec05d" style:font-style-asian="italic" style:font-style-complex="italic"/>
    </style:style>
    <style:style style:name="P161" style:family="paragraph" style:parent-style-name="Text_20_body">
      <style:paragraph-properties fo:orphans="2" fo:widows="2" fo:padding="0.199cm" fo:border="0.06pt solid #000000" style:shadow="none"/>
      <style:text-properties fo:language="en" fo:country="US" officeooo:rsid="0099b03f" officeooo:paragraph-rsid="0099b03f"/>
    </style:style>
    <style:style style:name="P162" style:family="paragraph" style:parent-style-name="Heading_20_3">
      <style:text-properties fo:language="en" fo:country="US" officeooo:rsid="01ba40e8" officeooo:paragraph-rsid="01ba40e8"/>
    </style:style>
    <style:style style:name="P163" style:family="paragraph" style:parent-style-name="Heading_20_3">
      <style:paragraph-properties fo:orphans="2" fo:widows="2"/>
      <style:text-properties fo:language="en" fo:country="US"/>
    </style:style>
    <style:style style:name="P164" style:family="paragraph" style:parent-style-name="Heading_20_3">
      <style:paragraph-properties fo:orphans="2" fo:widows="2"/>
      <style:text-properties fo:language="en" fo:country="US" officeooo:paragraph-rsid="001bc0c6"/>
    </style:style>
    <style:style style:name="P165" style:family="paragraph" style:parent-style-name="Heading_20_3">
      <style:paragraph-properties fo:orphans="2" fo:widows="2"/>
      <style:text-properties fo:language="en" fo:country="US" officeooo:rsid="001bc0c6" officeooo:paragraph-rsid="001bc0c6"/>
    </style:style>
    <style:style style:name="P166" style:family="paragraph" style:parent-style-name="Heading_20_3">
      <style:paragraph-properties fo:orphans="2" fo:widows="2"/>
      <style:text-properties fo:language="en" fo:country="US" officeooo:rsid="00c598a9" officeooo:paragraph-rsid="00c598a9"/>
    </style:style>
    <style:style style:name="P167" style:family="paragraph" style:parent-style-name="Heading_20_3">
      <style:paragraph-properties fo:orphans="2" fo:widows="2"/>
      <style:text-properties fo:language="en" fo:country="US" fo:font-style="normal" officeooo:rsid="001bc0c6" officeooo:paragraph-rsid="001bc0c6" style:font-style-asian="normal" style:font-style-complex="normal"/>
    </style:style>
    <style:style style:name="P168" style:family="paragraph" style:parent-style-name="Heading_20_3">
      <style:paragraph-properties fo:orphans="2" fo:widows="2"/>
      <style:text-properties fo:language="en" fo:country="US" fo:font-style="normal" officeooo:rsid="001c7492" officeooo:paragraph-rsid="001c7492" style:font-style-asian="normal" style:font-style-complex="normal"/>
    </style:style>
    <style:style style:name="P169" style:family="paragraph" style:parent-style-name="Heading_20_3">
      <style:paragraph-properties fo:orphans="2" fo:widows="2"/>
      <style:text-properties fo:language="en" fo:country="US" fo:font-style="normal" officeooo:rsid="001c7492" officeooo:paragraph-rsid="00232d4a" style:font-style-asian="normal" style:font-style-complex="normal"/>
    </style:style>
    <style:style style:name="P170" style:family="paragraph" style:parent-style-name="Heading_20_3">
      <style:paragraph-properties fo:orphans="2" fo:widows="2"/>
      <style:text-properties fo:language="en" fo:country="US" fo:font-style="normal" officeooo:rsid="001f2b3a" officeooo:paragraph-rsid="00232d4a" style:font-style-asian="normal" style:font-style-complex="normal"/>
    </style:style>
    <style:style style:name="P171" style:family="paragraph" style:parent-style-name="Heading_20_3">
      <style:paragraph-properties fo:orphans="2" fo:widows="2"/>
      <style:text-properties fo:language="en" fo:country="US" fo:font-style="normal" officeooo:rsid="001d3317" officeooo:paragraph-rsid="00e032f6" style:font-style-asian="normal" style:font-style-complex="normal"/>
    </style:style>
    <style:style style:name="P172" style:family="paragraph" style:parent-style-name="Heading_20_3">
      <style:paragraph-properties fo:orphans="2" fo:widows="2"/>
      <style:text-properties fo:language="en" fo:country="US" officeooo:rsid="001d3317" officeooo:paragraph-rsid="001d3317"/>
    </style:style>
    <style:style style:name="P173" style:family="paragraph" style:parent-style-name="Heading_20_3">
      <style:paragraph-properties fo:orphans="2" fo:widows="2"/>
      <style:text-properties fo:language="en" fo:country="US" officeooo:rsid="001d3317" officeooo:paragraph-rsid="016fdc40"/>
    </style:style>
    <style:style style:name="P174" style:family="paragraph" style:parent-style-name="Heading_20_3">
      <style:paragraph-properties fo:orphans="2" fo:widows="2"/>
      <style:text-properties fo:language="en" fo:country="US" officeooo:rsid="00dcf3bc" officeooo:paragraph-rsid="017211fb"/>
    </style:style>
    <style:style style:name="P175" style:family="paragraph" style:parent-style-name="Heading_20_3">
      <style:paragraph-properties fo:orphans="2" fo:widows="2"/>
      <style:text-properties fo:language="en" fo:country="US" officeooo:rsid="001f6388" officeooo:paragraph-rsid="001f6388"/>
    </style:style>
    <style:style style:name="P176" style:family="paragraph" style:parent-style-name="Heading_20_3">
      <style:paragraph-properties fo:orphans="2" fo:widows="2"/>
      <style:text-properties fo:language="en" fo:country="US" officeooo:rsid="00db85c7" officeooo:paragraph-rsid="00db85c7"/>
    </style:style>
    <style:style style:name="P177" style:family="paragraph" style:parent-style-name="Heading_20_3">
      <style:paragraph-properties fo:orphans="2" fo:widows="2"/>
      <style:text-properties fo:language="en" fo:country="US" officeooo:rsid="0070a284" officeooo:paragraph-rsid="0070a284"/>
    </style:style>
    <style:style style:name="P178" style:family="paragraph" style:parent-style-name="Heading_20_3">
      <style:paragraph-properties fo:orphans="2" fo:widows="2"/>
      <style:text-properties fo:language="en" fo:country="US" fo:font-weight="bold" officeooo:rsid="0070a284" style:font-weight-asian="bold" style:font-weight-complex="bold"/>
    </style:style>
    <style:style style:name="P179" style:family="paragraph" style:parent-style-name="Heading_20_3">
      <style:paragraph-properties fo:orphans="2" fo:widows="2"/>
      <style:text-properties fo:language="en" fo:country="US" fo:font-weight="bold" officeooo:rsid="0070a284" officeooo:paragraph-rsid="014cf0e7" style:font-weight-asian="bold" style:font-weight-complex="bold"/>
    </style:style>
    <style:style style:name="P180" style:family="paragraph" style:parent-style-name="Heading_20_3">
      <style:paragraph-properties fo:orphans="2" fo:widows="2"/>
      <style:text-properties fo:language="en" fo:country="US" fo:font-weight="bold" officeooo:rsid="0099b03f" officeooo:paragraph-rsid="01a5be94" style:font-weight-asian="bold" style:font-weight-complex="bold"/>
    </style:style>
    <style:style style:name="P181" style:family="paragraph" style:parent-style-name="Heading_20_3">
      <style:paragraph-properties fo:orphans="2" fo:widows="2"/>
      <style:text-properties fo:language="en" fo:country="US" fo:font-weight="bold" officeooo:rsid="00a1ae96" officeooo:paragraph-rsid="012b8f63" style:font-weight-asian="bold" style:font-weight-complex="bold"/>
    </style:style>
    <style:style style:name="P182" style:family="paragraph" style:parent-style-name="Heading_20_3">
      <style:paragraph-properties fo:orphans="2" fo:widows="2"/>
      <style:text-properties fo:language="en" fo:country="US" officeooo:rsid="00e63326" officeooo:paragraph-rsid="00e63326"/>
    </style:style>
    <style:style style:name="P183" style:family="paragraph" style:parent-style-name="Heading_20_3">
      <style:paragraph-properties fo:orphans="2" fo:widows="2"/>
      <style:text-properties fo:language="en" fo:country="US" officeooo:rsid="00aae66f" officeooo:paragraph-rsid="0151423f"/>
    </style:style>
    <style:style style:name="P184" style:family="paragraph" style:parent-style-name="Heading_20_3">
      <style:paragraph-properties fo:orphans="2" fo:widows="2"/>
      <style:text-properties fo:language="en" fo:country="US" officeooo:rsid="00aae66f" officeooo:paragraph-rsid="00aae66f"/>
    </style:style>
    <style:style style:name="P185" style:family="paragraph" style:parent-style-name="Heading_20_3">
      <style:paragraph-properties fo:orphans="2" fo:widows="2"/>
      <style:text-properties fo:language="en" fo:country="US" officeooo:rsid="00ae2ea6" officeooo:paragraph-rsid="02076ad8"/>
    </style:style>
    <style:style style:name="P186" style:family="paragraph" style:parent-style-name="Text_20_body" style:list-style-name="L1">
      <style:paragraph-properties fo:orphans="2" fo:widows="2"/>
      <style:text-properties fo:language="en" fo:country="US" officeooo:rsid="015c0572" officeooo:paragraph-rsid="015c0572"/>
    </style:style>
    <style:style style:name="P187" style:family="paragraph" style:parent-style-name="Text_20_body" style:list-style-name="L1">
      <style:paragraph-properties fo:orphans="2" fo:widows="2"/>
      <style:text-properties fo:language="en" fo:country="US" officeooo:rsid="018c64d5" officeooo:paragraph-rsid="018c64d5"/>
    </style:style>
    <style:style style:name="P188" style:family="paragraph" style:parent-style-name="Text_20_body" style:list-style-name="L1">
      <style:paragraph-properties fo:orphans="2" fo:widows="2"/>
      <style:text-properties fo:language="en" fo:country="US" officeooo:rsid="017a1093" officeooo:paragraph-rsid="017a1093"/>
    </style:style>
    <style:style style:name="P189" style:family="paragraph" style:parent-style-name="Text_20_body" style:list-style-name="L1">
      <style:paragraph-properties fo:orphans="2" fo:widows="2"/>
      <style:text-properties fo:language="en" fo:country="US" fo:font-style="normal" officeooo:rsid="01f98175" officeooo:paragraph-rsid="01f98175" style:font-style-asian="normal" style:font-style-complex="normal"/>
    </style:style>
    <style:style style:name="P190" style:family="paragraph" style:parent-style-name="Text_20_body" style:list-style-name="L1">
      <style:paragraph-properties fo:orphans="2" fo:widows="2"/>
      <style:text-properties fo:language="en" fo:country="US" fo:font-style="normal" officeooo:rsid="01c51c60" officeooo:paragraph-rsid="01c51c60" style:font-style-asian="normal" style:font-style-complex="normal"/>
    </style:style>
    <style:style style:name="P191" style:family="paragraph" style:parent-style-name="Text_20_body" style:list-style-name="L1">
      <style:paragraph-properties fo:orphans="2" fo:widows="2"/>
      <style:text-properties fo:language="en" fo:country="US" fo:font-style="normal" officeooo:rsid="015c0572" officeooo:paragraph-rsid="01ba40e8" style:font-style-asian="normal" style:font-style-complex="normal"/>
    </style:style>
    <style:style style:name="P192" style:family="paragraph" style:parent-style-name="Text_20_body">
      <style:paragraph-properties fo:orphans="2" fo:widows="2"/>
      <style:text-properties style:font-name="Century Schoolbook L1" fo:language="en" fo:country="US" fo:font-weight="normal" officeooo:rsid="009ccf86" officeooo:paragraph-rsid="01e00868" style:font-weight-asian="normal" style:font-weight-complex="normal"/>
    </style:style>
    <style:style style:name="P193" style:family="paragraph" style:parent-style-name="Heading_20_2">
      <style:paragraph-properties fo:orphans="2" fo:widows="2"/>
      <style:text-properties fo:language="en" fo:country="US" officeooo:rsid="0015ba63" officeooo:paragraph-rsid="0015ba63"/>
    </style:style>
    <style:style style:name="P194" style:family="paragraph" style:parent-style-name="Heading_20_2">
      <style:paragraph-properties fo:orphans="2" fo:widows="2"/>
      <style:text-properties fo:language="en" fo:country="US" officeooo:rsid="00173fdc" officeooo:paragraph-rsid="011dd26d"/>
    </style:style>
    <style:style style:name="P195" style:family="paragraph" style:parent-style-name="Heading_20_2">
      <style:paragraph-properties fo:orphans="2" fo:widows="2"/>
      <style:text-properties fo:language="en" fo:country="US" officeooo:rsid="00186e27" officeooo:paragraph-rsid="011dd26d"/>
    </style:style>
    <style:style style:name="P196" style:family="paragraph" style:parent-style-name="Heading_20_2">
      <style:paragraph-properties fo:orphans="2" fo:widows="2"/>
      <style:text-properties fo:language="en" fo:country="US" officeooo:rsid="015b055e" officeooo:paragraph-rsid="00233406"/>
    </style:style>
    <style:style style:name="P197" style:family="paragraph" style:parent-style-name="Heading_20_2">
      <style:paragraph-properties fo:orphans="2" fo:widows="2"/>
      <style:text-properties fo:language="en" fo:country="US" officeooo:rsid="001959aa" officeooo:paragraph-rsid="001959aa"/>
    </style:style>
    <style:style style:name="P198" style:family="paragraph" style:parent-style-name="Heading_20_2">
      <style:paragraph-properties fo:orphans="2" fo:widows="2"/>
      <style:text-properties fo:language="en" fo:country="US" fo:font-style="normal" officeooo:rsid="001bc0c6" officeooo:paragraph-rsid="001bc0c6" style:font-style-asian="normal" style:font-style-complex="normal"/>
    </style:style>
    <style:style style:name="P199" style:family="paragraph" style:parent-style-name="Heading_20_2">
      <style:paragraph-properties fo:orphans="2" fo:widows="2"/>
      <style:text-properties fo:language="en" fo:country="US" officeooo:rsid="006743b5" officeooo:paragraph-rsid="006743b5"/>
    </style:style>
    <style:style style:name="P200" style:family="paragraph" style:parent-style-name="Heading_20_2">
      <style:paragraph-properties fo:orphans="2" fo:widows="2"/>
      <style:text-properties fo:language="en" fo:country="US" officeooo:rsid="00664a53" officeooo:paragraph-rsid="00664a53"/>
    </style:style>
    <style:style style:name="P201" style:family="paragraph" style:parent-style-name="Heading_20_2">
      <style:paragraph-properties fo:orphans="2" fo:widows="2"/>
      <style:text-properties fo:language="en" fo:country="US" officeooo:rsid="008bdcdb" officeooo:paragraph-rsid="008bdcdb"/>
    </style:style>
    <style:style style:name="P202" style:family="paragraph" style:parent-style-name="Heading_20_2">
      <style:text-properties fo:language="en" fo:country="US" officeooo:paragraph-rsid="01a1b86f"/>
    </style:style>
    <style:style style:name="P203" style:family="paragraph" style:parent-style-name="Heading_20_2">
      <style:paragraph-properties fo:orphans="2" fo:widows="2"/>
      <style:text-properties fo:language="en" fo:country="US" officeooo:rsid="00988347" officeooo:paragraph-rsid="01a1b86f"/>
    </style:style>
    <style:style style:name="P204" style:family="paragraph" style:parent-style-name="Heading_20_2">
      <style:paragraph-properties fo:orphans="2" fo:widows="2"/>
      <style:text-properties fo:language="en" fo:country="US" officeooo:rsid="0130894a" officeooo:paragraph-rsid="0130894a"/>
    </style:style>
    <style:style style:name="P205" style:family="paragraph" style:parent-style-name="Heading_20_2" style:list-style-name="">
      <style:paragraph-properties fo:orphans="2" fo:widows="2"/>
      <style:text-properties fo:language="en" fo:country="US" officeooo:rsid="0130894a" officeooo:paragraph-rsid="0130894a"/>
    </style:style>
    <style:style style:name="P206" style:family="paragraph" style:parent-style-name="Heading_20_2">
      <style:paragraph-properties fo:orphans="2" fo:widows="2"/>
      <style:text-properties fo:language="en" fo:country="US" officeooo:rsid="0040905d" officeooo:paragraph-rsid="0040905d"/>
    </style:style>
    <style:style style:name="P207" style:family="paragraph" style:parent-style-name="Heading_20_2">
      <style:paragraph-properties fo:orphans="2" fo:widows="2" fo:break-before="page"/>
      <style:text-properties fo:language="en" fo:country="US" officeooo:rsid="0130894a" officeooo:paragraph-rsid="0130894a"/>
    </style:style>
    <style:style style:name="P208" style:family="paragraph" style:parent-style-name="Heading_20_1" style:master-page-name="">
      <style:paragraph-properties fo:orphans="2" fo:widows="2" style:page-number="auto"/>
      <style:text-properties fo:language="en" fo:country="US" officeooo:rsid="0015ba63" officeooo:paragraph-rsid="0015ba63"/>
    </style:style>
    <style:style style:name="T1" style:family="text">
      <style:text-properties officeooo:rsid="00186e27"/>
    </style:style>
    <style:style style:name="T2" style:family="text">
      <style:text-properties officeooo:rsid="001a0151"/>
    </style:style>
    <style:style style:name="T3" style:family="text">
      <style:text-properties fo:font-style="italic" style:font-style-asian="italic" style:font-style-complex="italic"/>
    </style:style>
    <style:style style:name="T4" style:family="text">
      <style:text-properties fo:font-style="italic" officeooo:rsid="00692dba" style:font-style-asian="italic" style:font-style-complex="italic"/>
    </style:style>
    <style:style style:name="T5" style:family="text">
      <style:text-properties fo:font-style="italic" officeooo:rsid="01890bfc" style:font-style-asian="italic" style:font-style-complex="italic"/>
    </style:style>
    <style:style style:name="T6" style:family="text">
      <style:text-properties fo:font-style="italic" officeooo:rsid="017cf0c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c1d097"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1bc0c6" style:font-style-asian="normal" style:font-style-complex="normal"/>
    </style:style>
    <style:style style:name="T11" style:family="text">
      <style:text-properties fo:font-style="normal" officeooo:rsid="001c7492" style:font-style-asian="normal" style:font-style-complex="normal"/>
    </style:style>
    <style:style style:name="T12" style:family="text">
      <style:text-properties fo:font-style="normal" officeooo:rsid="00232d4a" style:font-style-asian="normal" style:font-style-complex="normal"/>
    </style:style>
    <style:style style:name="T13" style:family="text">
      <style:text-properties fo:font-style="normal" officeooo:rsid="0024f234" style:font-style-asian="normal" style:font-style-complex="normal"/>
    </style:style>
    <style:style style:name="T14" style:family="text">
      <style:text-properties fo:font-style="normal" officeooo:rsid="00664a53" style:font-style-asian="normal" style:font-style-complex="normal"/>
    </style:style>
    <style:style style:name="T15" style:family="text">
      <style:text-properties fo:font-style="normal" officeooo:rsid="00798b3b" style:font-style-asian="normal" style:font-style-complex="normal"/>
    </style:style>
    <style:style style:name="T16" style:family="text">
      <style:text-properties fo:font-style="normal" officeooo:rsid="0079fac4" style:font-style-asian="normal" style:font-style-complex="normal"/>
    </style:style>
    <style:style style:name="T17" style:family="text">
      <style:text-properties fo:font-style="normal" officeooo:rsid="007aaeee" style:font-style-asian="normal" style:font-style-complex="normal"/>
    </style:style>
    <style:style style:name="T18" style:family="text">
      <style:text-properties fo:font-style="normal" officeooo:rsid="004e40b9" style:font-style-asian="normal" style:font-style-complex="normal"/>
    </style:style>
    <style:style style:name="T19" style:family="text">
      <style:text-properties fo:font-style="normal" officeooo:rsid="0051a8e5" style:font-style-asian="normal" style:font-style-complex="normal"/>
    </style:style>
    <style:style style:name="T20" style:family="text">
      <style:text-properties fo:font-style="normal" officeooo:rsid="003aadbb" style:font-style-asian="normal" style:font-style-complex="normal"/>
    </style:style>
    <style:style style:name="T21" style:family="text">
      <style:text-properties fo:font-style="normal" officeooo:rsid="00ba6eb0" style:font-style-asian="normal" style:font-style-complex="normal"/>
    </style:style>
    <style:style style:name="T22" style:family="text">
      <style:text-properties fo:font-style="normal" officeooo:rsid="00bb71d1" style:font-style-asian="normal" style:font-style-complex="normal"/>
    </style:style>
    <style:style style:name="T23" style:family="text">
      <style:text-properties fo:font-style="normal" officeooo:rsid="0101a665" style:font-style-asian="normal" style:font-style-complex="normal"/>
    </style:style>
    <style:style style:name="T24" style:family="text">
      <style:text-properties fo:font-style="normal" officeooo:rsid="015ceb5b" style:font-style-asian="normal" style:font-style-complex="normal"/>
    </style:style>
    <style:style style:name="T25" style:family="text">
      <style:text-properties fo:font-style="normal" officeooo:rsid="016a3161" style:font-style-asian="normal" style:font-style-complex="normal"/>
    </style:style>
    <style:style style:name="T26" style:family="text">
      <style:text-properties fo:font-style="normal" officeooo:rsid="017bca59" style:font-style-asian="normal" style:font-style-complex="normal"/>
    </style:style>
    <style:style style:name="T27" style:family="text">
      <style:text-properties fo:font-style="normal" officeooo:rsid="017cb46c" style:font-style-asian="normal" style:font-style-complex="normal"/>
    </style:style>
    <style:style style:name="T28" style:family="text">
      <style:text-properties fo:font-style="normal" officeooo:rsid="017cf0cc" style:font-style-asian="normal" style:font-style-complex="normal"/>
    </style:style>
    <style:style style:name="T29" style:family="text">
      <style:text-properties fo:font-style="normal" officeooo:rsid="017d4744" style:font-style-asian="normal" style:font-style-complex="normal"/>
    </style:style>
    <style:style style:name="T30" style:family="text">
      <style:text-properties fo:font-style="normal" officeooo:rsid="017e32ed" style:font-style-asian="normal" style:font-style-complex="normal"/>
    </style:style>
    <style:style style:name="T31" style:family="text">
      <style:text-properties fo:font-style="normal" officeooo:rsid="01957122" style:font-style-asian="normal" style:font-style-complex="normal"/>
    </style:style>
    <style:style style:name="T32" style:family="text">
      <style:text-properties fo:font-style="normal" officeooo:rsid="01974e6a" style:font-style-asian="normal" style:font-style-complex="normal"/>
    </style:style>
    <style:style style:name="T33" style:family="text">
      <style:text-properties fo:font-style="normal" officeooo:rsid="01ba40e8" style:font-style-asian="normal" style:font-style-complex="normal"/>
    </style:style>
    <style:style style:name="T34" style:family="text">
      <style:text-properties fo:font-style="normal" officeooo:rsid="01bf09b7" style:font-style-asian="normal" style:font-style-complex="normal"/>
    </style:style>
    <style:style style:name="T35" style:family="text">
      <style:text-properties fo:font-style="normal" officeooo:rsid="01e3e805" style:font-style-asian="normal" style:font-style-complex="normal"/>
    </style:style>
    <style:style style:name="T36" style:family="text">
      <style:text-properties fo:font-style="normal" officeooo:rsid="01e41657" style:font-style-asian="normal" style:font-style-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bold" officeooo:rsid="0079fac4" style:font-style-asian="normal" style:font-weight-asian="bold" style:font-style-complex="normal" style:font-weight-complex="bold"/>
    </style:style>
    <style:style style:name="T39" style:family="text">
      <style:text-properties fo:font-style="normal" fo:font-weight="bold" officeooo:rsid="00798b3b" style:font-style-asian="normal" style:font-weight-asian="bold" style:font-style-complex="normal" style:font-weight-complex="bold"/>
    </style:style>
    <style:style style:name="T40" style:family="text">
      <style:text-properties fo:font-style="normal" fo:font-weight="bold" officeooo:rsid="00ba6eb0" style:font-style-asian="normal" style:font-weight-asian="bold" style:font-style-complex="normal" style:font-weight-complex="bold"/>
    </style:style>
    <style:style style:name="T41" style:family="text">
      <style:text-properties fo:font-style="normal" fo:font-weight="bold" officeooo:rsid="00c3a7cd" style:font-style-asian="normal" style:font-weight-asian="bold" style:font-style-complex="normal" style:font-weight-complex="bold"/>
    </style:style>
    <style:style style:name="T42" style:family="text">
      <style:text-properties fo:font-style="normal" fo:font-weight="bold" officeooo:rsid="01957122" style:font-style-asian="normal" style:font-weight-asian="bold" style:font-style-complex="normal" style:font-weight-complex="bold"/>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101a665" style:font-style-asian="normal" style:font-weight-asian="normal" style:font-style-complex="normal" style:font-weight-complex="normal"/>
    </style:style>
    <style:style style:name="T45" style:family="text">
      <style:text-properties officeooo:rsid="002148e8"/>
    </style:style>
    <style:style style:name="T46" style:family="text">
      <style:text-properties officeooo:rsid="00230507"/>
    </style:style>
    <style:style style:name="T47" style:family="text">
      <style:text-properties officeooo:rsid="0024f234"/>
    </style:style>
    <style:style style:name="T48" style:family="text">
      <style:text-properties officeooo:rsid="002cb144"/>
    </style:style>
    <style:style style:name="T49" style:family="text">
      <style:text-properties officeooo:rsid="002d9ea6"/>
    </style:style>
    <style:style style:name="T50" style:family="text">
      <style:text-properties officeooo:rsid="002fc8ac"/>
    </style:style>
    <style:style style:name="T51" style:family="text">
      <style:text-properties officeooo:rsid="00319754"/>
    </style:style>
    <style:style style:name="T52" style:family="text">
      <style:text-properties officeooo:rsid="00384b9e"/>
    </style:style>
    <style:style style:name="T53" style:family="text">
      <style:text-properties officeooo:rsid="0038e690"/>
    </style:style>
    <style:style style:name="T54" style:family="text">
      <style:text-properties officeooo:rsid="003aa2db"/>
    </style:style>
    <style:style style:name="T55" style:family="text">
      <style:text-properties officeooo:rsid="003aadbb"/>
    </style:style>
    <style:style style:name="T56" style:family="text">
      <style:text-properties officeooo:rsid="003e58da"/>
    </style:style>
    <style:style style:name="T57" style:family="text">
      <style:text-properties officeooo:rsid="0041d5aa"/>
    </style:style>
    <style:style style:name="T58" style:family="text">
      <style:text-properties officeooo:rsid="00435af0"/>
    </style:style>
    <style:style style:name="T59" style:family="text">
      <style:text-properties officeooo:rsid="00494245"/>
    </style:style>
    <style:style style:name="T60" style:family="text">
      <style:text-properties officeooo:rsid="004e40b9"/>
    </style:style>
    <style:style style:name="T61" style:family="text">
      <style:text-properties officeooo:rsid="004e844d"/>
    </style:style>
    <style:style style:name="T62" style:family="text">
      <style:text-properties officeooo:rsid="005008e8"/>
    </style:style>
    <style:style style:name="T63" style:family="text">
      <style:text-properties officeooo:rsid="00566a5c"/>
    </style:style>
    <style:style style:name="T64" style:family="text">
      <style:text-properties officeooo:rsid="00594d83"/>
    </style:style>
    <style:style style:name="T65" style:family="text">
      <style:text-properties officeooo:rsid="005bfe07"/>
    </style:style>
    <style:style style:name="T66" style:family="text">
      <style:text-properties officeooo:rsid="005d7abd"/>
    </style:style>
    <style:style style:name="T67" style:family="text">
      <style:text-properties officeooo:rsid="005fd020"/>
    </style:style>
    <style:style style:name="T68" style:family="text">
      <style:text-properties officeooo:rsid="00600a21"/>
    </style:style>
    <style:style style:name="T69" style:family="text">
      <style:text-properties fo:font-weight="bold" style:font-weight-asian="bold" style:font-weight-complex="bold"/>
    </style:style>
    <style:style style:name="T70" style:family="text">
      <style:text-properties fo:font-weight="bold" officeooo:rsid="00186e27" style:font-weight-asian="bold" style:font-weight-complex="bold"/>
    </style:style>
    <style:style style:name="T71" style:family="text">
      <style:text-properties fo:font-weight="bold" officeooo:rsid="004824fc" style:font-weight-asian="bold" style:font-weight-complex="bold"/>
    </style:style>
    <style:style style:name="T72" style:family="text">
      <style:text-properties fo:font-weight="bold" officeooo:rsid="0036861a" style:font-weight-asian="bold" style:font-weight-complex="bold"/>
    </style:style>
    <style:style style:name="T73" style:family="text">
      <style:text-properties fo:font-weight="bold" officeooo:rsid="004a79eb" style:font-weight-asian="bold" style:font-weight-complex="bold"/>
    </style:style>
    <style:style style:name="T74" style:family="text">
      <style:text-properties fo:font-weight="bold" officeooo:rsid="003aadbb" style:font-weight-asian="bold" style:font-weight-complex="bold"/>
    </style:style>
    <style:style style:name="T75" style:family="text">
      <style:text-properties fo:font-weight="bold" officeooo:rsid="003e58da" style:font-weight-asian="bold" style:font-weight-complex="bold"/>
    </style:style>
    <style:style style:name="T76" style:family="text">
      <style:text-properties fo:font-weight="bold" officeooo:rsid="00692dba" style:font-weight-asian="bold" style:font-weight-complex="bold"/>
    </style:style>
    <style:style style:name="T77" style:family="text">
      <style:text-properties fo:font-weight="bold" officeooo:rsid="00230507" style:font-weight-asian="bold" style:font-weight-complex="bold"/>
    </style:style>
    <style:style style:name="T78" style:family="text">
      <style:text-properties fo:font-weight="bold" officeooo:rsid="008b9beb" style:font-weight-asian="bold" style:font-weight-complex="bold"/>
    </style:style>
    <style:style style:name="T79" style:family="text">
      <style:text-properties fo:font-weight="bold" officeooo:rsid="00907cba" style:font-weight-asian="bold" style:font-weight-complex="bold"/>
    </style:style>
    <style:style style:name="T80" style:family="text">
      <style:text-properties fo:font-weight="bold" officeooo:rsid="00a1ae96" style:font-weight-asian="bold" style:font-weight-complex="bold"/>
    </style:style>
    <style:style style:name="T81" style:family="text">
      <style:text-properties fo:font-weight="bold" officeooo:rsid="00319754" style:font-weight-asian="bold" style:font-weight-complex="bold"/>
    </style:style>
    <style:style style:name="T82" style:family="text">
      <style:text-properties fo:font-weight="bold" officeooo:rsid="0024f234" style:font-weight-asian="bold" style:font-weight-complex="bold"/>
    </style:style>
    <style:style style:name="T83" style:family="text">
      <style:text-properties fo:font-weight="bold" officeooo:rsid="009ccf86" style:font-weight-asian="bold" style:font-weight-complex="bold"/>
    </style:style>
    <style:style style:name="T84" style:family="text">
      <style:text-properties fo:font-weight="bold" officeooo:rsid="00ae2ea6" style:font-weight-asian="bold" style:font-weight-complex="bold"/>
    </style:style>
    <style:style style:name="T85" style:family="text">
      <style:text-properties fo:font-weight="bold" officeooo:rsid="002cb144" style:font-weight-asian="bold" style:font-weight-complex="bold"/>
    </style:style>
    <style:style style:name="T86" style:family="text">
      <style:text-properties fo:font-weight="bold" officeooo:rsid="00c1d097" style:font-weight-asian="bold" style:font-weight-complex="bold"/>
    </style:style>
    <style:style style:name="T87" style:family="text">
      <style:text-properties fo:font-weight="bold" officeooo:rsid="00c7846d" style:font-weight-asian="bold" style:font-weight-complex="bold"/>
    </style:style>
    <style:style style:name="T88" style:family="text">
      <style:text-properties fo:font-weight="bold" officeooo:rsid="00ccf483" style:font-weight-asian="bold" style:font-weight-complex="bold"/>
    </style:style>
    <style:style style:name="T89" style:family="text">
      <style:text-properties fo:font-weight="bold" officeooo:rsid="00d456e7" style:font-weight-asian="bold" style:font-weight-complex="bold"/>
    </style:style>
    <style:style style:name="T90" style:family="text">
      <style:text-properties fo:font-weight="bold" officeooo:rsid="00d8d525" style:font-weight-asian="bold" style:font-weight-complex="bold"/>
    </style:style>
    <style:style style:name="T91" style:family="text">
      <style:text-properties fo:font-weight="bold" officeooo:rsid="00e0dbc2" style:font-weight-asian="bold" style:font-weight-complex="bold"/>
    </style:style>
    <style:style style:name="T92" style:family="text">
      <style:text-properties fo:font-weight="bold" officeooo:rsid="00f04090" style:font-weight-asian="bold" style:font-weight-complex="bold"/>
    </style:style>
    <style:style style:name="T93" style:family="text">
      <style:text-properties fo:font-weight="bold" officeooo:rsid="0108e93f" style:font-weight-asian="bold" style:font-weight-complex="bold"/>
    </style:style>
    <style:style style:name="T94" style:family="text">
      <style:text-properties fo:font-weight="bold" officeooo:rsid="0112f109" style:font-weight-asian="bold" style:font-weight-complex="bold"/>
    </style:style>
    <style:style style:name="T95" style:family="text">
      <style:text-properties fo:font-weight="bold" officeooo:rsid="0126b1de" style:font-weight-asian="bold" style:font-weight-complex="bold"/>
    </style:style>
    <style:style style:name="T96" style:family="text">
      <style:text-properties fo:font-weight="bold" officeooo:rsid="012a5f7d" style:font-weight-asian="bold" style:font-weight-complex="bold"/>
    </style:style>
    <style:style style:name="T97" style:family="text">
      <style:text-properties fo:font-weight="bold" officeooo:rsid="012d8702" style:font-weight-asian="bold" style:font-weight-complex="bold"/>
    </style:style>
    <style:style style:name="T98" style:family="text">
      <style:text-properties fo:font-weight="bold" officeooo:rsid="0134dbfd" style:font-weight-asian="bold" style:font-weight-complex="bold"/>
    </style:style>
    <style:style style:name="T99" style:family="text">
      <style:text-properties fo:font-weight="bold" officeooo:rsid="013f939c" style:font-weight-asian="bold" style:font-weight-complex="bold"/>
    </style:style>
    <style:style style:name="T100" style:family="text">
      <style:text-properties fo:font-weight="bold" officeooo:rsid="014a0d0d" style:font-weight-asian="bold" style:font-weight-complex="bold"/>
    </style:style>
    <style:style style:name="T101" style:family="text">
      <style:text-properties fo:font-weight="bold" officeooo:rsid="014cf0e7" style:font-weight-asian="bold" style:font-weight-complex="bold"/>
    </style:style>
    <style:style style:name="T102" style:family="text">
      <style:text-properties fo:font-weight="bold" officeooo:rsid="014f4e77" style:font-weight-asian="bold" style:font-weight-complex="bold"/>
    </style:style>
    <style:style style:name="T103" style:family="text">
      <style:text-properties fo:font-weight="bold" officeooo:rsid="01533864" style:font-weight-asian="bold" style:font-weight-complex="bold"/>
    </style:style>
    <style:style style:name="T104" style:family="text">
      <style:text-properties fo:font-weight="bold" officeooo:rsid="01549c6c" style:font-weight-asian="bold" style:font-weight-complex="bold"/>
    </style:style>
    <style:style style:name="T105" style:family="text">
      <style:text-properties fo:font-weight="bold" officeooo:rsid="01585639" style:font-weight-asian="bold" style:font-weight-complex="bold"/>
    </style:style>
    <style:style style:name="T106" style:family="text">
      <style:text-properties fo:font-weight="bold" officeooo:rsid="016b7f63" style:font-weight-asian="bold" style:font-weight-complex="bold"/>
    </style:style>
    <style:style style:name="T107" style:family="text">
      <style:text-properties fo:font-weight="bold" officeooo:rsid="016d39a3" style:font-weight-asian="bold" style:font-weight-complex="bold"/>
    </style:style>
    <style:style style:name="T108" style:family="text">
      <style:text-properties fo:font-weight="bold" officeooo:rsid="0176b600" style:font-weight-asian="bold" style:font-weight-complex="bold"/>
    </style:style>
    <style:style style:name="T109" style:family="text">
      <style:text-properties fo:font-weight="bold" officeooo:rsid="017e7432" style:font-weight-asian="bold" style:font-weight-complex="bold"/>
    </style:style>
    <style:style style:name="T110" style:family="text">
      <style:text-properties fo:font-weight="bold" officeooo:rsid="01890bfc" style:font-weight-asian="bold" style:font-weight-complex="bold"/>
    </style:style>
    <style:style style:name="T111" style:family="text">
      <style:text-properties fo:font-weight="bold" officeooo:rsid="019abbac" style:font-weight-asian="bold" style:font-weight-complex="bold"/>
    </style:style>
    <style:style style:name="T112" style:family="text">
      <style:text-properties fo:font-weight="bold" officeooo:rsid="01aedb8c" style:font-weight-asian="bold" style:font-weight-complex="bold"/>
    </style:style>
    <style:style style:name="T113" style:family="text">
      <style:text-properties fo:font-weight="bold" officeooo:rsid="01d124c5" style:font-weight-asian="bold" style:font-weight-complex="bold"/>
    </style:style>
    <style:style style:name="T114" style:family="text">
      <style:text-properties fo:font-weight="bold" officeooo:rsid="01d999cc" style:font-weight-asian="bold" style:font-weight-complex="bold"/>
    </style:style>
    <style:style style:name="T115" style:family="text">
      <style:text-properties fo:font-weight="bold" officeooo:rsid="01f0f6bd" style:font-weight-asian="bold" style:font-weight-complex="bold"/>
    </style:style>
    <style:style style:name="T116" style:family="text">
      <style:text-properties fo:font-weight="bold" officeooo:rsid="02108795" style:font-weight-asian="bold" style:font-weight-complex="bold"/>
    </style:style>
    <style:style style:name="T117" style:family="text">
      <style:text-properties style:font-name="Courier 10 Pitch"/>
    </style:style>
    <style:style style:name="T118" style:family="text">
      <style:text-properties style:font-name="Courier 10 Pitch" officeooo:rsid="005fd020"/>
    </style:style>
    <style:style style:name="T119" style:family="text">
      <style:text-properties style:font-name="Courier 10 Pitch" officeooo:rsid="002cb144"/>
    </style:style>
    <style:style style:name="T120" style:family="text">
      <style:text-properties style:font-name="Courier 10 Pitch" fo:font-weight="normal" style:font-weight-asian="normal" style:font-weight-complex="normal"/>
    </style:style>
    <style:style style:name="T121" style:family="text">
      <style:text-properties style:font-name="Courier 10 Pitch" fo:font-weight="normal" officeooo:rsid="009ccf86" style:font-weight-asian="normal" style:font-weight-complex="normal"/>
    </style:style>
    <style:style style:name="T122" style:family="text">
      <style:text-properties style:font-name="Courier 10 Pitch" fo:font-weight="normal" officeooo:rsid="00a1ae96" style:font-weight-asian="normal" style:font-weight-complex="normal"/>
    </style:style>
    <style:style style:name="T123" style:family="text">
      <style:text-properties style:font-name="Courier 10 Pitch" fo:font-weight="normal" officeooo:rsid="00aa2ddb" style:font-weight-asian="normal" style:font-weight-complex="normal"/>
    </style:style>
    <style:style style:name="T124" style:family="text">
      <style:text-properties style:font-name="Courier 10 Pitch" fo:font-weight="normal" officeooo:rsid="00b07aaa" style:font-weight-asian="normal" style:font-weight-complex="normal"/>
    </style:style>
    <style:style style:name="T125" style:family="text">
      <style:text-properties style:font-name="Courier 10 Pitch" fo:font-weight="normal" officeooo:rsid="00d8d525" style:font-weight-asian="normal" style:font-weight-complex="normal"/>
    </style:style>
    <style:style style:name="T126" style:family="text">
      <style:text-properties style:font-name="Courier 10 Pitch" fo:font-weight="normal" officeooo:rsid="01533864" style:font-weight-asian="normal" style:font-weight-complex="normal"/>
    </style:style>
    <style:style style:name="T127" style:family="text">
      <style:text-properties style:font-name="Courier 10 Pitch" fo:font-weight="normal" officeooo:rsid="01bb67ba" style:font-weight-asian="normal" style:font-weight-complex="normal"/>
    </style:style>
    <style:style style:name="T128" style:family="text">
      <style:text-properties style:font-name="Courier 10 Pitch" fo:font-weight="normal" officeooo:rsid="01d29925" style:font-weight-asian="normal" style:font-weight-complex="normal"/>
    </style:style>
    <style:style style:name="T129" style:family="text">
      <style:text-properties style:font-name="Courier 10 Pitch" fo:font-weight="normal" officeooo:rsid="01e07c92" style:font-weight-asian="normal" style:font-weight-complex="normal"/>
    </style:style>
    <style:style style:name="T130" style:family="text">
      <style:text-properties style:font-name="Courier 10 Pitch" officeooo:rsid="006743b5"/>
    </style:style>
    <style:style style:name="T131" style:family="text">
      <style:text-properties style:font-name="Courier 10 Pitch" fo:font-style="italic" fo:font-weight="normal" officeooo:rsid="009ccf86" style:font-style-asian="italic" style:font-weight-asian="normal" style:font-style-complex="italic" style:font-weight-complex="normal"/>
    </style:style>
    <style:style style:name="T132" style:family="text">
      <style:text-properties style:font-name="Courier 10 Pitch" fo:font-style="italic" officeooo:rsid="010cbe31" style:font-style-asian="italic" style:font-style-complex="italic"/>
    </style:style>
    <style:style style:name="T133" style:family="text">
      <style:text-properties style:font-name="Courier 10 Pitch" fo:font-style="italic" officeooo:rsid="00692dba" style:font-style-asian="italic" style:font-style-complex="italic"/>
    </style:style>
    <style:style style:name="T134" style:family="text">
      <style:text-properties style:font-name="Courier 10 Pitch" officeooo:rsid="00b22cc1"/>
    </style:style>
    <style:style style:name="T135" style:family="text">
      <style:text-properties style:font-name="Courier 10 Pitch" officeooo:rsid="00b8fa3b"/>
    </style:style>
    <style:style style:name="T136" style:family="text">
      <style:text-properties style:font-name="Courier 10 Pitch" officeooo:rsid="008d474f"/>
    </style:style>
    <style:style style:name="T137" style:family="text">
      <style:text-properties style:font-name="Courier 10 Pitch" officeooo:rsid="010cbe31"/>
    </style:style>
    <style:style style:name="T138" style:family="text">
      <style:text-properties style:font-name="Courier 10 Pitch" officeooo:rsid="00692dba"/>
    </style:style>
    <style:style style:name="T139" style:family="text">
      <style:text-properties style:font-name="Courier 10 Pitch" officeooo:rsid="014a0d0d"/>
    </style:style>
    <style:style style:name="T140" style:family="text">
      <style:text-properties style:font-name="Courier 10 Pitch" officeooo:rsid="014cf0e7"/>
    </style:style>
    <style:style style:name="T141" style:family="text">
      <style:text-properties style:font-name="Courier 10 Pitch" officeooo:rsid="0157c30f"/>
    </style:style>
    <style:style style:name="T142" style:family="text">
      <style:text-properties style:font-name="Courier 10 Pitch" officeooo:rsid="01549c6c"/>
    </style:style>
    <style:style style:name="T143" style:family="text">
      <style:text-properties style:font-name="Courier 10 Pitch" officeooo:rsid="01591344"/>
    </style:style>
    <style:style style:name="T144" style:family="text">
      <style:text-properties style:font-name="Courier 10 Pitch" fo:font-style="normal" style:font-style-asian="normal" style:font-style-complex="normal"/>
    </style:style>
    <style:style style:name="T145" style:family="text">
      <style:text-properties style:font-name="Courier 10 Pitch" fo:font-style="normal" officeooo:rsid="01bf09b7" style:font-style-asian="normal" style:font-style-complex="normal"/>
    </style:style>
    <style:style style:name="T146" style:family="text">
      <style:text-properties style:font-name="Courier 10 Pitch" officeooo:rsid="019c7a8d"/>
    </style:style>
    <style:style style:name="T147" style:family="text">
      <style:text-properties style:font-name="Courier 10 Pitch" officeooo:rsid="019de992"/>
    </style:style>
    <style:style style:name="T148" style:family="text">
      <style:text-properties style:font-name="Courier 10 Pitch" officeooo:rsid="019abbac"/>
    </style:style>
    <style:style style:name="T149" style:family="text">
      <style:text-properties style:font-name="Courier 10 Pitch" officeooo:rsid="01aedb8c"/>
    </style:style>
    <style:style style:name="T150" style:family="text">
      <style:text-properties style:font-name="Courier 10 Pitch" officeooo:rsid="01bb67ba"/>
    </style:style>
    <style:style style:name="T151" style:family="text">
      <style:text-properties style:font-name="Courier 10 Pitch" fo:font-size="10pt" officeooo:rsid="013264c3" style:font-size-asian="10pt" style:font-size-complex="10pt"/>
    </style:style>
    <style:style style:name="T152" style:family="text">
      <style:text-properties style:font-name="Courier 10 Pitch" fo:font-size="10pt" officeooo:rsid="01bb67ba" style:font-size-asian="10pt" style:font-size-complex="10pt"/>
    </style:style>
    <style:style style:name="T153" style:family="text">
      <style:text-properties style:font-name="Courier 10 Pitch" officeooo:rsid="01d53d4d"/>
    </style:style>
    <style:style style:name="T154" style:family="text">
      <style:text-properties style:font-name="Courier 10 Pitch" officeooo:rsid="01d124c5"/>
    </style:style>
    <style:style style:name="T155" style:family="text">
      <style:text-properties style:font-name="Courier 10 Pitch" officeooo:rsid="01e07c92"/>
    </style:style>
    <style:style style:name="T156" style:family="text">
      <style:text-properties style:font-name="Courier 10 Pitch" officeooo:rsid="0015ba63"/>
    </style:style>
    <style:style style:name="T157" style:family="text">
      <style:text-properties style:font-name="Courier 10 Pitch" officeooo:rsid="0215f8ca"/>
    </style:style>
    <style:style style:name="T158" style:family="text">
      <style:text-properties officeooo:rsid="0065c212"/>
    </style:style>
    <style:style style:name="T159" style:family="text">
      <style:text-properties fo:font-weight="normal" style:font-weight-asian="normal" style:font-weight-complex="normal"/>
    </style:style>
    <style:style style:name="T160" style:family="text">
      <style:text-properties fo:font-weight="normal" officeooo:rsid="006743b5" style:font-weight-asian="normal" style:font-weight-complex="normal"/>
    </style:style>
    <style:style style:name="T161" style:family="text">
      <style:text-properties fo:font-weight="normal" officeooo:rsid="0084079c" style:font-weight-asian="normal" style:font-weight-complex="normal"/>
    </style:style>
    <style:style style:name="T162" style:family="text">
      <style:text-properties fo:font-weight="normal" officeooo:rsid="0099b03f" style:font-weight-asian="normal" style:font-weight-complex="normal"/>
    </style:style>
    <style:style style:name="T163" style:family="text">
      <style:text-properties fo:font-weight="normal" officeooo:rsid="009b7685" style:font-weight-asian="normal" style:font-weight-complex="normal"/>
    </style:style>
    <style:style style:name="T164" style:family="text">
      <style:text-properties fo:font-weight="normal" officeooo:rsid="009ccf86" style:font-weight-asian="normal" style:font-weight-complex="normal"/>
    </style:style>
    <style:style style:name="T165" style:family="text">
      <style:text-properties fo:font-weight="normal" officeooo:rsid="009e9722" style:font-weight-asian="normal" style:font-weight-complex="normal"/>
    </style:style>
    <style:style style:name="T166" style:family="text">
      <style:text-properties fo:font-weight="normal" officeooo:rsid="00a08739" style:font-weight-asian="normal" style:font-weight-complex="normal"/>
    </style:style>
    <style:style style:name="T167" style:family="text">
      <style:text-properties fo:font-weight="normal" officeooo:rsid="00a1ae96" style:font-weight-asian="normal" style:font-weight-complex="normal"/>
    </style:style>
    <style:style style:name="T168" style:family="text">
      <style:text-properties fo:font-weight="normal" officeooo:rsid="00a7da40" style:font-weight-asian="normal" style:font-weight-complex="normal"/>
    </style:style>
    <style:style style:name="T169" style:family="text">
      <style:text-properties fo:font-weight="normal" officeooo:rsid="00ae2543" style:font-weight-asian="normal" style:font-weight-complex="normal"/>
    </style:style>
    <style:style style:name="T170" style:family="text">
      <style:text-properties fo:font-weight="normal" officeooo:rsid="00af13df" style:font-weight-asian="normal" style:font-weight-complex="normal"/>
    </style:style>
    <style:style style:name="T171" style:family="text">
      <style:text-properties fo:font-weight="normal" officeooo:rsid="00b07aaa" style:font-weight-asian="normal" style:font-weight-complex="normal"/>
    </style:style>
    <style:style style:name="T172" style:family="text">
      <style:text-properties fo:font-weight="normal" officeooo:rsid="00b207db" style:font-weight-asian="normal" style:font-weight-complex="normal"/>
    </style:style>
    <style:style style:name="T173" style:family="text">
      <style:text-properties fo:font-weight="normal" officeooo:rsid="00b359b0" style:font-weight-asian="normal" style:font-weight-complex="normal"/>
    </style:style>
    <style:style style:name="T174" style:family="text">
      <style:text-properties fo:font-weight="normal" officeooo:rsid="00b4d029" style:font-weight-asian="normal" style:font-weight-complex="normal"/>
    </style:style>
    <style:style style:name="T175" style:family="text">
      <style:text-properties fo:font-weight="normal" officeooo:rsid="00c1d097" style:font-weight-asian="normal" style:font-weight-complex="normal"/>
    </style:style>
    <style:style style:name="T176" style:family="text">
      <style:text-properties fo:font-weight="normal" officeooo:rsid="00c7846d" style:font-weight-asian="normal" style:font-weight-complex="normal"/>
    </style:style>
    <style:style style:name="T177" style:family="text">
      <style:text-properties fo:font-weight="normal" officeooo:rsid="00ccf483" style:font-weight-asian="normal" style:font-weight-complex="normal"/>
    </style:style>
    <style:style style:name="T178" style:family="text">
      <style:text-properties fo:font-weight="normal" officeooo:rsid="00d456e7" style:font-weight-asian="normal" style:font-weight-complex="normal"/>
    </style:style>
    <style:style style:name="T179" style:family="text">
      <style:text-properties fo:font-weight="normal" officeooo:rsid="00b8fa3b" style:font-weight-asian="normal" style:font-weight-complex="normal"/>
    </style:style>
    <style:style style:name="T180" style:family="text">
      <style:text-properties fo:font-weight="normal" officeooo:rsid="00d4bb61" style:font-weight-asian="normal" style:font-weight-complex="normal"/>
    </style:style>
    <style:style style:name="T181" style:family="text">
      <style:text-properties fo:font-weight="normal" officeooo:rsid="00d834eb" style:font-weight-asian="normal" style:font-weight-complex="normal"/>
    </style:style>
    <style:style style:name="T182" style:family="text">
      <style:text-properties fo:font-weight="normal" officeooo:rsid="00d8d525" style:font-weight-asian="normal" style:font-weight-complex="normal"/>
    </style:style>
    <style:style style:name="T183" style:family="text">
      <style:text-properties fo:font-weight="normal" officeooo:rsid="00daab82" style:font-weight-asian="normal" style:font-weight-complex="normal"/>
    </style:style>
    <style:style style:name="T184" style:family="text">
      <style:text-properties fo:font-weight="normal" officeooo:rsid="00deef95" style:font-weight-asian="normal" style:font-weight-complex="normal"/>
    </style:style>
    <style:style style:name="T185" style:family="text">
      <style:text-properties fo:font-weight="normal" officeooo:rsid="00dfffb2" style:font-weight-asian="normal" style:font-weight-complex="normal"/>
    </style:style>
    <style:style style:name="T186" style:family="text">
      <style:text-properties fo:font-weight="normal" officeooo:rsid="007d873c" style:font-weight-asian="normal" style:font-weight-complex="normal"/>
    </style:style>
    <style:style style:name="T187" style:family="text">
      <style:text-properties fo:font-weight="normal" officeooo:rsid="003aadbb" style:font-weight-asian="normal" style:font-weight-complex="normal"/>
    </style:style>
    <style:style style:name="T188" style:family="text">
      <style:text-properties fo:font-weight="normal" officeooo:rsid="003fe631" style:font-weight-asian="normal" style:font-weight-complex="normal"/>
    </style:style>
    <style:style style:name="T189" style:family="text">
      <style:text-properties fo:font-weight="normal" officeooo:rsid="00e8a7b1" style:font-weight-asian="normal" style:font-weight-complex="normal"/>
    </style:style>
    <style:style style:name="T190" style:family="text">
      <style:text-properties fo:font-weight="normal" officeooo:rsid="00e8a9fc" style:font-weight-asian="normal" style:font-weight-complex="normal"/>
    </style:style>
    <style:style style:name="T191" style:family="text">
      <style:text-properties fo:font-weight="normal" officeooo:rsid="00ea5bae" style:font-weight-asian="normal" style:font-weight-complex="normal"/>
    </style:style>
    <style:style style:name="T192" style:family="text">
      <style:text-properties fo:font-weight="normal" officeooo:rsid="0101a665" style:font-weight-asian="normal" style:font-weight-complex="normal"/>
    </style:style>
    <style:style style:name="T193" style:family="text">
      <style:text-properties fo:font-weight="normal" officeooo:rsid="0101b737" style:font-weight-asian="normal" style:font-weight-complex="normal"/>
    </style:style>
    <style:style style:name="T194" style:family="text">
      <style:text-properties fo:font-weight="normal" officeooo:rsid="0101f9f7" style:font-weight-asian="normal" style:font-weight-complex="normal"/>
    </style:style>
    <style:style style:name="T195" style:family="text">
      <style:text-properties fo:font-weight="normal" officeooo:rsid="0105b163" style:font-weight-asian="normal" style:font-weight-complex="normal"/>
    </style:style>
    <style:style style:name="T196" style:family="text">
      <style:text-properties fo:font-weight="normal" officeooo:rsid="0107768d" style:font-weight-asian="normal" style:font-weight-complex="normal"/>
    </style:style>
    <style:style style:name="T197" style:family="text">
      <style:text-properties fo:font-weight="normal" officeooo:rsid="0107c5d7" style:font-weight-asian="normal" style:font-weight-complex="normal"/>
    </style:style>
    <style:style style:name="T198" style:family="text">
      <style:text-properties fo:font-weight="normal" officeooo:rsid="010884df" style:font-weight-asian="normal" style:font-weight-complex="normal"/>
    </style:style>
    <style:style style:name="T199" style:family="text">
      <style:text-properties fo:font-weight="normal" officeooo:rsid="010ba314" style:font-weight-asian="normal" style:font-weight-complex="normal"/>
    </style:style>
    <style:style style:name="T200" style:family="text">
      <style:text-properties fo:font-weight="normal" officeooo:rsid="0112f109" style:font-weight-asian="normal" style:font-weight-complex="normal"/>
    </style:style>
    <style:style style:name="T201" style:family="text">
      <style:text-properties fo:font-weight="normal" officeooo:rsid="01189e6b" style:font-weight-asian="normal" style:font-weight-complex="normal"/>
    </style:style>
    <style:style style:name="T202" style:family="text">
      <style:text-properties fo:font-weight="normal" officeooo:rsid="011dd26d" style:font-weight-asian="normal" style:font-weight-complex="normal"/>
    </style:style>
    <style:style style:name="T203" style:family="text">
      <style:text-properties fo:font-weight="normal" officeooo:rsid="0126b1de" style:font-weight-asian="normal" style:font-weight-complex="normal"/>
    </style:style>
    <style:style style:name="T204" style:family="text">
      <style:text-properties fo:font-weight="normal" officeooo:rsid="012a5f7d" style:font-weight-asian="normal" style:font-weight-complex="normal"/>
    </style:style>
    <style:style style:name="T205" style:family="text">
      <style:text-properties fo:font-weight="normal" officeooo:rsid="012cb76b" style:font-weight-asian="normal" style:font-weight-complex="normal"/>
    </style:style>
    <style:style style:name="T206" style:family="text">
      <style:text-properties fo:font-weight="normal" officeooo:rsid="012d8702" style:font-weight-asian="normal" style:font-weight-complex="normal"/>
    </style:style>
    <style:style style:name="T207" style:family="text">
      <style:text-properties fo:font-weight="normal" officeooo:rsid="013f939c" style:font-weight-asian="normal" style:font-weight-complex="normal"/>
    </style:style>
    <style:style style:name="T208" style:family="text">
      <style:text-properties fo:font-weight="normal" officeooo:rsid="014a0d0d" style:font-weight-asian="normal" style:font-weight-complex="normal"/>
    </style:style>
    <style:style style:name="T209" style:family="text">
      <style:text-properties fo:font-weight="normal" officeooo:rsid="014d710f" style:font-weight-asian="normal" style:font-weight-complex="normal"/>
    </style:style>
    <style:style style:name="T210" style:family="text">
      <style:text-properties fo:font-weight="normal" officeooo:rsid="01533864" style:font-weight-asian="normal" style:font-weight-complex="normal"/>
    </style:style>
    <style:style style:name="T211" style:family="text">
      <style:text-properties fo:font-weight="normal" officeooo:rsid="01585639" style:font-weight-asian="normal" style:font-weight-complex="normal"/>
    </style:style>
    <style:style style:name="T212" style:family="text">
      <style:text-properties fo:font-weight="normal" officeooo:rsid="01629604" style:font-weight-asian="normal" style:font-weight-complex="normal"/>
    </style:style>
    <style:style style:name="T213" style:family="text">
      <style:text-properties fo:font-weight="normal" officeooo:rsid="016a8217" style:font-weight-asian="normal" style:font-weight-complex="normal"/>
    </style:style>
    <style:style style:name="T214" style:family="text">
      <style:text-properties fo:font-weight="normal" officeooo:rsid="016b7f63" style:font-weight-asian="normal" style:font-weight-complex="normal"/>
    </style:style>
    <style:style style:name="T215" style:family="text">
      <style:text-properties fo:font-weight="normal" officeooo:rsid="016d39a3" style:font-weight-asian="normal" style:font-weight-complex="normal"/>
    </style:style>
    <style:style style:name="T216" style:family="text">
      <style:text-properties fo:font-weight="normal" officeooo:rsid="016fb262" style:font-weight-asian="normal" style:font-weight-complex="normal"/>
    </style:style>
    <style:style style:name="T217" style:family="text">
      <style:text-properties fo:font-weight="normal" officeooo:rsid="01773abb" style:font-weight-asian="normal" style:font-weight-complex="normal"/>
    </style:style>
    <style:style style:name="T218" style:family="text">
      <style:text-properties fo:font-weight="normal" officeooo:rsid="01890bfc" style:font-weight-asian="normal" style:font-weight-complex="normal"/>
    </style:style>
    <style:style style:name="T219" style:family="text">
      <style:text-properties fo:font-weight="normal" officeooo:rsid="0193d894" style:font-weight-asian="normal" style:font-weight-complex="normal"/>
    </style:style>
    <style:style style:name="T220" style:family="text">
      <style:text-properties fo:font-weight="normal" officeooo:rsid="01a99e6d" style:font-weight-asian="normal" style:font-weight-complex="normal"/>
    </style:style>
    <style:style style:name="T221" style:family="text">
      <style:text-properties fo:font-weight="normal" officeooo:rsid="01ab4640" style:font-weight-asian="normal" style:font-weight-complex="normal"/>
    </style:style>
    <style:style style:name="T222" style:family="text">
      <style:text-properties fo:font-weight="normal" officeooo:rsid="01b591c9" style:font-weight-asian="normal" style:font-weight-complex="normal"/>
    </style:style>
    <style:style style:name="T223" style:family="text">
      <style:text-properties fo:font-weight="normal" officeooo:rsid="01c0bd09" style:font-weight-asian="normal" style:font-weight-complex="normal"/>
    </style:style>
    <style:style style:name="T224" style:family="text">
      <style:text-properties fo:font-weight="normal" officeooo:rsid="01c1b5dc" style:font-weight-asian="normal" style:font-weight-complex="normal"/>
    </style:style>
    <style:style style:name="T225" style:family="text">
      <style:text-properties fo:font-weight="normal" officeooo:rsid="01c41d18" style:font-weight-asian="normal" style:font-weight-complex="normal"/>
    </style:style>
    <style:style style:name="T226" style:family="text">
      <style:text-properties fo:font-weight="normal" officeooo:rsid="01c7a0e7" style:font-weight-asian="normal" style:font-weight-complex="normal"/>
    </style:style>
    <style:style style:name="T227" style:family="text">
      <style:text-properties fo:font-weight="normal" officeooo:rsid="01c97413" style:font-weight-asian="normal" style:font-weight-complex="normal"/>
    </style:style>
    <style:style style:name="T228" style:family="text">
      <style:text-properties fo:font-weight="normal" officeooo:rsid="01cd7959" style:font-weight-asian="normal" style:font-weight-complex="normal"/>
    </style:style>
    <style:style style:name="T229" style:family="text">
      <style:text-properties fo:font-weight="normal" officeooo:rsid="00907cba" style:font-weight-asian="normal" style:font-weight-complex="normal"/>
    </style:style>
    <style:style style:name="T230" style:family="text">
      <style:text-properties fo:font-weight="normal" officeooo:rsid="01d29925" style:font-weight-asian="normal" style:font-weight-complex="normal"/>
    </style:style>
    <style:style style:name="T231" style:family="text">
      <style:text-properties fo:font-weight="normal" officeooo:rsid="01d2f2e5" style:font-weight-asian="normal" style:font-weight-complex="normal"/>
    </style:style>
    <style:style style:name="T232" style:family="text">
      <style:text-properties fo:font-weight="normal" officeooo:rsid="01d41e68" style:font-weight-asian="normal" style:font-weight-complex="normal"/>
    </style:style>
    <style:style style:name="T233" style:family="text">
      <style:text-properties fo:font-weight="normal" officeooo:rsid="01de23ee" style:font-weight-asian="normal" style:font-weight-complex="normal"/>
    </style:style>
    <style:style style:name="T234" style:family="text">
      <style:text-properties fo:font-weight="normal" officeooo:rsid="01eb2dc1" style:font-weight-asian="normal" style:font-weight-complex="normal"/>
    </style:style>
    <style:style style:name="T235" style:family="text">
      <style:text-properties fo:font-weight="normal" officeooo:rsid="01ebbeed" style:font-weight-asian="normal" style:font-weight-complex="normal"/>
    </style:style>
    <style:style style:name="T236" style:family="text">
      <style:text-properties fo:font-weight="normal" officeooo:rsid="0203cc85" style:font-weight-asian="normal" style:font-weight-complex="normal"/>
    </style:style>
    <style:style style:name="T237" style:family="text">
      <style:text-properties fo:font-weight="normal" officeooo:rsid="020c1d8a" style:font-weight-asian="normal" style:font-weight-complex="normal"/>
    </style:style>
    <style:style style:name="T238" style:family="text">
      <style:text-properties fo:font-weight="normal" officeooo:rsid="020cd99b" style:font-weight-asian="normal" style:font-weight-complex="normal"/>
    </style:style>
    <style:style style:name="T239" style:family="text">
      <style:text-properties fo:font-weight="normal" officeooo:rsid="020e9bb6" style:font-weight-asian="normal" style:font-weight-complex="normal"/>
    </style:style>
    <style:style style:name="T240" style:family="text">
      <style:text-properties officeooo:rsid="006743b5"/>
    </style:style>
    <style:style style:name="T241" style:family="text">
      <style:text-properties officeooo:rsid="00692dba"/>
    </style:style>
    <style:style style:name="T242" style:family="text">
      <style:text-properties officeooo:rsid="006d758d"/>
    </style:style>
    <style:style style:name="T243" style:family="text">
      <style:text-properties officeooo:rsid="0075ef26"/>
    </style:style>
    <style:style style:name="T244" style:family="text">
      <style:text-properties officeooo:rsid="007d873c"/>
    </style:style>
    <style:style style:name="T245" style:family="text">
      <style:text-properties officeooo:rsid="008173fe"/>
    </style:style>
    <style:style style:name="T246" style:family="text">
      <style:text-properties officeooo:rsid="00823913"/>
    </style:style>
    <style:style style:name="T247" style:family="text">
      <style:text-properties officeooo:rsid="00858d81"/>
    </style:style>
    <style:style style:name="T248" style:family="text">
      <style:text-properties officeooo:rsid="0086db67"/>
    </style:style>
    <style:style style:name="T249" style:family="text">
      <style:text-properties officeooo:rsid="0087057c"/>
    </style:style>
    <style:style style:name="T250" style:family="text">
      <style:text-properties officeooo:rsid="008d474f"/>
    </style:style>
    <style:style style:name="T251" style:family="text">
      <style:text-properties officeooo:rsid="008ec05d"/>
    </style:style>
    <style:style style:name="T252" style:family="text">
      <style:text-properties officeooo:rsid="00907cba"/>
    </style:style>
    <style:style style:name="T253" style:family="text">
      <style:text-properties officeooo:rsid="009250f8"/>
    </style:style>
    <style:style style:name="T254" style:family="text">
      <style:text-properties officeooo:rsid="00982d9a"/>
    </style:style>
    <style:style style:name="T255" style:family="text">
      <style:text-properties officeooo:rsid="0099b03f"/>
    </style:style>
    <style:style style:name="T256" style:family="text">
      <style:text-properties officeooo:rsid="00a1ae96"/>
    </style:style>
    <style:style style:name="T257" style:family="text">
      <style:text-properties officeooo:rsid="00a3fe98"/>
    </style:style>
    <style:style style:name="T258" style:family="text">
      <style:text-properties officeooo:rsid="00a7da40"/>
    </style:style>
    <style:style style:name="T259" style:family="text">
      <style:text-properties officeooo:rsid="00a915e1"/>
    </style:style>
    <style:style style:name="T260" style:family="text">
      <style:text-properties officeooo:rsid="00aa2ddb"/>
    </style:style>
    <style:style style:name="T261" style:family="text">
      <style:text-properties officeooo:rsid="00accb29"/>
    </style:style>
    <style:style style:name="T262" style:family="text">
      <style:text-properties officeooo:rsid="00ae2543"/>
    </style:style>
    <style:style style:name="T263" style:family="text">
      <style:text-properties officeooo:rsid="00ae2ea6"/>
    </style:style>
    <style:style style:name="T264" style:family="text">
      <style:text-properties officeooo:rsid="00b22cc1"/>
    </style:style>
    <style:style style:name="T265" style:family="text">
      <style:text-properties officeooo:rsid="00b8fa3b"/>
    </style:style>
    <style:style style:name="T266" style:family="text">
      <style:text-properties officeooo:rsid="00bb71d1"/>
    </style:style>
    <style:style style:name="T267" style:family="text">
      <style:text-properties officeooo:rsid="00ccf483"/>
    </style:style>
    <style:style style:name="T268" style:family="text">
      <style:text-properties officeooo:rsid="00d456e7"/>
    </style:style>
    <style:style style:name="T269" style:family="text">
      <style:text-properties officeooo:rsid="00d4bb61"/>
    </style:style>
    <style:style style:name="T270" style:family="text">
      <style:text-properties officeooo:rsid="00daab82"/>
    </style:style>
    <style:style style:name="T271" style:family="text">
      <style:text-properties officeooo:rsid="00e15881"/>
    </style:style>
    <style:style style:name="T272" style:family="text">
      <style:text-properties officeooo:rsid="00e23f0d"/>
    </style:style>
    <style:style style:name="T273" style:family="text">
      <style:text-properties officeooo:rsid="00e90304"/>
    </style:style>
    <style:style style:name="T274" style:family="text">
      <style:text-properties officeooo:rsid="00eb2c56"/>
    </style:style>
    <style:style style:name="T275" style:family="text">
      <style:text-properties officeooo:rsid="00ecef72"/>
    </style:style>
    <style:style style:name="T276" style:family="text">
      <style:text-properties officeooo:rsid="00f04090"/>
    </style:style>
    <style:style style:name="T277" style:family="text">
      <style:text-properties officeooo:rsid="00f05906"/>
    </style:style>
    <style:style style:name="T278" style:family="text">
      <style:text-properties officeooo:rsid="00faae39"/>
    </style:style>
    <style:style style:name="T279" style:family="text">
      <style:text-properties officeooo:rsid="00ff1197"/>
    </style:style>
    <style:style style:name="T280" style:family="text">
      <style:text-properties officeooo:rsid="0101038b"/>
    </style:style>
    <style:style style:name="T281" style:family="text">
      <style:text-properties officeooo:rsid="0101f9f7"/>
    </style:style>
    <style:style style:name="T282" style:family="text">
      <style:text-properties officeooo:rsid="0104de29"/>
    </style:style>
    <style:style style:name="T283" style:family="text">
      <style:text-properties officeooo:rsid="0107768d"/>
    </style:style>
    <style:style style:name="T284" style:family="text">
      <style:text-properties officeooo:rsid="0107c5d7"/>
    </style:style>
    <style:style style:name="T285" style:family="text">
      <style:text-properties officeooo:rsid="0108e93f"/>
    </style:style>
    <style:style style:name="T286" style:family="text">
      <style:text-properties officeooo:rsid="010a8564"/>
    </style:style>
    <style:style style:name="T287" style:family="text">
      <style:text-properties officeooo:rsid="010cbe31"/>
    </style:style>
    <style:style style:name="T288" style:family="text">
      <style:text-properties officeooo:rsid="010fa687"/>
    </style:style>
    <style:style style:name="T289" style:family="text">
      <style:text-properties officeooo:rsid="01112fed"/>
    </style:style>
    <style:style style:name="T290" style:family="text">
      <style:text-properties officeooo:rsid="0112bfd3"/>
    </style:style>
    <style:style style:name="T291" style:family="text">
      <style:text-properties officeooo:rsid="0112c45e"/>
    </style:style>
    <style:style style:name="T292" style:family="text">
      <style:text-properties officeooo:rsid="0112f109"/>
    </style:style>
    <style:style style:name="T293" style:family="text">
      <style:text-properties officeooo:rsid="011dd26d"/>
    </style:style>
    <style:style style:name="T294" style:family="text">
      <style:text-properties officeooo:rsid="012340d9"/>
    </style:style>
    <style:style style:name="T295" style:family="text">
      <style:text-properties officeooo:rsid="0123467e"/>
    </style:style>
    <style:style style:name="T296" style:family="text">
      <style:text-properties officeooo:rsid="0124d16a"/>
    </style:style>
    <style:style style:name="T297" style:family="text">
      <style:text-properties officeooo:rsid="012847c9"/>
    </style:style>
    <style:style style:name="T298" style:family="text">
      <style:text-properties officeooo:rsid="012a5f7d"/>
    </style:style>
    <style:style style:name="T299" style:family="text">
      <style:text-properties officeooo:rsid="012ef8f4"/>
    </style:style>
    <style:style style:name="T300" style:family="text">
      <style:text-properties officeooo:rsid="0130894a"/>
    </style:style>
    <style:style style:name="T301" style:family="text">
      <style:text-properties officeooo:rsid="01336efa"/>
    </style:style>
    <style:style style:name="T302" style:family="text">
      <style:text-properties officeooo:rsid="0134dbfd"/>
    </style:style>
    <style:style style:name="T303" style:family="text">
      <style:text-properties officeooo:rsid="01387b09"/>
    </style:style>
    <style:style style:name="T304" style:family="text">
      <style:text-properties officeooo:rsid="013908b0"/>
    </style:style>
    <style:style style:name="T305" style:family="text">
      <style:text-properties officeooo:rsid="013a9168"/>
    </style:style>
    <style:style style:name="T306" style:family="text">
      <style:text-properties officeooo:rsid="013dae3f"/>
    </style:style>
    <style:style style:name="T307" style:family="text">
      <style:text-properties officeooo:rsid="013ec20e"/>
    </style:style>
    <style:style style:name="T308" style:family="text">
      <style:text-properties officeooo:rsid="014190cb"/>
    </style:style>
    <style:style style:name="T309" style:family="text">
      <style:text-properties officeooo:rsid="01422f4c"/>
    </style:style>
    <style:style style:name="T310" style:family="text">
      <style:text-properties officeooo:rsid="0146d4f1"/>
    </style:style>
    <style:style style:name="T311" style:family="text">
      <style:text-properties officeooo:rsid="01488950"/>
    </style:style>
    <style:style style:name="T312" style:family="text">
      <style:text-properties officeooo:rsid="014974e6"/>
    </style:style>
    <style:style style:name="T313" style:family="text">
      <style:text-properties officeooo:rsid="014a0d0d"/>
    </style:style>
    <style:style style:name="T314" style:family="text">
      <style:text-properties officeooo:rsid="014a40f5"/>
    </style:style>
    <style:style style:name="T315" style:family="text">
      <style:text-properties officeooo:rsid="014b5fd3"/>
    </style:style>
    <style:style style:name="T316" style:family="text">
      <style:text-properties officeooo:rsid="014b7fcb"/>
    </style:style>
    <style:style style:name="T317" style:family="text">
      <style:text-properties officeooo:rsid="014cf0e7"/>
    </style:style>
    <style:style style:name="T318" style:family="text">
      <style:text-properties officeooo:rsid="014efca6"/>
    </style:style>
    <style:style style:name="T319" style:family="text">
      <style:text-properties officeooo:rsid="014f8055"/>
    </style:style>
    <style:style style:name="T320" style:family="text">
      <style:text-properties officeooo:rsid="0151423f"/>
    </style:style>
    <style:style style:name="T321" style:family="text">
      <style:text-properties officeooo:rsid="01549c6c"/>
    </style:style>
    <style:style style:name="T322" style:family="text">
      <style:text-properties officeooo:rsid="01585639"/>
    </style:style>
    <style:style style:name="T323" style:family="text">
      <style:text-properties officeooo:rsid="01591344"/>
    </style:style>
    <style:style style:name="T324" style:family="text">
      <style:text-properties officeooo:rsid="015a2062"/>
    </style:style>
    <style:style style:name="T325" style:family="text">
      <style:text-properties officeooo:rsid="0167f0a4"/>
    </style:style>
    <style:style style:name="T326" style:family="text">
      <style:text-properties officeooo:rsid="016a3161"/>
    </style:style>
    <style:style style:name="T327" style:family="text">
      <style:text-properties officeooo:rsid="016fdc40"/>
    </style:style>
    <style:style style:name="T328" style:family="text">
      <style:text-properties officeooo:rsid="01705f8d"/>
    </style:style>
    <style:style style:name="T329" style:family="text">
      <style:text-properties officeooo:rsid="017090d4"/>
    </style:style>
    <style:style style:name="T330" style:family="text">
      <style:text-properties officeooo:rsid="01733bee"/>
    </style:style>
    <style:style style:name="T331" style:family="text">
      <style:text-properties officeooo:rsid="0176b600"/>
    </style:style>
    <style:style style:name="T332" style:family="text">
      <style:text-properties officeooo:rsid="0179ff15"/>
    </style:style>
    <style:style style:name="T333" style:family="text">
      <style:text-properties officeooo:rsid="017e7432"/>
    </style:style>
    <style:style style:name="T334" style:family="text">
      <style:text-properties officeooo:rsid="017f292c"/>
    </style:style>
    <style:style style:name="T335" style:family="text">
      <style:text-properties officeooo:rsid="0182fbfa"/>
    </style:style>
    <style:style style:name="T336" style:family="text">
      <style:text-properties officeooo:rsid="0185255c"/>
    </style:style>
    <style:style style:name="T337" style:family="text">
      <style:text-properties officeooo:rsid="01871f0d"/>
    </style:style>
    <style:style style:name="T338" style:family="text">
      <style:text-properties officeooo:rsid="01890bfc"/>
    </style:style>
    <style:style style:name="T339" style:family="text">
      <style:text-properties officeooo:rsid="018a8d8d"/>
    </style:style>
    <style:style style:name="T340" style:family="text">
      <style:text-properties officeooo:rsid="018ada8e"/>
    </style:style>
    <style:style style:name="T341" style:family="text">
      <style:text-properties officeooo:rsid="018ede5f"/>
    </style:style>
    <style:style style:name="T342" style:family="text">
      <style:text-properties officeooo:rsid="0193d894"/>
    </style:style>
    <style:style style:name="T343" style:family="text">
      <style:text-properties officeooo:rsid="019abbac"/>
    </style:style>
    <style:style style:name="T344" style:family="text">
      <style:text-properties officeooo:rsid="019c7a8d"/>
    </style:style>
    <style:style style:name="T345" style:family="text">
      <style:text-properties officeooo:rsid="019cdc72"/>
    </style:style>
    <style:style style:name="T346" style:family="text">
      <style:text-properties officeooo:rsid="019de992"/>
    </style:style>
    <style:style style:name="T347" style:family="text">
      <style:text-properties officeooo:rsid="01a0c537"/>
    </style:style>
    <style:style style:name="T348" style:family="text">
      <style:text-properties officeooo:rsid="01a1b86f"/>
    </style:style>
    <style:style style:name="T349" style:family="text">
      <style:text-properties officeooo:rsid="01ad8013"/>
    </style:style>
    <style:style style:name="T350" style:family="text">
      <style:text-properties officeooo:rsid="01aedb8c"/>
    </style:style>
    <style:style style:name="T351" style:family="text">
      <style:text-properties officeooo:rsid="01b16e95"/>
    </style:style>
    <style:style style:name="T352" style:family="text">
      <style:text-properties officeooo:rsid="01b3f4d1"/>
    </style:style>
    <style:style style:name="T353" style:family="text">
      <style:text-properties officeooo:rsid="01ba40e8"/>
    </style:style>
    <style:style style:name="T354" style:family="text">
      <style:text-properties officeooo:rsid="01bb67ba"/>
    </style:style>
    <style:style style:name="T355" style:family="text">
      <style:text-properties officeooo:rsid="01bc4daa"/>
    </style:style>
    <style:style style:name="T356" style:family="text">
      <style:text-properties officeooo:rsid="01bca3aa"/>
    </style:style>
    <style:style style:name="T357" style:family="text">
      <style:text-properties officeooo:rsid="01bd3aa6"/>
    </style:style>
    <style:style style:name="T358" style:family="text">
      <style:text-properties fo:language="en" fo:country="US"/>
    </style:style>
    <style:style style:name="T359" style:family="text">
      <style:text-properties fo:language="en" fo:country="US" fo:font-weight="bold" style:font-weight-asian="bold" style:font-weight-complex="bold"/>
    </style:style>
    <style:style style:name="T360" style:family="text">
      <style:text-properties fo:language="en" fo:country="US" fo:font-weight="bold" officeooo:rsid="004caa0f" style:font-weight-asian="bold" style:font-weight-complex="bold"/>
    </style:style>
    <style:style style:name="T361" style:family="text">
      <style:text-properties officeooo:rsid="01c97413"/>
    </style:style>
    <style:style style:name="T362" style:family="text">
      <style:text-properties officeooo:rsid="01c9d7fd"/>
    </style:style>
    <style:style style:name="T363" style:family="text">
      <style:text-properties officeooo:rsid="01cd01f2"/>
    </style:style>
    <style:style style:name="T364" style:family="text">
      <style:text-properties officeooo:rsid="01d124c5"/>
    </style:style>
    <style:style style:name="T365" style:family="text">
      <style:text-properties officeooo:rsid="01d2f2e5"/>
    </style:style>
    <style:style style:name="T366" style:family="text">
      <style:text-properties officeooo:rsid="01d53d4d"/>
    </style:style>
    <style:style style:name="T367" style:family="text">
      <style:text-properties officeooo:rsid="01d999cc"/>
    </style:style>
    <style:style style:name="T368" style:family="text">
      <style:text-properties officeooo:rsid="01e07c92"/>
    </style:style>
    <style:style style:name="T369" style:family="text">
      <style:text-properties officeooo:rsid="01e1487d"/>
    </style:style>
    <style:style style:name="T370" style:family="text">
      <style:text-properties officeooo:rsid="01e546dc"/>
    </style:style>
    <style:style style:name="T371" style:family="text">
      <style:text-properties officeooo:rsid="01ed690c"/>
    </style:style>
    <style:style style:name="T372" style:family="text">
      <style:text-properties officeooo:rsid="01ee0a69"/>
    </style:style>
    <style:style style:name="T373" style:family="text">
      <style:text-properties officeooo:rsid="01ef5937"/>
    </style:style>
    <style:style style:name="T374" style:family="text">
      <style:text-properties officeooo:rsid="01f0f6bd"/>
    </style:style>
    <style:style style:name="T375" style:family="text">
      <style:text-properties officeooo:rsid="01f2bb89"/>
    </style:style>
    <style:style style:name="T376" style:family="text">
      <style:text-properties officeooo:rsid="01f3f0e1"/>
    </style:style>
    <style:style style:name="T377" style:family="text">
      <style:text-properties officeooo:rsid="01f8f660"/>
    </style:style>
    <style:style style:name="T378" style:family="text">
      <style:text-properties officeooo:rsid="01fb5a94"/>
    </style:style>
    <style:style style:name="T379" style:family="text">
      <style:text-properties officeooo:rsid="01feda3e"/>
    </style:style>
    <style:style style:name="T380" style:family="text">
      <style:text-properties officeooo:rsid="02066cdd"/>
    </style:style>
    <style:style style:name="T381" style:family="text">
      <style:text-properties officeooo:rsid="02076ad8"/>
    </style:style>
    <style:style style:name="T382" style:family="text">
      <style:text-properties officeooo:rsid="020aad88"/>
    </style:style>
    <style:style style:name="T383" style:family="text">
      <style:text-properties officeooo:rsid="020e9bb6"/>
    </style:style>
    <style:style style:name="T384" style:family="text">
      <style:text-properties officeooo:rsid="02108795"/>
    </style:style>
    <style:style style:name="T385" style:family="text">
      <style:text-properties officeooo:rsid="02121578"/>
    </style:style>
    <style:style style:name="T386" style:family="text">
      <style:text-properties officeooo:rsid="01163f89"/>
    </style:style>
    <style:style style:name="T387" style:family="text">
      <style:text-properties officeooo:rsid="015b055e"/>
    </style:style>
    <style:style style:name="T388" style:family="text">
      <style:text-properties officeooo:rsid="00f84721"/>
    </style:style>
    <style:style style:name="T389" style:family="text">
      <style:text-properties officeooo:rsid="01176bd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8" text:outline-level="1">xpeak</text:h>
      <text:h text:style-name="P193" text:outline-level="2">A command line interface to espeak</text:h>
      <text:p text:style-name="P135"><text:span text:style-name="T156">A</text:span><text:span text:style-name="T117">uthor: Esteban Flamini - http://estebanflamini.com</text:span></text:p>
      <text:p text:style-name="P134">This program is free software: you can redistribute it and/or modify it under the terms of the GNU General Public License as published by the Free Software Foundation, either version 3 of the License, or (at your option) any later version.</text:p>
      <text:p text:style-name="P134">This program is distributed in the hope that it will be useful, but WITHOUT ANY WARRANTY; without even the implied warranty of MERCHANTABILITY or FITNESS FOR A PARTICULAR PURPOSE. <text:s/>See the GNU General Public License for more details.</text:p>
      <text:p text:style-name="P134">You should have received a copy of the GNU General Public License along with this program. <text:s/>If not, see &lt;http://www.gnu.org/licenses/&gt;.</text:p>
      <text:p text:style-name="P2"><text:span text:style-name="T69">xpeak</text:span> is a <text:span text:style-name="T57">(hopefully) </text:span>user-friendly command-line interface to <text:span text:style-name="T69">espeak</text:span>, which <text:span text:style-name="T51">allows the user to read large text files aloud using </text:span><text:span text:style-name="T81">espeak</text:span><text:span text:style-name="T51">, with </text:span>fine-grain control of the reading process.</text:p>
      <text:p text:style-name="P3"><text:span text:style-name="T69">espeak</text:span> is a compact open source software speech synthesizer for Linux, Windows and other platforms (source: <text:a xlink:type="simple" xlink:href="https://en.wikipedia.org/wiki/ESpeak">Wikipedia</text:a>).</text:p>
      <text:p text:style-name="P2"><text:span text:style-name="T92">xpeak</text:span> accepts a text file as input<text:span text:style-name="T9">, splits it into sentences according to user‑definable rules, and forwards the sentences one at a time to </text:span>be read by <text:span text:style-name="T69">espeak</text:span>. The user can stop, pause and restart the reading at any time, skip to the next/previous sentence, <text:span text:style-name="T247">jump</text:span> to <text:span text:style-name="T248">a </text:span>specific sentence <text:span text:style-name="T248">by number</text:span>, look for a sentence containing <text:span text:style-name="T290">some</text:span> text, etc. Commands are entered <text:span text:style-name="T308">using </text:span>single keystrokes, which allows an easy control of the program.</text:p>
      <text:p text:style-name="P2">A <text:span text:style-name="T292">small </text:span>companion <text:span text:style-name="T292">script included in the installation package </text:span>(<text:span text:style-name="T69">xtxt</text:span>) enables the user to <text:span text:style-name="T47">set up </text:span>conversion pipelines to extract text from different types of files according to their mimetypes or file extensions. Combined with conversion utilities such as <text:span text:style-name="T69">unoconv</text:span>, this greatly expands the scope of the program, e.g., by enabling the user to <text:span text:style-name="T257">use </text:span><text:span text:style-name="T82">xpeak</text:span> <text:span text:style-name="T257">with </text:span>DOC<text:span text:style-name="T291">s</text:span>, ODTs, PDFs, etc. <text:span text:style-name="T292">(It can also be very useful as a standalone application.)</text:span></text:p>
      <text:h text:style-name="P194" text:outline-level="2">Minimum requirements</text:h>
      <text:p text:style-name="P17">A standard Linux <text:span text:style-name="T309">installation </text:span>(with <text:span text:style-name="T48">Python 2.7, </text:span><text:span text:style-name="T85">mimetype</text:span><text:span text:style-name="T48">, </text:span><text:span text:style-name="T69">sed</text:span> and <text:span text:style-name="T69">xdg-open</text:span><text:span text:style-name="T1">) and </text:span><text:span text:style-name="T70">espeak</text:span><text:span text:style-name="T1">.</text:span></text:p>
      <text:p text:style-name="P18">Anyone wishing to port this script to other platforms <text:span text:style-name="T369">and/or Python 3 </text:span>is welcome!</text:p>
      <text:h text:style-name="P195" text:outline-level="2">Recommended requirements</text:h>
      <text:p text:style-name="P4"><text:span text:style-name="T71">m</text:span><text:span text:style-name="T69">brola</text:span> (for <text:span text:style-name="T340">improved </text:span>text-to-speech <text:span text:style-name="T340">rendering</text:span>)</text:p>
      <text:p text:style-name="P4"><text:span text:style-name="T72">u</text:span><text:span text:style-name="T69">noconv</text:span> or <text:span text:style-name="T339">some </text:span>other text <text:span text:style-name="T339">extraction </text:span>utilities (for expanded reading capabilities<text:span text:style-name="T65">)</text:span></text:p>
      <text:h text:style-name="P196" text:outline-level="2"><text:span text:style-name="T357">C</text:span>urrent status</text:h>
      <text:p text:style-name="P137">The current version <text:span text:style-name="T386">is </text:span>only <text:span text:style-name="T387">meant for </text:span>Linux, <text:span text:style-name="T292">and </text:span>it was <text:span text:style-name="T292">only </text:span>tested under Kubuntu <text:span text:style-name="T292">14.04;</text:span> it should, <text:span text:style-name="T387">but it's not guaranteed that it will,</text:span> run <text:span text:style-name="T388">in</text:span> other distros as well. <text:span text:style-name="T387">It </text:span>shouldn't be too difficult <text:span text:style-name="T387">to port</text:span> it to other platforms such as Windows and iOS, <text:span text:style-name="T389">and anyone wishing to do so is welcome to contribute</text:span>.</text:p>
      <text:p text:style-name="P6"><text:span text:style-name="T159">If you will be using mbrola voices (see below), there seems to be a problem in Kubuntu 16 with mbrola (not xpeak) which causes an error message to be printed all the time and some phonemes are not rendered properly. </text:span><text:span text:style-name="T212">(</text:span><text:span text:style-name="T159">The error message is an inconvenience </text:span><text:span text:style-name="T201">only </text:span><text:span text:style-name="T159">if you want </text:span><text:soft-page-break/><text:span text:style-name="T159">to read </text:span><text:span text:style-name="T69">xpeak</text:span><text:span text:style-name="T159">'s output as it's being spoken. As for the incorrect sounds, you can try to fix them </text:span><text:span text:style-name="T212">with </text:span><text:span text:style-name="T159">substitution rules – see below). I hope these bugs affecting Kubuntu 16 will be eventually fixed.</text:span></text:p>
      <text:p text:style-name="P5"><text:span text:style-name="T292">For now, the only speech-synthesis engine supported by </text:span><text:span text:style-name="T94">xpeak</text:span><text:span text:style-name="T292"> is </text:span><text:span text:style-name="T94">espeak</text:span><text:span text:style-name="T200">;</text:span><text:span text:style-name="T292"> others could be added in the future.</text:span></text:p>
      <text:p text:style-name="P5">I only tested <text:span text:style-name="T69">xpeak</text:span> with English and Spanish. Western languages <text:span text:style-name="T249">should be easy to set up and use (instructions are given below)</text:span>. For <text:span text:style-name="T276">other </text:span>languages such as Arabic, Chinese, etc., your mileage <text:span text:style-name="T64">can </text:span>vary. <text:span text:style-name="T58">Please feel free </text:span>to share configuration files, code corrections <text:span text:style-name="T277">and recommendations for using</text:span> <text:span text:style-name="T69">xpeak</text:span> with other languages.</text:p>
      <text:h text:style-name="P162" text:outline-level="3">Contributing to xpeak</text:h>
      <text:p text:style-name="P7"><text:span text:style-name="T13">I</text:span><text:span text:style-name="T9">f you want to contribute to this project, </text:span><text:span text:style-name="T33">you're welcome! This is just a first basic version, and </text:span><text:span text:style-name="T9">there are several </text:span><text:span text:style-name="T33">contributions to be made</text:span><text:span text:style-name="T9">:</text:span></text:p>
      <text:list xml:id="list2671355629862108502" text:style-name="L1">
        <text:list-item>
          <text:p text:style-name="P186">T<text:span text:style-name="T353">he current version is only meant to run under Linux, and it was only tested in </text:span><text:span text:style-name="T9">Kubuntu 14.04. </text:span><text:span text:style-name="T33">It should work in o</text:span><text:span text:style-name="T9">ther Linux distros </text:span><text:span text:style-name="T24">(and perhaps</text:span><text:span text:style-name="T9"> </text:span><text:span text:style-name="T32">Mac</text:span><text:span text:style-name="T24">); </text:span><text:span text:style-name="T33">it surely won't work in </text:span><text:span text:style-name="T9">Windows </text:span><text:span text:style-name="T33">right now</text:span><text:span text:style-name="T9">. I marked with a TODO comment several parts of the code where there are </text:span><text:span text:style-name="T33">known</text:span><text:span text:style-name="T9"> portability issues; there </text:span><text:span text:style-name="T24">can </text:span><text:span text:style-name="T9">be others I neglected. </text:span><text:span text:style-name="T33">You can contribute to this project by </text:span><text:span text:style-name="T35">porting it</text:span><text:span text:style-name="T33">.</text:span></text:p>
        </text:list-item>
        <text:list-item>
          <text:p text:style-name="P187"><text:span text:style-name="T33">The current version only supports</text:span><text:span text:style-name="T9"> </text:span><text:span text:style-name="T37">espeak</text:span><text:span text:style-name="T9">. </text:span><text:span text:style-name="T33">Support for other speech-synthesis engines might be desirable as well.</text:span></text:p>
        </text:list-item>
        <text:list-item>
          <text:p text:style-name="P186"><text:span text:style-name="T33">T</text:span><text:span text:style-name="T9">he program</text:span><text:span text:style-name="T33">'s interface is written in English</text:span><text:span text:style-name="T9">. </text:span><text:span text:style-name="T33">You are welcome to localize it.</text:span><text:span text:style-name="T9"> T</text:span><text:span text:style-name="T33">he</text:span><text:span text:style-name="T9"> program uses </text:span><text:span text:style-name="T144">gettext</text:span><text:span text:style-name="T9"> for all of its localizable strings. </text:span><text:span text:style-name="T33">P</text:span><text:span text:style-name="T9">lease refer to </text:span><text:span text:style-name="T144">gettext</text:span><text:span text:style-name="T9"> in </text:span><text:span text:style-name="T3">The Python Library Reference</text:span><text:span text:style-name="T9">.</text:span></text:p>
        </text:list-item>
        <text:list-item>
          <text:p text:style-name="P188"><text:span text:style-name="T33">The current segmentation (sentence splitting) companion script</text:span><text:span text:style-name="T9"> </text:span><text:span text:style-name="T144">xplit.py</text:span><text:span text:style-name="T9"> </text:span><text:span text:style-name="T33">is very basic. </text:span><text:span text:style-name="T9">I needed a quick </text:span><text:span text:style-name="T30">sentence-splitting </text:span><text:span text:style-name="T9">solution, and once I got what I needed, I focused on developing </text:span><text:span text:style-name="T37">xpeak</text:span><text:span text:style-name="T9">. You might want to improve the script and the simple </text:span><text:span text:style-name="T27">XML-like </text:span><text:span text:style-name="T9">language </text:span><text:span text:style-name="T26">I </text:span><text:span text:style-name="T27">devised</text:span><text:span text:style-name="T26"> for defining </text:span><text:span text:style-name="T9">splitting rules. </text:span><text:span text:style-name="T36">A</text:span><text:span text:style-name="T9">n obvious improvement would be to have </text:span><text:span text:style-name="T144">xplit.py</text:span><text:span text:style-name="T9"> understand </text:span><text:span text:style-name="T28">the </text:span><text:span text:style-name="T9">SRX format (SRX is </text:span><text:span text:style-name="T29">a </text:span><text:span text:style-name="T9">standard </text:span><text:span text:style-name="T29">used in translation </text:span><text:span text:style-name="T9">for defining </text:span><text:span text:style-name="T6">text </text:span><text:span text:style-name="T3">segmentation rules</text:span><text:span text:style-name="T9">, </text:span><text:span text:style-name="T28">that is, </text:span><text:span text:style-name="T29">text </text:span><text:span text:style-name="T28">splitting; </text:span><text:span text:style-name="T9">I happen not to </text:span><text:span text:style-name="T28">use SRX in </text:span><text:span text:style-name="T9">my current workflow</text:span><text:span text:style-name="T28">s</text:span><text:span text:style-name="T9">, </text:span><text:span text:style-name="T29">so </text:span><text:span text:style-name="T9">I didn't try to make </text:span><text:span text:style-name="T37">xplit</text:span><text:span text:style-name="T9"> understand it; you might want to </text:span><text:span text:style-name="T28">improve this</text:span><text:span text:style-name="T9">).</text:span></text:p>
        </text:list-item>
        <text:list-item>
          <text:p text:style-name="P189">Currently, up to seven substitution files can be used and their order of application is fixed. Some flexibilization might be desirable.</text:p>
        </text:list-item>
        <text:list-item>
          <text:p text:style-name="P190">A feature to read the key bindings from a configuration file would be useful, and it is easy to implement.</text:p>
        </text:list-item>
        <text:list-item>
          <text:p text:style-name="P191"><text:span text:style-name="T353">N</text:span><text:span text:style-name="T9">ew features </text:span><text:span text:style-name="T353">might be added, </text:span><text:span text:style-name="T9">existing ones </text:span><text:span text:style-name="T353">can be improved</text:span><text:span text:style-name="T9">.</text:span></text:p>
        </text:list-item>
      </text:list>
      <text:h text:style-name="P197" text:outline-level="2">Installation</text:h>
      <text:p text:style-name="P19">1. Copy the following files:</text:p>
      <text:p text:style-name="P19"/>
      <text:p text:style-name="P19"><text:tab/><text:span text:style-name="T117">xpeak.</text:span><text:span text:style-name="T118">py</text:span></text:p>
      <text:p text:style-name="P85"><text:tab/>xpeak.cfg</text:p>
      <text:p text:style-name="P85"><text:tab/>xplit.<text:span text:style-name="T67">py</text:span></text:p>
      <text:p text:style-name="P86"><text:soft-page-break/><text:tab/>xtxt.<text:span text:style-name="T67">py</text:span></text:p>
      <text:p text:style-name="P86"><text:tab/><text:span text:style-name="T255">xucw.py</text:span></text:p>
      <text:p text:style-name="P20"/>
      <text:p text:style-name="P20"><text:span text:style-name="T45">together </text:span>into any <text:span text:style-name="T54">directory </text:span>included in <text:span text:style-name="T52">your PATH</text:span>. <text:span text:style-name="T53">Ensure all files are readable by you, and the Python scripts are executable by you. </text:span></text:p>
      <text:p text:style-name="P3">Note: <text:span text:style-name="T117">xucw.py</text:span> is only needed if you will be using <text:span text:style-name="T69">unoconv</text:span> to extract text from non-plain-text files.</text:p>
      <text:p text:style-name="P138">2. Install <text:span text:style-name="T69">espeak</text:span> if not installed yet. In Debian/Ubuntu, <text:span text:style-name="T45">enter</text:span>:</text:p>
      <text:p text:style-name="P152"/>
      <text:p text:style-name="P156"><text:tab/>sudo apt-get install espeak</text:p>
      <text:p text:style-name="P153"/>
      <text:p text:style-name="P21">3. (Optional) Install <text:span text:style-name="T2">the </text:span><text:span text:style-name="T69">mbrola</text:span> <text:span text:style-name="T2">package </text:span>and <text:span text:style-name="T2">the </text:span><text:span text:style-name="T69">mbrola</text:span> voices for <text:span text:style-name="T293">your intended</text:span> language(s). For example, if you <text:span text:style-name="T59">intend </text:span>to read files in English and Spanish, enter <text:span text:style-name="T48">(</text:span>in Debian/Ubuntu<text:span text:style-name="T48">)</text:span>:</text:p>
      <text:p text:style-name="P21"/>
      <text:p text:style-name="P86"><text:tab/>sudo apt-get install mbrola</text:p>
      <text:p text:style-name="P86"><text:tab/>sudo apt-get install mbrola-us1</text:p>
      <text:p text:style-name="P87"><text:tab/>sudo apt-get install mbrola-es1</text:p>
      <text:p text:style-name="P22"/>
      <text:p text:style-name="P22">To see a list of available voices for <text:span text:style-name="T69">mbrola</text:span>, enter <text:span text:style-name="T325">(in Debian/Ubuntu)</text:span>:</text:p>
      <text:p text:style-name="P22"/>
      <text:p text:style-name="P88"><text:tab/>apt-cache search mbrola</text:p>
      <text:p text:style-name="P23"/>
      <text:p text:style-name="P24"><text:span text:style-name="T73">m</text:span><text:span text:style-name="T69">brola</text:span> is a<text:span text:style-name="T280">n improved</text:span> <text:span text:style-name="T279">speech-synthesis </text:span>system <text:span text:style-name="T280">based on </text:span>“diphones” (<text:span text:style-name="T48">transition between consecutive phones in a given language, recorded from actual human speech</text:span>). <text:span text:style-name="T288">It can be used along with </text:span><text:span text:style-name="T69">espeak</text:span> <text:span text:style-name="T289">to allow a more natural (human-like) rendering of speech</text:span>. <text:span text:style-name="T278">(I use </text:span><text:span text:style-name="T119">spanish-mbrola-1</text:span><text:span text:style-name="T48"> for Spanish, and results are great.)</text:span></text:p>
      <text:p text:style-name="P1"><text:span text:style-name="T358">Installing </text:span><text:span text:style-name="T359">mbrola</text:span><text:span text:style-name="T358"> under systems other than Debian/Ubuntu can be a little different. Refer to the </text:span><text:span text:style-name="T360">mbrola</text:span><text:span text:style-name="T358"> home page (</text:span><text:a xlink:type="simple" xlink:href="http://tcts.fpms.ac.be/synthesis/mbrola.html"><text:span text:style-name="T358">http://tcts.fpms.ac.be/synthesis/mbrola.html</text:span></text:a><text:span text:style-name="T358">) for instructions if needed.</text:span></text:p>
      <text:p text:style-name="P25">4. Choose your preferred voices.</text:p>
      <text:p text:style-name="P25">4a. Find a list of <text:span text:style-name="T49">installed </text:span>voices you can use with each one of your intended languages. For example, to find out which voices you can use to read text in English, enter the following command:</text:p>
      <text:p text:style-name="P25"/>
      <text:p text:style-name="P89"><text:tab/>espeak --voices=en</text:p>
      <text:p text:style-name="P26"/>
      <text:p text:style-name="P26">(Replace language ISO-code as needed.)</text:p>
      <text:p text:style-name="P25">The output will look like this:</text:p>
      <text:p text:style-name="P25"><text:soft-page-break/></text:p>
      <text:p text:style-name="P140"/>
      <text:p text:style-name="P158">Pty Language Age/Gender VoiceName <text:s text:c="9"/>File <text:s text:c="9"/>Other Languages</text:p>
      <text:p text:style-name="P157"><text:s/>2 <text:s/>en-gb <text:s text:c="9"/>M <text:s/>english <text:s text:c="13"/>en <text:s text:c="11"/>(en-uk 2)(en 2)</text:p>
      <text:p text:style-name="P157"><text:s/>3 <text:s/>en-uk <text:s text:c="9"/>M <text:s/>english-mb-en1 <text:s text:c="6"/>mb/mb-en1 <text:s text:c="4"/>(en 2)</text:p>
      <text:p text:style-name="P157"><text:s/>2 <text:s/>en-us <text:s text:c="9"/>M <text:s/>english-us <text:s text:c="10"/>en-us <text:s text:c="8"/>(en-r 5)(en 3)</text:p>
      <text:p text:style-name="P157"><text:s/>5 <text:s/>en-sc <text:s text:c="9"/>M <text:s/>en-scottish <text:s text:c="9"/>other/en-sc <text:s text:c="2"/>(en 4)</text:p>
      <text:p text:style-name="P157">...</text:p>
      <text:p text:style-name="P157">10 <text:s/>en <text:s text:c="12"/>F <text:s/>en-swedish-f <text:s text:c="8"/>mb/mb-sw2-en <text:s/></text:p>
      <text:p text:style-name="P157"><text:s/>5 <text:s/>en-wi <text:s text:c="9"/>M <text:s/>en-westindies <text:s text:c="7"/>other/en-wi <text:s text:c="2"/>(en-uk 4)(en 10)</text:p>
      <text:p text:style-name="P157">11 <text:s/>en <text:s text:c="12"/>M <text:s/>en-afrikaans <text:s text:c="8"/>mb/mb-af1-en <text:s/></text:p>
      <text:p text:style-name="P157">11 <text:s/>en <text:s text:c="12"/>F <text:s/>en-polish <text:s text:c="11"/>mb/mb-pl1-en <text:s/></text:p>
      <text:p text:style-name="P157">11 <text:s/>en <text:s text:c="12"/>M <text:s/>en-swedish <text:s text:c="10"/>mb/mb-sw1-en </text:p>
      <text:p text:style-name="P157"/>
      <text:p text:style-name="P25">4b. Try the voices you have just listed (use the names in the <text:span text:style-name="T46">fourth </text:span>column) <text:span text:style-name="T370">to find the one</text:span> you <text:span text:style-name="T326">like </text:span>most. For example:</text:p>
      <text:p text:style-name="P25"/>
      <text:p text:style-name="P89"><text:tab/>espeak -v english_rp 'Hello, world'</text:p>
      <text:p text:style-name="P89"><text:tab/>...</text:p>
      <text:p text:style-name="P90"><text:tab/>espeak -v en-<text:span text:style-name="T46">swedish</text:span> 'Hello, world'</text:p>
      <text:p text:style-name="P91"><text:tab/>...</text:p>
      <text:p text:style-name="P91"/>
      <text:p text:style-name="P25">Tip: if you installed <text:span text:style-name="T69">mbrola</text:span> voices, <text:span text:style-name="T46">they are usually the right ones. Y</text:span>ou can save some time by trying them first, for example:</text:p>
      <text:p text:style-name="P25"/>
      <text:p text:style-name="P89"><text:tab/>espeak -v us-mbrola-1 'Hello, world'</text:p>
      <text:p text:style-name="P89"/>
      <text:p text:style-name="P25">Once you've found a voice you like, <text:span text:style-name="T55">wri</text:span>te its name down.</text:p>
      <text:p text:style-name="P25">4<text:span text:style-name="T66">c</text:span>. Repeat 4<text:span text:style-name="T50">a-b</text:span> for each of your intended languages.</text:p>
      <text:p text:style-name="P25">5. <text:span text:style-name="T341">Now it's time to c</text:span>onfigure <text:span text:style-name="T69">xpeak</text:span>. Open the file <text:span text:style-name="T117">xpeak.cfg</text:span> you copied in #1 <text:span text:style-name="T55">in a text editor</text:span>. You'll find something like this:</text:p>
      <text:p text:style-name="P25"/>
      <text:p text:style-name="P89"><text:tab/>locale: es</text:p>
      <text:p text:style-name="P89"><text:tab/>voice: <text:s/>spanish-mbrola-1</text:p>
      <text:p text:style-name="P89"><text:tab/>sam: <text:s text:c="3"/>Empiezo de nuevo</text:p>
      <text:p text:style-name="P89"/>
      <text:p text:style-name="P89"><text:tab/>locale: en</text:p>
      <text:p text:style-name="P89"><text:tab/>voice: <text:s/>us-mbrola-2</text:p>
      <text:p text:style-name="P89"><text:tab/>sam: <text:s text:c="3"/>Starting again</text:p>
      <text:p text:style-name="P89"/>
      <text:p text:style-name="P25"><text:soft-page-break/>Each section of the configuration file (separated by an empty line from the following one) refers to one language. (The above file <text:span text:style-name="T326">happens to be </text:span>the one I have in my computer.) You should edit it and create as many sections as your intended languages. Replace the <text:span text:style-name="T117">voice</text:span> field with <text:span text:style-name="T46">the</text:span> preferred voice for <text:span text:style-name="T243">each</text:span> language <text:span text:style-name="T51">you found in 4b</text:span>. The <text:span text:style-name="T117">sam</text:span> field <text:span text:style-name="T60">(if present) </text:span>is read aloud by <text:span text:style-name="T69">xpeak</text:span> when <text:span text:style-name="T46">the file being read was modified in disk and </text:span><text:span text:style-name="T77">xpeak </text:span><text:span text:style-name="T46">restarts the reading (it's just meant to act as a separator, and it's not mandatory to set it up, you can just leave it blank or delete the line).</text:span> For any of your intended languages which is not listed above, you should translate the <text:span text:style-name="T117">Starting again</text:span> phrase into that language.</text:p>
      <text:p text:style-name="P27">6. Try <text:span text:style-name="T69">xpeak</text:span>. Look for a small plain text file with several sentences <text:span text:style-name="T46">written in the language of</text:span> <text:span text:style-name="T46">your default locale (later we'll learn how to use a different language)</text:span>, and have <text:span text:style-name="T69">xpeak</text:span> read it aloud:</text:p>
      <text:p text:style-name="P28"/>
      <text:p text:style-name="P92"><text:tab/>xpeak.<text:span text:style-name="T68">py</text:span> &lt;<text:span text:style-name="T3">your file</text:span><text:span text:style-name="T9">&gt;</text:span></text:p>
      <text:p text:style-name="P92"/>
      <text:p text:style-name="P28"><text:span text:style-name="T9">That's it! If everything was OK, your file will be read one sentence at a time, while sentences are printed to standard output. In the following sections, </text:span><text:span text:style-name="T34">you</text:span><text:span text:style-name="T9">'ll learn how to </text:span><text:span text:style-name="T14">control </text:span><text:span text:style-name="T37">xpeak</text:span><text:span text:style-name="T43"> </text:span><text:span text:style-name="T44">while it's reading the file</text:span><text:span text:style-name="T9">. But before we g</text:span><text:span text:style-name="T12">et</text:span><text:span text:style-name="T9"> there...</text:span></text:p>
      <text:p text:style-name="P28"><text:span text:style-name="T9">7. The default sentence splitting configuration should work </text:span><text:span text:style-name="T15">almost </text:span><text:span text:style-name="T9">fine for most Western languages. It is based on splitting sentences on periods, question marks, </text:span><text:span text:style-name="T16">and exclamation </text:span><text:span text:style-name="T9">marks (newlines </text:span><text:span text:style-name="T17">always split sentences </text:span><text:span text:style-name="T23">too</text:span><text:span text:style-name="T9">, unless you call </text:span><text:span text:style-name="T37">xpeak</text:span><text:span text:style-name="T9"> with </text:span><text:span text:style-name="T34">the </text:span><text:span text:style-name="T145">--do-not-split</text:span><text:span text:style-name="T34"> </text:span><text:span text:style-name="T9">option). If you speak a language which uses different characters for marking sentence endings (e.g., Chinese), </text:span><text:span text:style-name="T18">or the default splitting rules are not enough </text:span><text:span text:style-name="T25">for you</text:span><text:span text:style-name="T18">,</text:span><text:span text:style-name="T9"> you must configure </text:span><text:span text:style-name="T37">xplit</text:span><text:span text:style-name="T9"> (the sentence‑splitter </text:span><text:span text:style-name="T16">companion to </text:span><text:span text:style-name="T38">xpeak</text:span><text:span text:style-name="T9">). Information on how to do this is given below. </text:span><text:span text:style-name="T15">But first, let's learn how to use </text:span><text:span text:style-name="T39">xpeak</text:span><text:span text:style-name="T15">.</text:span></text:p>
      <text:h text:style-name="P198" text:outline-level="2">Control of the reading process</text:h>
      <text:p text:style-name="P8">You can control the reading process by means of several keystrokes. <text:span text:style-name="T301">(The full command reference is given near the end of this file.)</text:span></text:p>
      <text:h text:style-name="P163" text:outline-level="3"><text:span text:style-name="T9">Pause and </text:span><text:span text:style-name="T10">resume speaking</text:span></text:h>
      <text:p text:style-name="P8">Press <text:span text:style-name="T55">the </text:span><text:span text:style-name="T69">spacebar</text:span> to pause speaking; press it again to resume speaking.</text:p>
      <text:h text:style-name="P165" text:outline-level="3">Stop <text:span text:style-name="T61">and restart </text:span>speaking</text:h>
      <text:p text:style-name="P28">Press <text:span text:style-name="T69">x</text:span> to stop speaking. Press <text:span text:style-name="T55">the </text:span><text:span text:style-name="T69">spacebar</text:span> to restart speaking (it will restart at the beginning of the current sentence).</text:p>
      <text:h text:style-name="P166" text:outline-level="3">Quit xpeak</text:h>
      <text:p text:style-name="P29"><text:span text:style-name="T267">Normally, </text:span><text:span text:style-name="T88">xpeak</text:span><text:span text:style-name="T267"> will exit after reading the last sentence in the file. You can </text:span><text:span text:style-name="T176">exit </text:span><text:span text:style-name="T87">xpeak</text:span><text:span text:style-name="T176"> </text:span><text:span text:style-name="T177">at any time </text:span><text:span text:style-name="T210">by pressing </text:span><text:span text:style-name="T103">q</text:span><text:span text:style-name="T177">; </text:span><text:span text:style-name="T210">you will be asked for confirmation</text:span><text:span text:style-name="T176">. </text:span><text:span text:style-name="T177">P</text:span><text:span text:style-name="T159">ress </text:span><text:span text:style-name="T103">Q</text:span><text:span text:style-name="T69"> </text:span><text:span text:style-name="T176">to exit </text:span><text:span text:style-name="T87">xpeak</text:span><text:span text:style-name="T176"> </text:span><text:span text:style-name="T210">without being asked for confirmation.</text:span><text:span text:style-name="T176"> </text:span><text:span text:style-name="T210">If you want </text:span><text:span text:style-name="T103">q</text:span><text:span text:style-name="T210"> to exit without confirmation, invoke </text:span><text:span text:style-name="T103">xpeak</text:span><text:span text:style-name="T210"> with a </text:span><text:span text:style-name="T126">-Q</text:span><text:span text:style-name="T210"> or </text:span><text:span text:style-name="T126">--quit-</text:span><text:span text:style-name="T127">w</text:span><text:span text:style-name="T126">ithout-</text:span><text:span text:style-name="T127">a</text:span><text:span text:style-name="T126">sking</text:span><text:span text:style-name="T210"> option.</text:span></text:p>
      <text:p text:style-name="P30"><text:span text:style-name="T159">If you want </text:span><text:span text:style-name="T69">xpeak</text:span><text:span text:style-name="T159"> to stay </text:span><text:span text:style-name="T213">alive </text:span><text:span text:style-name="T159">and wait for commands after </text:span><text:span text:style-name="T177">reading the last sentence in the file, </text:span><text:span text:style-name="T159">invoke </text:span><text:span text:style-name="T69">xpeak</text:span><text:span text:style-name="T159"> with a </text:span><text:span text:style-name="T120">-d</text:span><text:span text:style-name="T159"> or </text:span><text:span text:style-name="T120">--do-</text:span><text:span text:style-name="T127">n</text:span><text:span text:style-name="T120">ot-</text:span><text:span text:style-name="T127">c</text:span><text:span text:style-name="T120">lose-</text:span><text:span text:style-name="T127">a</text:span><text:span text:style-name="T120">fter-EOF</text:span><text:span text:style-name="T159"> option.</text:span></text:p>
      <text:p text:style-name="P31"><text:span text:style-name="T224">By the way</text:span><text:span text:style-name="T159">, you can gracefully </text:span><text:span text:style-name="T223">close</text:span><text:span text:style-name="T159"> </text:span><text:span text:style-name="T69">xpeak</text:span><text:span text:style-name="T159"> by sending it a </text:span><text:span text:style-name="T120">SIGTERM</text:span><text:span text:style-name="T159"> or </text:span><text:span text:style-name="T120">SIGUSR1</text:span><text:span text:style-name="T159"> signal.</text:span></text:p>
      <text:h text:style-name="P167" text:outline-level="3"><text:soft-page-break/>Skip to next sentence</text:h>
      <text:p text:style-name="P28"><text:span text:style-name="T9">Press </text:span><text:span text:style-name="T37">n</text:span><text:span text:style-name="T9"> to skip to </text:span><text:span text:style-name="T22">the </text:span><text:span text:style-name="T9">next sentence (it will </text:span><text:span text:style-name="T11">do nothing if you are at </text:span><text:span text:style-name="T9">the last sentence)</text:span><text:span text:style-name="T22">.</text:span></text:p>
      <text:h text:style-name="P167" text:outline-level="3">Skip to previous sentence</text:h>
      <text:p text:style-name="P32"><text:span text:style-name="T10">Press </text:span><text:span text:style-name="T40">b</text:span><text:span text:style-name="T10"> to skip to </text:span><text:span text:style-name="T21">previous </text:span><text:span text:style-name="T10">sentence (it will </text:span><text:span text:style-name="T11">do nothing if you are at </text:span><text:span text:style-name="T10">the </text:span><text:span text:style-name="T21">first</text:span><text:span text:style-name="T10"> sentence).</text:span></text:p>
      <text:p text:style-name="P33">If you call <text:span text:style-name="T69">xpeak</text:span> with a <text:span text:style-name="T135">--backward-</text:span><text:span text:style-name="T150">s</text:span><text:span text:style-name="T135">kipping-</text:span><text:span text:style-name="T150">s</text:span><text:span text:style-name="T135">tops-</text:span><text:span text:style-name="T150">p</text:span><text:span text:style-name="T135">laying</text:span><text:span text:style-name="T265"> option (abbreviated to </text:span><text:span text:style-name="T135">-b</text:span><text:span text:style-name="T265">), </text:span>the semantics of this command <text:span text:style-name="T266">is </text:span>a little different. <text:span text:style-name="T293">P</text:span>ress<text:span text:style-name="T293">ing</text:span> <text:span text:style-name="T69">b</text:span><text:span text:style-name="T159"> while </text:span><text:span text:style-name="T86">xpeak</text:span><text:span text:style-name="T159"> is </text:span><text:span text:style-name="T8">reading </text:span><text:span text:style-name="T7">and not paused</text:span><text:span text:style-name="T159"> </text:span><text:span text:style-name="T202">causes </text:span><text:span text:style-name="T175">it </text:span><text:span text:style-name="T202">to </text:span><text:span text:style-name="T214">go back to the beginning of the </text:span><text:span text:style-name="T7">current</text:span><text:span text:style-name="T159"> sentence </text:span><text:span text:style-name="T214">and stop there</text:span><text:span text:style-name="T159">. </text:span><text:span text:style-name="T202">P</text:span><text:span text:style-name="T159">ress</text:span><text:span text:style-name="T202">ing</text:span><text:span text:style-name="T159"> </text:span><text:span text:style-name="T69">b</text:span><text:span text:style-name="T159"> while </text:span><text:span text:style-name="T86">xpeak</text:span><text:span text:style-name="T159"> is </text:span><text:span text:style-name="T7">stopped or paused</text:span><text:span text:style-name="T159"> skips one sentence back. </text:span><text:span text:style-name="T214">In both cases,</text:span><text:span text:style-name="T193"> </text:span><text:span text:style-name="T214">reading will not resume until the user restarts the program with the </text:span><text:span text:style-name="T106">spacebar</text:span><text:span text:style-name="T202">.</text:span><text:span text:style-name="T178"> </text:span><text:span text:style-name="T215">Note that pressing </text:span><text:span text:style-name="T107">b b spacebar</text:span><text:span text:style-name="T215"> with the modified semantics is the same as pressing </text:span><text:span text:style-name="T107">b</text:span><text:span text:style-name="T215"> with the normal semantics.</text:span></text:p>
      <text:p text:style-name="P34"><text:span text:style-name="T178">Some users </text:span><text:span text:style-name="T192">may</text:span><text:span text:style-name="T178"> find this </text:span><text:span text:style-name="T179">semantics</text:span><text:span text:style-name="T178"> </text:span><text:span text:style-name="T192">to be </text:span><text:span text:style-name="T178">more convenient than the default one.</text:span></text:p>
      <text:p text:style-name="P35"><text:span text:style-name="T178">W</text:span><text:span text:style-name="T159">hatever default behavior you choose, you can </text:span><text:span text:style-name="T216">al</text:span><text:span text:style-name="T234">ways</text:span><text:span text:style-name="T216"> </text:span><text:span text:style-name="T159">get the other behavior </text:span><text:span text:style-name="T216">by </text:span><text:span text:style-name="T159">pressing </text:span><text:span text:style-name="T69">B</text:span><text:span text:style-name="T159"> instead of </text:span><text:span text:style-name="T69">b</text:span><text:span text:style-name="T159">.</text:span></text:p>
      <text:h text:style-name="P163" text:outline-level="3"><text:span text:style-name="T10">G</text:span><text:span text:style-name="T9">o to </text:span><text:span text:style-name="T10">the first sentence</text:span></text:h>
      <text:p text:style-name="P9">Press <text:span text:style-name="T69">v</text:span> to go to the first sentence <text:span text:style-name="T342">and stop there</text:span>. <text:span text:style-name="T268">Press </text:span><text:span text:style-name="T89">V</text:span><text:span text:style-name="T178"> to go to the first sentence and restart reading from there. </text:span><text:span text:style-name="T235">Both </text:span><text:span text:style-name="T219">command</text:span><text:span text:style-name="T235">s</text:span><text:span text:style-name="T219"> will do nothing if you are already at the first sentence.</text:span></text:p>
      <text:h text:style-name="P164" text:outline-level="3"><text:span text:style-name="T10">G</text:span><text:span text:style-name="T9">o to </text:span><text:span text:style-name="T10">the last sentence</text:span></text:h>
      <text:p text:style-name="P10">Press <text:span text:style-name="T69">m</text:span> to go to the last sentence <text:span text:style-name="T268">and stop there</text:span>. <text:s/><text:span text:style-name="T268">Press </text:span><text:span text:style-name="T89">M</text:span><text:span text:style-name="T178"> to go to the last sentence and restart reading from there. </text:span><text:span text:style-name="T225">Both </text:span><text:span text:style-name="T219">command</text:span><text:span text:style-name="T225">s</text:span><text:span text:style-name="T219"> will do nothing if you are already at the last sentence.</text:span></text:p>
      <text:h text:style-name="P168" text:outline-level="3">Read current sentence again</text:h>
      <text:p text:style-name="P11">Press <text:span text:style-name="T69">a</text:span> to restart reading <text:span text:style-name="T62">at </text:span>the <text:span text:style-name="T62">beginning of the </text:span>current sentence.</text:p>
      <text:h text:style-name="P172" text:outline-level="3">Stop after current sentence</text:h>
      <text:p text:style-name="P36">Press <text:span text:style-name="T69">.</text:span> <text:span text:style-name="T158">(a period) </text:span>to have <text:span text:style-name="T69">xpeak</text:span> stop after reading the current sentence. <text:span text:style-name="T328">Press it again before the end of the sentence to cancel the scheduled stop.</text:span></text:p>
      <text:h text:style-name="P173" text:outline-level="3">Stop after <text:span text:style-name="T327">each </text:span>sentence</text:h>
      <text:p text:style-name="P37">Press <text:span text:style-name="T69">,</text:span> <text:span text:style-name="T158">(a comma) </text:span>to have <text:span text:style-name="T69">xpeak</text:span> stop after reading <text:span text:style-name="T328">each </text:span>sentence. <text:span text:style-name="T328">Press it again to cancel the option to stop after each sentence.</text:span></text:p>
      <text:h text:style-name="P170" text:outline-level="3">Increase/decrease reading speed</text:h>
      <text:p text:style-name="P12">Press <text:span text:style-name="T69">+</text:span>/<text:span text:style-name="T69">-</text:span> to increase/decrease reading speed <text:span text:style-name="T55">(</text:span><text:span text:style-name="T74">xpeak</text:span><text:span text:style-name="T55"> will start reading the current sentence again)</text:span>.</text:p>
      <text:h text:style-name="P174" text:outline-level="3">Show line numbers</text:h>
      <text:p text:style-name="P13">Press <text:span text:style-name="T69">l </text:span><text:span text:style-name="T184">('el'</text:span><text:span text:style-name="T185">) </text:span><text:span text:style-name="T159">to toggle line numbering on/off.</text:span></text:p>
      <text:p text:style-name="P38"><text:soft-page-break/><text:span text:style-name="T9">The following commands will cause </text:span><text:span text:style-name="T41">xpeak</text:span><text:span text:style-name="T9"> to stop </text:span><text:span text:style-name="T19">before executing the command</text:span><text:span text:style-name="T9">. </text:span><text:span text:style-name="T31">After the command, y</text:span><text:span text:style-name="T9">ou can </text:span><text:span text:style-name="T31">use </text:span><text:span text:style-name="T20">the </text:span><text:span text:style-name="T37">spacebar</text:span><text:span text:style-name="T9"> </text:span><text:span text:style-name="T31">to restart </text:span><text:span text:style-name="T42">xpeak</text:span><text:span text:style-name="T31">.</text:span></text:p>
      <text:h text:style-name="P169" text:outline-level="3">Find text</text:h>
      <text:p text:style-name="P11">Press one of <text:span text:style-name="T69">f</text:span>, <text:span text:style-name="T69">F</text:span>, <text:span text:style-name="T69">r</text:span>, or <text:span text:style-name="T69">R</text:span>, and enter some text. <text:span text:style-name="T329">Depending on the key you pressed, t</text:span>he search text will be interpreted as follows:</text:p>
      <text:p text:style-name="P139"><text:tab/><text:span text:style-name="T69">f</text:span><text:tab/>plain text, case insensitive</text:p>
      <text:p text:style-name="P154"><text:tab/><text:span text:style-name="T69">F</text:span><text:tab/>plain text, case sensitive</text:p>
      <text:p text:style-name="P154"><text:tab/><text:span text:style-name="T69">r</text:span><text:tab/>regular expression <text:span text:style-name="T371">(without enclosing /)</text:span>, case insensitive</text:p>
      <text:p text:style-name="P155"><text:tab/><text:span text:style-name="T69">R</text:span><text:tab/>regular expression <text:span text:style-name="T371">(without enclosing /)</text:span>, case sensitive</text:p>
      <text:p text:style-name="P154">The regular expression <text:span text:style-name="T55">syntax </text:span>is the one used by Python, mostly identical with Perl's. <text:span text:style-name="T3">Do not</text:span> use <text:span text:style-name="T69">/</text:span> around the expression.</text:p>
      <text:p text:style-name="P14">You can use <text:span text:style-name="T372">the </text:span>arrow keys to edit and <text:span text:style-name="T329">re</text:span>use previous used search strings.</text:p>
      <text:p text:style-name="P15">To return to <text:span text:style-name="T69">xpeak</text:span> without performing a search, just press <text:span text:style-name="T69">Enter</text:span>.</text:p>
      <text:h text:style-name="P168" text:outline-level="3">Find text again</text:h>
      <text:p text:style-name="P39"><text:span text:style-name="T9">Press </text:span><text:span text:style-name="T37">t</text:span><text:span text:style-name="T9"> to go to the next sentence matching a previous search command. Press </text:span><text:span text:style-name="T37">e</text:span><text:span text:style-name="T9"> to go to the previous sentence matching a previous search command.</text:span></text:p>
      <text:h text:style-name="P171" text:outline-level="3">Go to a specific line</text:h>
      <text:p text:style-name="P16"><text:span text:style-name="T159">Press </text:span><text:span text:style-name="T69">g</text:span><text:span text:style-name="T159"> and enter a line number to go to a specific line </text:span><text:span text:style-name="T186">(</text:span><text:span text:style-name="T194">numbering starts at</text:span><text:span text:style-name="T186"> 1)</text:span><text:span text:style-name="T159">. To return to </text:span><text:span text:style-name="T69">xpeak</text:span><text:span text:style-name="T159"> without </text:span><text:span text:style-name="T187">moving the pointer</text:span><text:span text:style-name="T159">, </text:span><text:span text:style-name="T188">just </text:span><text:span text:style-name="T159">press </text:span><text:span text:style-name="T69">Enter</text:span><text:span text:style-name="T159">.</text:span></text:p>
      <text:h text:style-name="P175" text:outline-level="3">Open the file being read</text:h>
      <text:p text:style-name="P40">Press <text:span text:style-name="T69">o</text:span> to open the file being read in its <text:span text:style-name="T373">default </text:span>application. <text:span text:style-name="T281">T</text:span>his command <text:span text:style-name="T281">relies on </text:span><text:span text:style-name="T69">xdg‑open</text:span>, and the mimetype of the file must have been properly configured <text:span text:style-name="T55">in your system (usually with </text:span><text:span text:style-name="T74">xdg-mime</text:span><text:span text:style-name="T55"> or as a filetype association within the file browser – the default configuration should work most of the time)</text:span>.</text:p>
      <text:p text:style-name="P41">Of course, you can also open the file directly from your file browser, <text:span text:style-name="T244">from any application or</text:span> <text:span text:style-name="T244">from the command line while being read by </text:span><text:span text:style-name="T91">xpeak</text:span>.</text:p>
      <text:h text:style-name="P199" text:outline-level="2">Reading text written in a different language</text:h>
      <text:p text:style-name="P43">Supposing you have more than one language configured in <text:span text:style-name="T117">xpeak.cfg</text:span>, you can choose which one to use <text:span text:style-name="T374">with </text:span>the <text:span text:style-name="T117">--lang</text:span> option. E.g., suppose your locale is Spanish. You can read a text written in English by using the following command:</text:p>
      <text:p text:style-name="P43"/>
      <text:p text:style-name="P93"><text:tab/>xpeak --lang en &lt;<text:span text:style-name="T3">your file</text:span>&gt;</text:p>
      <text:p text:style-name="P93"/>
      <text:p text:style-name="P43">If you don't enter the <text:span text:style-name="T117">--lang</text:span> option, <text:span text:style-name="T69">xpeak</text:span> will use the current locale.</text:p>
      <text:p text:style-name="P45">Note: the current version of <text:span text:style-name="T69">xpeak</text:span> doesn't recognize regional variants, such as <text:span text:style-name="T117">es_AR</text:span>, only the two‑character language code.</text:p>
      <text:h text:style-name="P200" text:outline-level="2"><text:soft-page-break/>Configuring substitution rules</text:h>
      <text:p text:style-name="P46"><text:span text:style-name="T160">Now </text:span><text:span text:style-name="T227">let's </text:span><text:span text:style-name="T226">try </text:span><text:span text:style-name="T159">a little magic. Under any directory of your choice, create a text file named </text:span><text:span text:style-name="T120">tmp.txt</text:span><text:span text:style-name="T159"> with the following content (</text:span><text:span text:style-name="T160">you can </text:span><text:span text:style-name="T159">translate it into the language of your locale</text:span><text:span text:style-name="T160"> </text:span><text:span text:style-name="T168">if </text:span><text:span text:style-name="T183">it is not English</text:span><text:span text:style-name="T159">):</text:span></text:p>
      <text:p text:style-name="P46"/>
      <text:p text:style-name="P95"><text:span text:style-name="T355">What can I buy with </text:span>42 <text:span text:style-name="T355">dollars?</text:span></text:p>
      <text:p text:style-name="P100"/>
      <text:p text:style-name="P46"><text:span text:style-name="T361">U</text:span>nder the same directory, create a file named <text:span text:style-name="T117">xpeak.subst</text:span>, edit it, and enter the following (<text:span text:style-name="T294">do not enter any</text:span> extra spaces at the beginning and end of lines):</text:p>
      <text:p text:style-name="P46"/>
      <text:p text:style-name="P100">42</text:p>
      <text:p text:style-name="P93">a <text:span text:style-name="T355">million</text:span></text:p>
      <text:p text:style-name="P93"/>
      <text:p text:style-name="P44"><text:span text:style-name="T362">H</text:span>ave <text:span text:style-name="T69">xpeak</text:span> read your file, and hear what it says.</text:p>
      <text:p text:style-name="P44"><text:span text:style-name="T69">xpeak</text:span> allows you to configure 'substitution rules', whereby any instance of a given text is replaced by another text before rendering it into speech. The purpose of this is to <text:span text:style-name="T363">be able to </text:span>adjust the way certain things <text:span text:style-name="T270">are said</text:span>; e.g., if you are not fully satisfied with <text:span text:style-name="T78">es</text:span><text:span text:style-name="T69">peak</text:span>'s default rendering of certain phonemes/<text:span text:style-name="T241">combination of phonemes</text:span>, or you need some other adjustment to be done before the text is spoken <text:span text:style-name="T363">aloud</text:span>, you can create a substitution rule and do some preprocessing of the text before it's s<text:span text:style-name="T374">ent to </text:span><text:span text:style-name="T115">espeak</text:span>.</text:p>
      <text:p text:style-name="P43">Now edit <text:span text:style-name="T117">tmp.txt</text:span> as follows:</text:p>
      <text:p text:style-name="P101"/>
      <text:p text:style-name="P96"><text:span text:style-name="T355">What can I buy with 1</text:span><text:span text:style-name="T159">42</text:span><text:span text:style-name="T355">0</text:span><text:span text:style-name="T159"> </text:span><text:span text:style-name="T355">dollars?</text:span></text:p>
      <text:p text:style-name="P101"/>
      <text:p text:style-name="P43">Have <text:span text:style-name="T69">xpeak</text:span> <text:span text:style-name="T375">read it </text:span>again. You <text:span text:style-name="T241">will </text:span>get an unwanted result: the <text:span text:style-name="T117">42</text:span> inside <text:span text:style-name="T117">1420</text:span> <text:span text:style-name="T376">was </text:span>substituted! <text:span text:style-name="T241">To</text:span> avoid it, edit the substitution file as follows:</text:p>
      <text:p text:style-name="P43"/>
      <text:p text:style-name="P101"><text:span text:style-name="T240">\b</text:span>42<text:span text:style-name="T240">\b</text:span></text:p>
      <text:p text:style-name="P93">a <text:span text:style-name="T355">million</text:span></text:p>
      <text:p text:style-name="P47"/>
      <text:p text:style-name="P47">Rea<text:span text:style-name="T240">d the text again, and this time the number 1420 will not get substituted. This is because the first line of a substitution rule is always interpreted as a (mostly Perl-ish) regular expression.</text:span></text:p>
      <text:p text:style-name="P43">You can enter <text:span text:style-name="T295">several</text:span> substitution rules in the file, separated by blank lines. E.g.</text:p>
      <text:p text:style-name="P43"/>
      <text:p text:style-name="P101"><text:span text:style-name="T240">\b</text:span>42<text:span text:style-name="T240">\b</text:span></text:p>
      <text:p text:style-name="P93">a <text:span text:style-name="T355">million</text:span></text:p>
      <text:p text:style-name="P93"/>
      <text:p text:style-name="P101"><text:span text:style-name="T240">\b1</text:span>42<text:span text:style-name="T240">0\b</text:span></text:p>
      <text:p text:style-name="P93"><text:soft-page-break/>a <text:span text:style-name="T355">billion</text:span></text:p>
      <text:p text:style-name="P93"/>
      <text:p text:style-name="P54">Note that rules are applied in the order they are entered, so a previous substitution rule can prevent a latter one to be applied:</text:p>
      <text:p text:style-name="P54"/>
      <text:p text:style-name="P102">42</text:p>
      <text:p text:style-name="P103">a million</text:p>
      <text:p text:style-name="P94"/>
      <text:p text:style-name="P102"><text:span text:style-name="T240">1</text:span>42<text:span text:style-name="T240">0</text:span></text:p>
      <text:p text:style-name="P104">this rule won't get applied</text:p>
      <text:p text:style-name="P104"/>
      <text:p text:style-name="P94">1<text:span text:style-name="T355">a million</text:span>0</text:p>
      <text:p text:style-name="P104">this rule will get applied. (See why?)</text:p>
      <text:p text:style-name="P54"/>
      <text:p text:style-name="P43">You can use grouping in the match<text:span text:style-name="T282">ing part of the</text:span> rule and backward references in the <text:span text:style-name="T282">replacement part of</text:span> rule:</text:p>
      <text:p text:style-name="P43"/>
      <text:p text:style-name="P93">\b(\d+)\b</text:p>
      <text:p text:style-name="P93"><text:span text:style-name="T356">exactly</text:span> $1</text:p>
      <text:p text:style-name="P93"/>
      <text:p text:style-name="P47">For <text:span text:style-name="T240">backward references, you can use either </text:span><text:span text:style-name="T130">\</text:span><text:span text:style-name="T240"> or </text:span><text:span text:style-name="T130">$</text:span><text:span text:style-name="T240">.</text:span></text:p>
      <text:p text:style-name="P55">And finally, you can use the <text:span text:style-name="T117">uc</text:span> and <text:span text:style-name="T117">lc</text:span> functions in the <text:span text:style-name="T282">replacement</text:span> to convert <text:span text:style-name="T282">text </text:span>to uppercase and lowercase, respectively. For example, I feel the default pause made by <text:span text:style-name="T69">espeak</text:span> when reading a semicolon in Spanish is a little too short. To change this, I use the following substitution rule, <text:span text:style-name="T282">which</text:span> change<text:span text:style-name="T282">s</text:span> the semicolon into a period and <text:span text:style-name="T282">converts the first subsequent letter to uppercase</text:span>:</text:p>
      <text:p text:style-name="P55"/>
      <text:p text:style-name="P105">;\s+(\w)</text:p>
      <text:p text:style-name="P105">. uc($1)</text:p>
      <text:p text:style-name="P105"/>
      <text:p text:style-name="P56">This way, <text:span text:style-name="T69">xpeak</text:span> fool<text:span text:style-name="T296">s</text:span> <text:span text:style-name="T69">espeak</text:span> into seeing two sentences instead of one. Converting the first letter of the second sentence to uppercase is needed for <text:span text:style-name="T69">espeak</text:span> to “read” the period right.</text:p>
      <text:p text:style-name="P55">Please note <text:span text:style-name="T331">in this version of </text:span><text:span text:style-name="T108">xpeak</text:span><text:span text:style-name="T331">, </text:span>no space should be left between <text:span text:style-name="T117">uc</text:span>/<text:span text:style-name="T117">lc</text:span> and the opening bracket.</text:p>
      <text:h text:style-name="P176" text:outline-level="3">Scope of the substitution rules</text:h>
      <text:p text:style-name="P54">If you want your substitution rules to be applied only to text written in a specific language (which is what you will want most of the time), append <text:span text:style-name="T245">a period and </text:span>the language ISO code to the name of the substitution file (e.g., <text:span text:style-name="T117">xpeak.subst.en</text:span> for English).</text:p>
      <text:p text:style-name="P54"><text:soft-page-break/>Substitution files placed under the same directory of the file being read are local to that directory. If you want to configure <text:span text:style-name="T258">global </text:span>rules to be applied to all files, place them under the same directory as <text:span text:style-name="T120">xpeak.py</text:span>.</text:p>
      <text:p text:style-name="P48"><text:span text:style-name="T241">You can also have a substitution file to be applied only to a certain invocation of </text:span><text:span text:style-name="T76">xpeak</text:span><text:span text:style-name="T241">, by using the </text:span><text:span text:style-name="T138">-S</text:span><text:span text:style-name="T241"> or </text:span><text:span text:style-name="T138">--subst-file</text:span><text:span text:style-name="T241"> option, e.g.:</text:span></text:p>
      <text:p text:style-name="P54"/>
      <text:p text:style-name="P104"><text:tab/>xpeak.py -S myPathToSubstFiles/mysubstfile my<text:span text:style-name="T246">File</text:span>.txt</text:p>
      <text:p text:style-name="P104"/>
      <text:p text:style-name="P47">You ca<text:span text:style-name="T241">n have more than one substitution file active at the same time. The current version of </text:span><text:span text:style-name="T76">xpeak</text:span><text:span text:style-name="T241"> allows up to 7 substitution files, which are applied in the following order:</text:span></text:p>
      <text:p text:style-name="P47"/>
      <text:p text:style-name="P49"><text:span text:style-name="T117"><text:tab/></text:span><text:span text:style-name="T138">&lt;</text:span><text:span text:style-name="T133">path to file being read</text:span><text:span text:style-name="T138">&gt;/xpeak.subst.&lt;</text:span><text:span text:style-name="T133">current language</text:span><text:span text:style-name="T138">&gt;</text:span></text:p>
      <text:p text:style-name="P106"><text:tab/><text:span text:style-name="T241">&lt;</text:span><text:span text:style-name="T4">path to file being read</text:span><text:span text:style-name="T241">&gt;/xpeak.subst</text:span></text:p>
      <text:p text:style-name="P50"><text:tab/><text:span text:style-name="T3">substitution file given in command line</text:span></text:p>
      <text:p text:style-name="P107"><text:tab/><text:span text:style-name="T241">&lt;</text:span><text:span text:style-name="T4">path to xpeak</text:span><text:span text:style-name="T241">&gt;/xpeak.subst.&lt;</text:span><text:span text:style-name="T4">current language</text:span><text:span text:style-name="T241">&gt;</text:span></text:p>
      <text:p text:style-name="P106"><text:tab/><text:span text:style-name="T241">&lt;</text:span><text:span text:style-name="T4">path to xpeak</text:span><text:span text:style-name="T241">&gt;/xpeak.subst</text:span></text:p>
      <text:p text:style-name="P108"><text:tab/><text:span text:style-name="T241">&lt;</text:span><text:span text:style-name="T4">path to file being read</text:span><text:span text:style-name="T241">&gt;/xpeak.subst.post.&lt;</text:span><text:span text:style-name="T4">current language</text:span><text:span text:style-name="T241">&gt;</text:span></text:p>
      <text:p text:style-name="P108"><text:tab/><text:span text:style-name="T241">&lt;</text:span><text:span text:style-name="T4">path to file being read</text:span><text:span text:style-name="T241">&gt;/xpeak.subst.post</text:span></text:p>
      <text:p text:style-name="P108"/>
      <text:p text:style-name="P51"><text:span text:style-name="T377">Substitution files are processed in the order above to allow overriding of generic rules by more specific ones. Two local files with “</text:span><text:span text:style-name="T138">post</text:span><text:span text:style-name="T242">” in their names are processed last, so they can take as input the output of all previous rules and introduce further changes to the text to be read. There is no way to specify a different ordering of files and rules in this version.</text:span></text:p>
      <text:h text:style-name="P177" text:outline-level="3">Editing substitution files while xpeak is running</text:h>
      <text:p text:style-name="P57">You can edit substitution files on the fly by hitting <text:span text:style-name="T69">s</text:span><text:span text:style-name="T159"> in </text:span><text:span text:style-name="T69">xpeak</text:span><text:span text:style-name="T159">. A menu showing </text:span><text:span text:style-name="T217">all of the </text:span><text:span text:style-name="T159">possible substitution files will appear, and you can open any one of the</text:span><text:span text:style-name="T161">m</text:span><text:span text:style-name="T159"> by hitting the corresponding number. (</text:span><text:span text:style-name="T191">This feature </text:span><text:span text:style-name="T195">relies on </text:span><text:span text:style-name="T69">xdg-open</text:span><text:span text:style-name="T159">.) </text:span><text:span text:style-name="T203">When you save the substitution file, </text:span><text:span text:style-name="T95">xpeak</text:span><text:span text:style-name="T203"> will restart reading only if the change affects the current sentence.</text:span></text:p>
      <text:h text:style-name="P178" text:outline-level="3"><text:span text:style-name="T317">Toggling</text:span> substitut<text:span text:style-name="T317">ion rules</text:span></text:h>
      <text:p text:style-name="P58">Press <text:span text:style-name="T101">S</text:span> to instruct <text:span text:style-name="T69">xpeak</text:span> to <text:span text:style-name="T317">apply/not to apply</text:span> substitut<text:span text:style-name="T317">ion rules</text:span>. <text:span text:style-name="T317">(You can also use the command line option </text:span><text:span text:style-name="T140">--raw</text:span><text:span text:style-name="T317"> to tell </text:span><text:span text:style-name="T101">xpeak</text:span><text:span text:style-name="T317"> not to apply substitution rules by default.)</text:span></text:p>
      <text:h text:style-name="P179" text:outline-level="3">Showing substituted text instead of <text:span text:style-name="T319">raw</text:span> text</text:h>
      <text:p text:style-name="P59">Press <text:span text:style-name="T101">D</text:span> to instruct <text:span text:style-name="T69">xpeak</text:span> to show substituted text instead of <text:span text:style-name="T318">raw </text:span>text. Press <text:span text:style-name="T101">D</text:span> again to return to normal output mode.</text:p>
      <text:h text:style-name="P182" text:outline-level="3">Debugging substitution rules</text:h>
      <text:p text:style-name="P62">As your substitution rules grow, <text:span text:style-name="T274">sometimes</text:span> <text:span text:style-name="T273">you might get un</text:span>expected <text:span text:style-name="T273">results</text:span>. <text:span text:style-name="T332">The most likely cause is that </text:span>a rule applied earlier <text:span text:style-name="T332">is </text:span>preven<text:span text:style-name="T275">ting</text:span> a later one to work. You can press <text:span text:style-name="T69">u</text:span><text:span text:style-name="T159"> to have </text:span><text:span text:style-name="T69">xpeak</text:span><text:span text:style-name="T159"> stop and show you the </text:span><text:span text:style-name="T189">transformations </text:span><text:span text:style-name="T190">undergone</text:span><text:span text:style-name="T189"> by the current line as subsequent </text:span><text:soft-page-break/><text:span text:style-name="T159">substitutions were applied. </text:span><text:span text:style-name="T209">This command does not work if substitution rules are not being applied. </text:span><text:span text:style-name="T189">(This feature is experimental </text:span><text:span text:style-name="T228">yet</text:span><text:span text:style-name="T189">.)</text:span></text:p>
      <text:h text:style-name="P201" text:outline-level="2">Configur<text:span text:style-name="T297">e</text:span> the splitting of sentences</text:h>
      <text:p text:style-name="P63">The main rationale behind <text:span text:style-name="T69">xpeak</text:span> is the ability to split a file in sentences before feeding it to <text:span text:style-name="T69">espeak</text:span>. The splitting is not done by <text:span text:style-name="T69">xpeak</text:span> itself, but by a companion script named <text:span text:style-name="T120">xplit.py</text:span>. Its default behavior is to <text:span text:style-name="T269">convert any whitespace following a </text:span>period, exclamation mark, <text:span text:style-name="T269">or </text:span>question mark <text:span text:style-name="T269">into</text:span> a newline character. This is obviously not enough, but you can configure <text:span text:style-name="T69">xplit</text:span> splitting process to suit your needs. To do so, you can create a file named <text:span text:style-name="T117">xplit.rules</text:span> and put it into the same directory as <text:span text:style-name="T117">xplit.py</text:span>. You can use the file included with the installation package as a template. <text:span text:style-name="T269">The format is</text:span> XML-<text:span text:style-name="T269">like</text:span>, <text:span text:style-name="T250">with one or more</text:span> <text:span text:style-name="T117">&lt;do&gt;</text:span> section<text:span text:style-name="T250">s</text:span> <text:span text:style-name="T250">which </text:span>specif<text:span text:style-name="T250">y</text:span> patterns for text splitting, and one or more <text:span text:style-name="T117">&lt;dont&gt;</text:span> sections specify patterns to avoid splitting. <text:span text:style-name="T250">Each</text:span> <text:span text:style-name="T117">&lt;do&gt;</text:span> section <text:span text:style-name="T250">contains </text:span>an <text:span text:style-name="T117">&lt;in&gt;</text:span> part, which is a regular expression <text:span text:style-name="T259">(</text:span>grouping <text:span text:style-name="T259">allowed) </text:span>to be tried against the input text, and an <text:span text:style-name="T117">&lt;out&gt;</text:span> part which specifies a replacement for the matched text, <text:span text:style-name="T259">(it can </text:span>include back-references, <text:span text:style-name="T259">i.e., </text:span>a group number preceded by \). For example, <text:span text:style-name="T259">to split sentence at periods, exclamation marks, and interrogation marks, but keeping any footnote number/mark after the period with the sentence it belongs to, you can use the following rule</text:span>:</text:p>
      <text:p text:style-name="P63"/>
      <text:p text:style-name="P109">&lt;do&gt;</text:p>
      <text:p text:style-name="P109"><text:s text:c="2"/>&lt;in&gt;</text:p>
      <text:p text:style-name="P109"><text:s text:c="4"/>([.!?][*0-9)]*<text:span text:style-name="T259">)</text:span>[ \t]*</text:p>
      <text:p text:style-name="P109"><text:s text:c="2"/>&lt;/in&gt;</text:p>
      <text:p text:style-name="P109"><text:s text:c="2"/>&lt;out&gt;</text:p>
      <text:p text:style-name="P109"><text:s text:c="4"/>\1\n</text:p>
      <text:p text:style-name="P109"><text:s text:c="2"/>&lt;/out&gt;</text:p>
      <text:p text:style-name="P109">&lt;/do&gt;</text:p>
      <text:p text:style-name="P47"/>
      <text:p text:style-name="P65">Note that for the sake of readability, whitespace is not included in the rule<text:span text:style-name="T260">s</text:span>; to specify whitespace <text:span text:style-name="T269">within the rules</text:span>, you have to do it explicitly (e.g., <text:span text:style-name="T117">\s</text:span>,<text:span text:style-name="T117">\n</text:span>).</text:p>
      <text:p text:style-name="P64">Within each <text:span text:style-name="T117">&lt;dont&gt;</text:span> section you specify patterns that should prevent splitting. For instance:</text:p>
      <text:p text:style-name="P64"/>
      <text:p text:style-name="P110"># Do not split sentences after Mr.</text:p>
      <text:p text:style-name="P111">&lt;dont&gt;\bMr\.&lt;/dont&gt;</text:p>
      <text:p text:style-name="P111"/>
      <text:p text:style-name="P67">As you see, you can also include comments in your files.</text:p>
      <text:p text:style-name="P66">As with <text:span text:style-name="T69">xpeak</text:span>'s substitution rules, you can have different <text:span text:style-name="T117">xplit.rules</text:span> files, which are processed in the following order:</text:p>
      <text:p text:style-name="P66"/>
      <text:p text:style-name="P159"/>
      <text:p text:style-name="P160"><text:span text:style-name="T136"><text:tab/></text:span>rule file included in <text:span text:style-name="T69">xpeak</text:span>/<text:span text:style-name="T69">xplit</text:span>'s command line with a <text:span text:style-name="T117">--splitting-</text:span><text:span text:style-name="T150">r</text:span><text:span text:style-name="T117">ules</text:span> option: e.g.: <text:span text:style-name="T117">xpeak.py --splitting-</text:span><text:span text:style-name="T150">r</text:span><text:span text:style-name="T117">ules myRules myFile.txt</text:span></text:p>
      <text:p text:style-name="P112"><text:tab/>&lt;<text:span text:style-name="T3">path to file being read</text:span>&gt;/xplit.rules.&lt;current language&gt;</text:p>
      <text:p text:style-name="P112"><text:tab/>&lt;<text:span text:style-name="T3">path to file being read</text:span>&gt;/xplit.rules</text:p>
      <text:p text:style-name="P112"><text:tab/>&lt;<text:span text:style-name="T3">path to xplit</text:span>&gt;/xplit.rules.&lt;current language&gt;</text:p>
      <text:p text:style-name="P111"><text:tab/>&lt;<text:span text:style-name="T3">path to xplit</text:span>&gt;/xplit.rules</text:p>
      <text:p text:style-name="P66"/>
      <text:p text:style-name="P66">But unlike <text:span text:style-name="T69">xpeak</text:span>'s substitution rules, in this version of <text:span text:style-name="T69">xplit</text:span> rules are not combined: the first <text:span text:style-name="T253">existing </text:span>rule file <text:span text:style-name="T253">from the above list </text:span>is used <text:span text:style-name="T251">and subsequent files are ignored</text:span>.</text:p>
      <text:p text:style-name="P68">I needed a quick and <text:span text:style-name="T252">easy-to-configure </text:span>way to split files into sentences, and I developed <text:span text:style-name="T69">xplit</text:span> <text:span text:style-name="T252">just to have that</text:span>. <text:span text:style-name="T254">The current version of </text:span><text:span text:style-name="T79">xplit</text:span><text:span text:style-name="T252"> is arguably the weakest link in </text:span><text:span text:style-name="T79">xpeak</text:span><text:span text:style-name="T252">'s chain, and you are welcome to improve it. (An obvious extension: make </text:span><text:span text:style-name="T79">xplit</text:span><text:span text:style-name="T252"> understand </text:span><text:span text:style-name="T229">SRX</text:span><text:span text:style-name="T252">, the standard way to define segmentation – i.e., sentence-splitting – in the translation world.)</text:span></text:p>
      <text:h text:style-name="P183" text:outline-level="3"><text:span text:style-name="T320">Edit </text:span>splitting <text:span text:style-name="T378">rules while running</text:span></text:h>
      <text:p text:style-name="P69">Press <text:span text:style-name="T69">:</text:span> to edit splitting rules while running <text:span text:style-name="T333">(</text:span><text:span text:style-name="T109">xpeak</text:span><text:span text:style-name="T333"> will open the file currently being applied)</text:span>. <text:span text:style-name="T364">This relies on </text:span><text:span text:style-name="T113">xdg-open</text:span><text:span text:style-name="T364">.</text:span></text:p>
      <text:h text:style-name="P184" text:outline-level="3">Prevent splitting</text:h>
      <text:p text:style-name="P70">You can prevent the splitting of sentences by using the <text:span text:style-name="T117">-X</text:span> <text:span text:style-name="T364">or </text:span><text:span text:style-name="T154">--do-not-split</text:span><text:span text:style-name="T364"> </text:span>option, e.g.:</text:p>
      <text:p text:style-name="P70"/>
      <text:p text:style-name="P113"><text:tab/>xpeak.py -X myFile</text:p>
      <text:p text:style-name="P70"/>
      <text:p text:style-name="P71"><text:span text:style-name="T69">xpeak</text:span> will still split sentences at newlines.</text:p>
      <text:p text:style-name="P71">If you want newlines not to split sentences, use the <text:span text:style-name="T117">-z</text:span> <text:span text:style-name="T364">or </text:span><text:span text:style-name="T154">--remove-newline</text:span><text:span text:style-name="T364"> </text:span>option, e.g.:</text:p>
      <text:p text:style-name="P70"/>
      <text:p text:style-name="P113"><text:tab/>xpeak.py -z myFile</text:p>
      <text:p text:style-name="P70"/>
      <text:p text:style-name="P70"><text:span text:style-name="T96">xpeak</text:span><text:span text:style-name="T298"> will </text:span>remove existing newlines in the file, <text:span text:style-name="T334">but after that it will</text:span> insert newlines according to sentence splitting. If you want to avoid all splitting <text:span text:style-name="T261">(i.e., read the file as a single, long sentence)</text:span>, use both options <text:span text:style-name="T283">together</text:span>:</text:p>
      <text:p text:style-name="P70"/>
      <text:p text:style-name="P113"><text:tab/>xpeak.py -X -z myFile</text:p>
      <text:p text:style-name="P70"/>
      <text:h text:style-name="P202" text:outline-level="2">Modify<text:span text:style-name="T330">ing</text:span> the file while it is being read</text:h>
      <text:p text:style-name="P42"><text:span text:style-name="T348">I</text:span>f you edit and save the target file while it's being read, <text:span text:style-name="T69">xpeak</text:span> will detect any changes and start reading again from the first changed line if it <text:span text:style-name="T348">is at or before the line </text:span>currently <text:span text:style-name="T348">being read</text:span>. (If the first modified line <text:span text:style-name="T271">is ahead of the one being read</text:span>, <text:span text:style-name="T69">xpeak</text:span> will only print a message.<text:span text:style-name="T63">)</text:span></text:p>
      <text:p text:style-name="P42"><text:soft-page-break/><text:span text:style-name="T63">If the file changes while </text:span><text:span text:style-name="T75">xpeak</text:span><text:span text:style-name="T56"> is stopped, </text:span><text:span text:style-name="T75">xpeak</text:span><text:span text:style-name="T56"> will reload the file and look for changes only when you restart the reading (this behavior can be changed with a command line option).</text:span></text:p>
      <text:p text:style-name="P72"><text:span text:style-name="T69">xpeak</text:span> will also monitor changes to the substitution-rule files and the splitting-rule file. For changes to any of the substitution-rule files, the reading will be restarted if th<text:span text:style-name="T379">ose changes</text:span> affect the line currently being read. For changes to the splitting-rule file, the target file will be reloaded with the new splitting rules, and the reading will be restarted if a change at or before the current line is detected.</text:p>
      <text:p text:style-name="P73">Please note that some time can elapse before <text:span text:style-name="T69">xpeak</text:span> <text:span text:style-name="T272">detects a file has changed</text:span>. By default, <text:span text:style-name="T69">xpeak</text:span> queries modification times every 2 seconds. <text:span text:style-name="T350">You can force a file verification at any time by pressing the </text:span><text:span text:style-name="T112">C</text:span><text:span text:style-name="T350"> key, or by sending </text:span><text:span text:style-name="T112">xpeak</text:span><text:span text:style-name="T350"> a </text:span><text:span text:style-name="T149">SIGUSR2</text:span><text:span text:style-name="T350"> signal. The second option can be useful if you will be monitoring the files yourself with a tool such as </text:span><text:span text:style-name="T111">inotify</text:span><text:span text:style-name="T343">. In that case, you can also disable the standard file monitoring procedure by calling </text:span><text:span text:style-name="T111">xpeak</text:span><text:span text:style-name="T343"> with a </text:span><text:span text:style-name="T148">--do‑not‑track</text:span><text:span text:style-name="T343"> or </text:span><text:span text:style-name="T148">-T</text:span><text:span text:style-name="T343"> option.</text:span></text:p>
      <text:h text:style-name="P180" text:outline-level="3">Specifying a monitor file to use with --do</text:h>
      <text:p text:style-name="P74"><text:span text:style-name="T159">When us</text:span><text:span text:style-name="T222">ing</text:span><text:span text:style-name="T159"> the </text:span><text:span text:style-name="T120">--do</text:span><text:span text:style-name="T159"> option, </text:span><text:span text:style-name="T83">xpeak </text:span><text:span text:style-name="T164">doesn't know which file to monitor, </text:span><text:span text:style-name="T159">but you can specify </text:span><text:span text:style-name="T221">it </text:span><text:span text:style-name="T181">with </text:span><text:span text:style-name="T159">the </text:span><text:span text:style-name="T120">-</text:span><text:span text:style-name="T124">M</text:span><text:span text:style-name="T159"> </text:span><text:span text:style-name="T230">or </text:span><text:span text:style-name="T128">--monitor</text:span><text:span text:style-name="T129">ed</text:span><text:span text:style-name="T128">-file</text:span><text:span text:style-name="T230"> </text:span><text:span text:style-name="T159">option, e.g.:</text:span></text:p>
      <text:p text:style-name="P75"/>
      <text:p text:style-name="P114"><text:span text:style-name="T159"><text:tab/>xpeak.py -</text:span><text:span text:style-name="T171">M</text:span><text:span text:style-name="T163"> </text:span><text:span text:style-name="T164">myFile.doc</text:span><text:span text:style-name="T163"> --do '</text:span><text:span text:style-name="T205">xucw.py </text:span><text:span text:style-name="T164">myFile.doc</text:span><text:span text:style-name="T163">'</text:span></text:p>
      <text:p text:style-name="P75"/>
      <text:p text:style-name="P76"><text:span text:style-name="T182">Then you can open </text:span><text:span text:style-name="T125">myFile.doc</text:span><text:span text:style-name="T182"> in (say) LibreOffice and edit it while it is being read by </text:span><text:span text:style-name="T90">xpeak</text:span><text:span text:style-name="T182">. Any modification </text:span><text:span text:style-name="T220">to the monitor file </text:span><text:span text:style-name="T182">will prompt </text:span><text:span text:style-name="T90">xpeak</text:span><text:span text:style-name="T182"> to reload the </text:span><text:span text:style-name="T220">target </text:span><text:span text:style-name="T182">file and restart the reading if needed.</text:span></text:p>
      <text:p text:style-name="P76"><text:span text:style-name="T164">The monitor file and the </text:span><text:span text:style-name="T220">target file </text:span><text:span text:style-name="T164">don't need to be </text:span><text:span text:style-name="T221">the same</text:span><text:span text:style-name="T164">. You can specify any file or even a directory to act as a monitor file: anytime the monitor's </text:span><text:span text:style-name="T165">modification </text:span><text:span text:style-name="T164">time </text:span><text:span text:style-name="T159">changes in disk, </text:span><text:span text:style-name="T69">xpeak</text:span><text:span text:style-name="T159"> will execute the </text:span><text:span text:style-name="T120">--do</text:span><text:span text:style-name="T159"> command again and restart </text:span><text:span text:style-name="T171">the </text:span><text:span text:style-name="T159">reading if </text:span><text:span text:style-name="T233">its </text:span><text:span text:style-name="T164">output </text:span><text:span text:style-name="T166">changed since</text:span><text:span text:style-name="T164"> last execution</text:span><text:span text:style-name="T159">.</text:span></text:p>
      <text:p text:style-name="P76"><text:span text:style-name="T196">For example, y</text:span><text:span text:style-name="T164">ou can read a directory's content and have the reading restart if the directory's content changes, by using the following command:</text:span></text:p>
      <text:p text:style-name="P77"/>
      <text:p text:style-name="P76"><text:span text:style-name="T121"><text:tab/>xpeak.py -</text:span><text:span text:style-name="T123">X </text:span><text:span text:style-name="T121">-</text:span><text:span text:style-name="T124">M</text:span><text:span text:style-name="T121"> </text:span><text:span text:style-name="T124">&lt;</text:span><text:span text:style-name="T131">someDir</text:span><text:span text:style-name="T124">&gt;</text:span><text:span text:style-name="T121"> --do 'ls </text:span><text:span text:style-name="T124">&lt;</text:span><text:span text:style-name="T131">someDir</text:span><text:span text:style-name="T124">&gt;</text:span><text:span text:style-name="T121">'</text:span></text:p>
      <text:p text:style-name="P97"/>
      <text:p text:style-name="P192">(Please note: if the output of the command doesn't depend on the contents of the file being monitored, changes to the monitored file will trigger the command to be executed again, but the reading will be possibly restarted and changes reported only if the output of the command itself changed.)</text:p>
      <text:h text:style-name="P203" text:outline-level="2">Reading files other than plain text</text:h>
      <text:p text:style-name="P78">You can have <text:span text:style-name="T69">xpeak</text:span> read files other than plain text, provided you have a way to extract text from those files to the standard output. A very flexible and useful tool to do that in Linux is <text:span text:style-name="T69">unoconv</text:span><text:span text:style-name="T159">, a utility which can extract text from many formats, such as DOC, RTF, PDF, etc. </text:span><text:span text:style-name="T204">(You need LibreOffice installed for </text:span><text:span text:style-name="T96">unoconv</text:span><text:span text:style-name="T204"> to work.) </text:span><text:span text:style-name="T159">To install it </text:span><text:span text:style-name="T180">in Debian/Ubuntu</text:span><text:span text:style-name="T159">, run the following command:</text:span></text:p>
      <text:p text:style-name="P78"><text:soft-page-break/></text:p>
      <text:p text:style-name="P98"><text:tab/>sudo apt-get install unoconv</text:p>
      <text:p text:style-name="P78"/>
      <text:p text:style-name="P78"><text:span text:style-name="T159">Now, suppose you have a DOC file somewhere in your disk. You can have </text:span><text:span text:style-name="T69">unoconv</text:span><text:span text:style-name="T159"> convert it to text and print it to the standard output </text:span><text:span text:style-name="T196">with </text:span><text:span text:style-name="T159">the following command:</text:span></text:p>
      <text:p text:style-name="P78"/>
      <text:p text:style-name="P116"><text:span text:style-name="T159"><text:tab/>unoconv -f txt --stdout &lt;</text:span><text:span text:style-name="T7">your DOC file</text:span><text:span text:style-name="T159">&gt;</text:span></text:p>
      <text:p text:style-name="P78"/>
      <text:p text:style-name="P78"><text:span text:style-name="T196">Y</text:span><text:span text:style-name="T159">ou can make </text:span><text:span text:style-name="T69">xpeak</text:span><text:span text:style-name="T159"> read </text:span><text:span text:style-name="T69">unoconv</text:span><text:span text:style-name="T159">'s output by using the </text:span><text:span text:style-name="T120">--do</text:span><text:span text:style-name="T159"> option, as follows:</text:span></text:p>
      <text:p text:style-name="P78"/>
      <text:p text:style-name="P116"><text:span text:style-name="T159"><text:tab/>xpeak.</text:span><text:span text:style-name="T162">py</text:span><text:span text:style-name="T159"> --do 'unoconv -f txt --stdout &lt;</text:span><text:span text:style-name="T7">your DOC file</text:span><text:span text:style-name="T159">&gt;'</text:span></text:p>
      <text:p text:style-name="P78"/>
      <text:p text:style-name="P60">(Note the quotes around the argument for <text:span text:style-name="T117">--do</text:span>.)</text:p>
      <text:p text:style-name="P78"><text:span text:style-name="T69">unoconv</text:span><text:span text:style-name="T159"> </text:span><text:span text:style-name="T196">can convert between a lot of formats, and it </text:span><text:span text:style-name="T159">has </text:span><text:span text:style-name="T196">many </text:span><text:span text:style-name="T159">options </text:span><text:span text:style-name="T181">beyond those which are used with </text:span><text:span text:style-name="T69">xpeak</text:span><text:span text:style-name="T159">. I recommend you to have a look at its </text:span><text:span text:style-name="T120">man</text:span><text:span text:style-name="T159"> page </text:span><text:span text:style-name="T181">for details</text:span><text:span text:style-name="T159">.</text:span></text:p>
      <text:p text:style-name="P161"><text:span text:style-name="T159">The </text:span><text:span text:style-name="T120">--do</text:span><text:span text:style-name="T159"> option is not limited to </text:span><text:span text:style-name="T69">unoconv</text:span><text:span text:style-name="T159">; you can use it to have </text:span><text:span text:style-name="T69">xpeak</text:span><text:span text:style-name="T159"> read the </text:span><text:span text:style-name="T181">(standard) </text:span><text:span text:style-name="T159">output of any command.</text:span></text:p>
      <text:h text:style-name="P181" text:outline-level="3"><text:span text:style-name="T262">xucw: a wrapper for </text:span>unoconv</text:h>
      <text:p text:style-name="P52"><text:span text:style-name="T236">Sometimes</text:span><text:span text:style-name="T167"> </text:span><text:span text:style-name="T80">unoconv </text:span><text:span text:style-name="T167">fails to convert a file the first time you try, </text:span><text:span text:style-name="T169">and returns with an error instead</text:span><text:span text:style-name="T167">. To solve this problem, and to simplify the converter's invocation a little, </text:span><text:span text:style-name="T169">you can use </text:span><text:span text:style-name="T122">xucw.py</text:span> (in<text:span text:style-name="T256">cluded in </text:span><text:span text:style-name="T80">xpeak</text:span><text:span text:style-name="T256">'s installation package)</text:span><text:span text:style-name="T167">, a small wrapper to </text:span><text:span text:style-name="T80">unoconv</text:span><text:span text:style-name="T167"> which basically takes care of t</text:span><text:span text:style-name="T170">hree</text:span><text:span text:style-name="T167"> t</text:span><text:span text:style-name="T169">hings</text:span><text:span text:style-name="T167">:</text:span></text:p>
      <text:p text:style-name="P79"><text:span text:style-name="T159"><text:tab/>1. it adds the </text:span><text:span text:style-name="T120">--stdout</text:span><text:span text:style-name="T159"> option to </text:span><text:span text:style-name="T69">unoconv</text:span><text:span text:style-name="T159">; </text:span></text:p>
      <text:p text:style-name="P79"><text:span text:style-name="T159"><text:tab/></text:span><text:span text:style-name="T170">2. it sets the output type to </text:span><text:span text:style-name="T172">plain </text:span><text:span text:style-name="T170">text; </text:span><text:span text:style-name="T159">and</text:span></text:p>
      <text:p text:style-name="P79"><text:span text:style-name="T159"><text:tab/></text:span><text:span text:style-name="T170">3</text:span><text:span text:style-name="T159">. it keeps calling </text:span><text:span text:style-name="T69">unoconv</text:span><text:span text:style-name="T159"> </text:span><text:span text:style-name="T197">in case of error, </text:span><text:span text:style-name="T159">until output is available.</text:span></text:p>
      <text:p text:style-name="P61"><text:span text:style-name="T263">With </text:span><text:span text:style-name="T84">xucw</text:span><text:span text:style-name="T263">, y</text:span>ou can simplify <text:span text:style-name="T380">the </text:span>conversion pipeline, e.g.:</text:p>
      <text:p text:style-name="P79"/>
      <text:p text:style-name="P115"><text:span text:style-name="T159"><text:tab/>xpeak.py -</text:span><text:span text:style-name="T172">M</text:span><text:span text:style-name="T163"> </text:span><text:span text:style-name="T164">myFile.doc</text:span><text:span text:style-name="T163"> --do '</text:span><text:span text:style-name="T167">xucw.py</text:span><text:span text:style-name="T164"> myFile.doc</text:span><text:span text:style-name="T163">'</text:span></text:p>
      <text:p text:style-name="P99"/>
      <text:h text:style-name="P185" text:outline-level="3">Configuring conversion pipelines <text:span text:style-name="T381">based on </text:span>file-type</text:h>
      <text:p text:style-name="P80"><text:span text:style-name="T69">xpeak</text:span> comes with a companion script called <text:span text:style-name="T69">xtxt</text:span> that allows you to configure conversion pipelines based on file mimetypes or file extensions to use them on a permanent basis. <text:span text:style-name="T284">Mimetypes relies on</text:span> the <text:span text:style-name="T69">mimetype</text:span> <text:span text:style-name="T284">command</text:span>. To configure conversion pipelines, create a file named <text:span text:style-name="T117">xtxt.c</text:span><text:span text:style-name="T157">onv</text:span> and place it <text:span text:style-name="T365">in </text:span>the same directory <text:span text:style-name="T365">as </text:span><text:span text:style-name="T69">xpeak</text:span> and <text:span text:style-name="T69">xtxt</text:span>. You can use the file included with the installation package as a template. The configuration files is composed of one or more sections separated by blank lines. Each section has one of the following formats:</text:p>
      <text:p text:style-name="P80"/>
      <text:p text:style-name="P117"><text:soft-page-break/>mime:<text:tab/>&lt;<text:span text:style-name="T3">mimetype</text:span>&gt;</text:p>
      <text:p text:style-name="P117">do:<text:tab/>&lt;<text:span text:style-name="T3">command</text:span>&gt;</text:p>
      <text:p text:style-name="P117"/>
      <text:p text:style-name="P81">or</text:p>
      <text:p text:style-name="P81"/>
      <text:p text:style-name="P117">ext:<text:tab/>&lt;<text:span text:style-name="T3">extension</text:span>&gt;</text:p>
      <text:p text:style-name="P117">do:<text:tab/>&lt;<text:span text:style-name="T3">command</text:span>&gt;</text:p>
      <text:p text:style-name="P81"/>
      <text:p text:style-name="P81">For example, supposing you installed <text:span text:style-name="T69">unoconv</text:span> and want to configure a conversion pipeline for RTF files usin<text:span text:style-name="T284">g</text:span> <text:span text:style-name="T69">xucw</text:span><text:span text:style-name="T159"> </text:span><text:span text:style-name="T197">as a wrapper</text:span>, you can add the following section:</text:p>
      <text:p text:style-name="P81"/>
      <text:p text:style-name="P117">mime:<text:tab/>application/rtf</text:p>
      <text:p text:style-name="P117">do:<text:tab/>xucw.py $f<text:span text:style-name="T264">ile</text:span></text:p>
      <text:p text:style-name="P81"/>
      <text:p text:style-name="P81">Note the <text:span text:style-name="T117">$f</text:span><text:span text:style-name="T134">ile</text:span> variable. It will be replaced by the name of the file being read by <text:span text:style-name="T69">xpeak</text:span>. You must include that variable in the appropriate place of <text:span text:style-name="T382">the </text:span>conversion <text:span text:style-name="T264">pipe</text:span>line for <text:span text:style-name="T69">xtxt</text:span> to know which file to convert.</text:p>
      <text:p text:style-name="P82">There is another variable that will <text:span text:style-name="T284">be substituted</text:span> if present: it's <text:span text:style-name="T117">$lang</text:span>, which will <text:span text:style-name="T284">be </text:span>replaced by the current language being read by <text:span text:style-name="T69">xpeak</text:span><text:span text:style-name="T159"> (i.e., the current locale, unless </text:span><text:span text:style-name="T69">xpeak</text:span><text:span text:style-name="T159"> was called with the </text:span><text:span text:style-name="T120">--lang</text:span><text:span text:style-name="T159"> option). This variable is </text:span><text:span text:style-name="T237">useful if you </text:span><text:span text:style-name="T159">want to read a multilingual file </text:span><text:span text:style-name="T198">such as those typically used in translation workflows </text:span><text:span text:style-name="T159">(e.g. XLIFF files, TMX files); </text:span><text:span text:style-name="T198">you will need some way to specify </text:span><text:span text:style-name="T159">which of the languages included in the file should be extracted. (</text:span><text:span text:style-name="T238">E</text:span><text:span text:style-name="T173">xtraction scripts for TMX and XLIFF files </text:span><text:span text:style-name="T174">in Perl, Python or the language of your choice </text:span><text:span text:style-name="T238">are easy to create</text:span><text:span text:style-name="T173">.) </text:span><text:span text:style-name="T206">Please remember that </text:span><text:span text:style-name="T239">the </text:span><text:span text:style-name="T206">current version of </text:span><text:span text:style-name="T97">xpeak</text:span><text:span text:style-name="T206"> only takes two-character language codes.</text:span></text:p>
      <text:h text:style-name="P204" text:outline-level="2">Using --long-<text:span text:style-name="T354">c</text:span>ommands</text:h>
      <text:p text:style-name="P83"><text:span text:style-name="T69">xpeak</text:span> has an internal working mode in which commands are not entered <text:span text:style-name="T383">using </text:span>single keystrokes, but with 'long' commands followed by <text:span text:style-name="T69">Enter</text:span>. You can access this mode by <text:span text:style-name="T384">calling </text:span><text:span text:style-name="T116">xpeak</text:span><text:span text:style-name="T384"> with a </text:span><text:span text:style-name="T117">--long-</text:span><text:span text:style-name="T150">c</text:span><text:span text:style-name="T117">ommands</text:span> option. This working mode is not very convenient for direct control of <text:span text:style-name="T69">xpeak</text:span><text:span text:style-name="T159"> with the keyboard; </text:span><text:span text:style-name="T211">it's meant to provide a</text:span><text:span text:style-name="T231">n</text:span><text:span text:style-name="T211"> interface for running </text:span><text:span text:style-name="T105">xpeak</text:span><text:span text:style-name="T211"> under </text:span><text:span text:style-name="T231">the </text:span><text:span text:style-name="T211">control of some other program </text:span>(for example, <text:span text:style-name="T322">some</text:span> <text:span text:style-name="T335">future </text:span>graphical front-end).</text:p>
      <text:p text:style-name="P84">The command reference is given <text:span text:style-name="T323">in the following section</text:span>. <text:span text:style-name="T323">(Note that with </text:span><text:span text:style-name="T143">--long-</text:span><text:span text:style-name="T150">c</text:span><text:span text:style-name="T143">ommands</text:span><text:span text:style-name="T323">, the </text:span><text:span text:style-name="T143">quit</text:span><text:span text:style-name="T323"> and </text:span><text:span text:style-name="T143">QUIT</text:span><text:span text:style-name="T323"> commands are actually the same.)</text:span></text:p>
      <text:h text:style-name="P205" text:outline-level="2"/>
      <text:h text:style-name="P207" text:outline-level="2"><text:span text:style-name="T322">Default key mappings and c</text:span>ommand reference</text:h>
      <table:table table:name="Tabla1" table:style-name="Tabla1">
        <table:table-column table:style-name="Tabla1.A"/>
        <table:table-column table:style-name="Tabla1.B"/>
        <table:table-column table:style-name="Tabla1.C"/>
        <table:table-row>
          <table:table-cell table:style-name="Tabla1.A1" office:value-type="string">
            <text:p text:style-name="P120">short</text:p>
          </table:table-cell>
          <table:table-cell table:style-name="Tabla1.A1" office:value-type="string">
            <text:p text:style-name="P119"><text:s text:c="2"/>long</text:p>
          </table:table-cell>
          <table:table-cell table:style-name="Tabla1.A1" office:value-type="string">
            <text:p text:style-name="P121">semantics</text:p>
          </table:table-cell>
        </table:table-row>
        <table:table-row>
          <table:table-cell table:style-name="Tabla1.A1" office:value-type="string">
            <text:p text:style-name="P120">q</text:p>
          </table:table-cell>
          <table:table-cell table:style-name="Tabla1.A1" office:value-type="string">
            <text:p text:style-name="P118"><text:s/>quit</text:p>
          </table:table-cell>
          <table:table-cell table:style-name="Tabla1.A1" office:value-type="string">
            <text:p text:style-name="P127"><text:span text:style-name="T349">Q</text:span>uit the program <text:span text:style-name="T321">(ask for confirmation, unless </text:span><text:span text:style-name="T104">xpeak</text:span><text:span text:style-name="T321"> was called with the </text:span><text:span text:style-name="T142">--quit-</text:span><text:span text:style-name="T150">w</text:span><text:span text:style-name="T142">ithout-</text:span><text:span text:style-name="T150">a</text:span><text:span text:style-name="T142">sking</text:span><text:span text:style-name="T321"> or </text:span><text:span text:style-name="T142">--long-</text:span><text:span text:style-name="T150">c</text:span><text:span text:style-name="T142">ommands</text:span><text:span text:style-name="T321"> option).</text:span></text:p>
          </table:table-cell>
        </table:table-row>
        <table:table-row>
          <table:table-cell table:style-name="Tabla1.A1" office:value-type="string">
            <text:p text:style-name="P122">Q</text:p>
          </table:table-cell>
          <table:table-cell table:style-name="Tabla1.A1" office:value-type="string">
            <text:p text:style-name="P118"><text:s/><text:span text:style-name="T321">QUIT</text:span></text:p>
          </table:table-cell>
          <table:table-cell table:style-name="Tabla1.A1" office:value-type="string">
            <text:p text:style-name="P130"><text:span text:style-name="T349">Q</text:span>uit the program, without confirmation</text:p>
          </table:table-cell>
        </table:table-row>
        <table:table-row>
          <table:table-cell table:style-name="Tabla1.A1" office:value-type="string">
            <text:p text:style-name="P123">&lt;<text:span text:style-name="T3">space</text:span>&gt;</text:p>
          </table:table-cell>
          <table:table-cell table:style-name="Tabla1.A1" office:value-type="string">
            <text:p text:style-name="P118"><text:s/>toggle</text:p>
          </table:table-cell>
          <table:table-cell table:style-name="Tabla1.A1" office:value-type="string">
            <text:p text:style-name="P128"><text:span text:style-name="T349">P</text:span>ause/restart the program</text:p>
          </table:table-cell>
        </table:table-row>
        <table:table-row>
          <table:table-cell table:style-name="Tabla1.A1" office:value-type="string">
            <text:p text:style-name="P120">x</text:p>
          </table:table-cell>
          <table:table-cell table:style-name="Tabla1.A1" office:value-type="string">
            <text:p text:style-name="P118"><text:s/>stop</text:p>
          </table:table-cell>
          <table:table-cell table:style-name="Tabla1.A1" office:value-type="string">
            <text:p text:style-name="P128"><text:span text:style-name="T349">St</text:span>op the <text:span text:style-name="T303">reading</text:span></text:p>
          </table:table-cell>
        </table:table-row>
        <table:table-row>
          <table:table-cell table:style-name="Tabla1.A1" office:value-type="string">
            <text:p text:style-name="P120">V</text:p>
          </table:table-cell>
          <table:table-cell table:style-name="Tabla1.A1" office:value-type="string">
            <text:p text:style-name="P118"><text:s/>first</text:p>
          </table:table-cell>
          <table:table-cell table:style-name="Tabla1.A1" office:value-type="string">
            <text:p text:style-name="P128"><text:span text:style-name="T349">G</text:span>o to first line and restart</text:p>
          </table:table-cell>
        </table:table-row>
        <table:table-row>
          <table:table-cell table:style-name="Tabla1.A1" office:value-type="string">
            <text:p text:style-name="P120">M</text:p>
          </table:table-cell>
          <table:table-cell table:style-name="Tabla1.A1" office:value-type="string">
            <text:p text:style-name="P118"><text:s/>last</text:p>
          </table:table-cell>
          <table:table-cell table:style-name="Tabla1.A1" office:value-type="string">
            <text:p text:style-name="P128"><text:span text:style-name="T349">G</text:span>o to last line and restart</text:p>
          </table:table-cell>
        </table:table-row>
        <table:table-row>
          <table:table-cell table:style-name="Tabla1.A1" office:value-type="string">
            <text:p text:style-name="P120">v</text:p>
          </table:table-cell>
          <table:table-cell table:style-name="Tabla1.A1" office:value-type="string">
            <text:p text:style-name="P118"><text:s/>firststop</text:p>
          </table:table-cell>
          <table:table-cell table:style-name="Tabla1.A1" office:value-type="string">
            <text:p text:style-name="P128"><text:span text:style-name="T349">G</text:span>o to first line and stop</text:p>
          </table:table-cell>
        </table:table-row>
        <table:table-row>
          <table:table-cell table:style-name="Tabla1.A1" office:value-type="string">
            <text:p text:style-name="P120">m</text:p>
          </table:table-cell>
          <table:table-cell table:style-name="Tabla1.A1" office:value-type="string">
            <text:p text:style-name="P118"><text:s/>laststop</text:p>
          </table:table-cell>
          <table:table-cell table:style-name="Tabla1.A1" office:value-type="string">
            <text:p text:style-name="P128"><text:span text:style-name="T349">G</text:span>o to last line and stop</text:p>
          </table:table-cell>
        </table:table-row>
        <table:table-row>
          <table:table-cell table:style-name="Tabla1.A1" office:value-type="string">
            <text:p text:style-name="P120">n</text:p>
          </table:table-cell>
          <table:table-cell table:style-name="Tabla1.A1" office:value-type="string">
            <text:p text:style-name="P118"><text:s/>next</text:p>
          </table:table-cell>
          <table:table-cell table:style-name="Tabla1.A1" office:value-type="string">
            <text:p text:style-name="P128"><text:span text:style-name="T349">G</text:span>o to next line</text:p>
          </table:table-cell>
        </table:table-row>
        <table:table-row>
          <table:table-cell table:style-name="Tabla1.A1" office:value-type="string">
            <text:p text:style-name="P120">b</text:p>
          </table:table-cell>
          <table:table-cell table:style-name="Tabla1.A1" office:value-type="string">
            <text:p text:style-name="P118"><text:s/>back</text:p>
          </table:table-cell>
          <table:table-cell table:style-name="Tabla1.A1" office:value-type="string">
            <text:p text:style-name="P128"><text:span text:style-name="T349">W</text:span>ithout <text:span text:style-name="T117">--backward-</text:span><text:span text:style-name="T150">s</text:span><text:span text:style-name="T117">kipping-</text:span><text:span text:style-name="T150">s</text:span><text:span text:style-name="T117">tops-</text:span><text:span text:style-name="T150">p</text:span><text:span text:style-name="T117">laying</text:span>:</text:p>
            <text:p text:style-name="P128"><text:s text:c="3"/>skip one sentence back</text:p>
            <text:p text:style-name="P129"><text:span text:style-name="T349">W</text:span>ith <text:span text:style-name="T117">--backward-</text:span><text:span text:style-name="T150">s</text:span><text:span text:style-name="T117">kipping-</text:span><text:span text:style-name="T150">s</text:span><text:span text:style-name="T117">tops-</text:span><text:span text:style-name="T150">p</text:span><text:span text:style-name="T117">laying</text:span>:</text:p>
            <text:p text:style-name="P128"><text:s text:c="3"/>stop if playing and not paused</text:p>
            <text:p text:style-name="P128"><text:s text:c="3"/>skip one sentence back if stopped or paused</text:p>
          </table:table-cell>
        </table:table-row>
        <table:table-row>
          <table:table-cell table:style-name="Tabla1.A1" office:value-type="string">
            <text:p text:style-name="P124">B</text:p>
          </table:table-cell>
          <table:table-cell table:style-name="Tabla1.A1" office:value-type="string">
            <text:p text:style-name="P118"><text:s/><text:span text:style-name="T306">backalt</text:span></text:p>
          </table:table-cell>
          <table:table-cell table:style-name="Tabla1.A1" office:value-type="string">
            <text:p text:style-name="P129"><text:span text:style-name="T349">W</text:span>ith <text:span text:style-name="T117">--backward-</text:span><text:span text:style-name="T150">s</text:span><text:span text:style-name="T117">kipping-</text:span><text:span text:style-name="T150">s</text:span><text:span text:style-name="T117">tops-</text:span><text:span text:style-name="T150">p</text:span><text:span text:style-name="T117">laying</text:span>:</text:p>
            <text:p text:style-name="P128"><text:s text:c="3"/>skip one sentence back</text:p>
            <text:p text:style-name="P129"><text:span text:style-name="T349">W</text:span>ith<text:span text:style-name="T307">out</text:span> <text:span text:style-name="T117">--backward-</text:span><text:span text:style-name="T150">s</text:span><text:span text:style-name="T117">kipping-</text:span><text:span text:style-name="T150">s</text:span><text:span text:style-name="T117">tops-</text:span><text:span text:style-name="T150">p</text:span><text:span text:style-name="T117">laying</text:span>:</text:p>
            <text:p text:style-name="P128"><text:s text:c="3"/>stop if playing and not paused</text:p>
            <text:p text:style-name="P128"><text:s text:c="3"/>skip one sentence back if stopped or paused</text:p>
          </table:table-cell>
        </table:table-row>
        <table:table-row>
          <table:table-cell table:style-name="Tabla1.A1" office:value-type="string">
            <text:p text:style-name="P120">.</text:p>
          </table:table-cell>
          <table:table-cell table:style-name="Tabla1.A1" office:value-type="string">
            <text:p text:style-name="P118"><text:s/>stopafter</text:p>
          </table:table-cell>
          <table:table-cell table:style-name="Tabla1.A1" office:value-type="string">
            <text:p text:style-name="P131"><text:span text:style-name="T349">Toggle option to </text:span>stop after <text:span text:style-name="T312">reading </text:span>current line<text:span text:style-name="T310"> </text:span></text:p>
          </table:table-cell>
        </table:table-row>
        <table:table-row>
          <table:table-cell table:style-name="Tabla1.A1" office:value-type="string">
            <text:p text:style-name="P120">,</text:p>
          </table:table-cell>
          <table:table-cell table:style-name="Tabla1.A1" office:value-type="string">
            <text:p text:style-name="P118"><text:s/><text:span text:style-name="T312">oneline</text:span></text:p>
          </table:table-cell>
          <table:table-cell table:style-name="Tabla1.A1" office:value-type="string">
            <text:p text:style-name="P132"><text:span text:style-name="T349">Toggle option to </text:span>stop after <text:span text:style-name="T312">reading each </text:span>line<text:span text:style-name="T310"> </text:span></text:p>
          </table:table-cell>
        </table:table-row>
        <table:table-row>
          <table:table-cell table:style-name="Tabla1.A1" office:value-type="string">
            <text:p text:style-name="P120">a</text:p>
          </table:table-cell>
          <table:table-cell table:style-name="Tabla1.A1" office:value-type="string">
            <text:p text:style-name="P118"><text:s/>again</text:p>
          </table:table-cell>
          <table:table-cell table:style-name="Tabla1.A1" office:value-type="string">
            <text:p text:style-name="P131"><text:span text:style-name="T349">R</text:span>estart reading current line</text:p>
          </table:table-cell>
        </table:table-row>
        <table:table-row>
          <table:table-cell table:style-name="Tabla1.A1" office:value-type="string">
            <text:p text:style-name="P125">D</text:p>
          </table:table-cell>
          <table:table-cell table:style-name="Tabla1.A1" office:value-type="string">
            <text:p text:style-name="P118"><text:s/><text:span text:style-name="T314">show</text:span>subst</text:p>
          </table:table-cell>
          <table:table-cell table:style-name="Tabla1.A1" office:value-type="string">
            <text:p text:style-name="P131"><text:span text:style-name="T349">T</text:span>oggle substitution <text:span text:style-name="T304">display</text:span> on/off</text:p>
          </table:table-cell>
        </table:table-row>
        <table:table-row>
          <table:table-cell table:style-name="Tabla1.A1" office:value-type="string">
            <text:p text:style-name="P120">S</text:p>
          </table:table-cell>
          <table:table-cell table:style-name="Tabla1.A1" office:value-type="string">
            <text:p text:style-name="P118"><text:s/><text:span text:style-name="T315">toggle</text:span>subst</text:p>
          </table:table-cell>
          <table:table-cell table:style-name="Tabla1.A1" office:value-type="string">
            <text:p text:style-name="P131"><text:span text:style-name="T349">T</text:span>oggle substitution <text:span text:style-name="T315">rules</text:span> on/off. <text:span text:style-name="T316">Playing is resumed from current line if and only if the rendered line changes as a result of this action.</text:span></text:p>
          </table:table-cell>
        </table:table-row>
        <table:table-row>
          <table:table-cell table:style-name="Tabla1.A1" office:value-type="string">
            <text:p text:style-name="P120">u</text:p>
          </table:table-cell>
          <table:table-cell table:style-name="Tabla1.A1" office:value-type="string">
            <text:p text:style-name="P118"><text:s/>printsubst</text:p>
          </table:table-cell>
          <table:table-cell table:style-name="Tabla1.A1" office:value-type="string">
            <text:p text:style-name="P131"><text:span text:style-name="T349">S</text:span>top and print a list of applied substitutions for the current sentence</text:p>
          </table:table-cell>
        </table:table-row>
        <table:table-row>
          <table:table-cell table:style-name="Tabla1.A1" office:value-type="string">
            <text:p text:style-name="P120">l</text:p>
          </table:table-cell>
          <table:table-cell table:style-name="Tabla1.A1" office:value-type="string">
            <text:p text:style-name="P118"><text:s/>lineno</text:p>
          </table:table-cell>
          <table:table-cell table:style-name="Tabla1.A1" office:value-type="string">
            <text:p text:style-name="P131"><text:span text:style-name="T349">T</text:span>oggle line numbers <text:span text:style-name="T304">display</text:span> on/off</text:p>
          </table:table-cell>
        </table:table-row>
        <table:table-row>
          <table:table-cell table:style-name="Tabla1.A1" office:value-type="string">
            <text:p text:style-name="P120">w</text:p>
          </table:table-cell>
          <table:table-cell table:style-name="Tabla1.A1" office:value-type="string">
            <text:p text:style-name="P118"><text:s/>showline</text:p>
          </table:table-cell>
          <table:table-cell table:style-name="Tabla1.A1" office:value-type="string">
            <text:p text:style-name="P131"><text:span text:style-name="T349">P</text:span>rint current line again</text:p>
          </table:table-cell>
        </table:table-row>
        <table:table-row>
          <table:table-cell table:style-name="Tabla1.A1" office:value-type="string">
            <text:p text:style-name="P120">f</text:p>
          </table:table-cell>
          <table:table-cell table:style-name="Tabla1.A1" office:value-type="string">
            <text:p text:style-name="P118"><text:s/>findplainci</text:p>
          </table:table-cell>
          <table:table-cell table:style-name="Tabla1.A1" office:value-type="string">
            <text:p text:style-name="P131"><text:span text:style-name="T349">P</text:span>rompt the user to perform a plain-text, case insensitive search</text:p>
          </table:table-cell>
        </table:table-row>
        <table:table-row>
          <table:table-cell table:style-name="Tabla1.A1" office:value-type="string">
            <text:p text:style-name="P120">F</text:p>
          </table:table-cell>
          <table:table-cell table:style-name="Tabla1.A1" office:value-type="string">
            <text:p text:style-name="P118"><text:s/>findplaincs</text:p>
          </table:table-cell>
          <table:table-cell table:style-name="Tabla1.A1" office:value-type="string">
            <text:p text:style-name="P131"><text:span text:style-name="T349">P</text:span>rompt the user to perform a plain-text, case sensitive search</text:p>
          </table:table-cell>
        </table:table-row>
        <table:table-row>
          <table:table-cell table:style-name="Tabla1.A1" office:value-type="string">
            <text:p text:style-name="P120">r</text:p>
          </table:table-cell>
          <table:table-cell table:style-name="Tabla1.A1" office:value-type="string">
            <text:p text:style-name="P118"><text:s/>findregexci</text:p>
          </table:table-cell>
          <table:table-cell table:style-name="Tabla1.A1" office:value-type="string">
            <text:p text:style-name="P131"><text:span text:style-name="T349">P</text:span>rompt the user to perform a regular expression, case insensitive search</text:p>
          </table:table-cell>
        </table:table-row>
        <table:table-row>
          <table:table-cell table:style-name="Tabla1.A1" office:value-type="string">
            <text:p text:style-name="P120">R</text:p>
          </table:table-cell>
          <table:table-cell table:style-name="Tabla1.A1" office:value-type="string">
            <text:p text:style-name="P118"><text:s/>findregexcs</text:p>
          </table:table-cell>
          <table:table-cell table:style-name="Tabla1.A1" office:value-type="string">
            <text:p text:style-name="P131"><text:span text:style-name="T349">P</text:span>rompt the user to perform a regular expression, case sensitive search</text:p>
          </table:table-cell>
        </table:table-row>
        <table:table-row>
          <table:table-cell table:style-name="Tabla1.A1" office:value-type="string">
            <text:p text:style-name="P120">t</text:p>
          </table:table-cell>
          <table:table-cell table:style-name="Tabla1.A1" office:value-type="string">
            <text:p text:style-name="P118"><text:s/>findnext</text:p>
          </table:table-cell>
          <table:table-cell table:style-name="Tabla1.A1" office:value-type="string">
            <text:p text:style-name="P131"><text:span text:style-name="T349">R</text:span>epeat last search forward</text:p>
          </table:table-cell>
        </table:table-row>
        <table:table-row>
          <table:table-cell table:style-name="Tabla1.A1" office:value-type="string">
            <text:p text:style-name="P120">e</text:p>
          </table:table-cell>
          <table:table-cell table:style-name="Tabla1.A1" office:value-type="string">
            <text:p text:style-name="P118"><text:s/>findlast</text:p>
          </table:table-cell>
          <table:table-cell table:style-name="Tabla1.A1" office:value-type="string">
            <text:p text:style-name="P131"><text:span text:style-name="T349">R</text:span>epeat last search backward</text:p>
          </table:table-cell>
        </table:table-row>
        <text:soft-page-break/>
        <table:table-row>
          <table:table-cell table:style-name="Tabla1.A1" office:value-type="string">
            <text:p text:style-name="P120">g</text:p>
          </table:table-cell>
          <table:table-cell table:style-name="Tabla1.A1" office:value-type="string">
            <text:p text:style-name="P118"><text:s/>goline</text:p>
          </table:table-cell>
          <table:table-cell table:style-name="Tabla1.A1" office:value-type="string">
            <text:p text:style-name="P131"><text:span text:style-name="T349">P</text:span>rompt the user for a line number and go there</text:p>
          </table:table-cell>
        </table:table-row>
        <table:table-row>
          <table:table-cell table:style-name="Tabla1.A1" office:value-type="string">
            <text:p text:style-name="P120">+</text:p>
          </table:table-cell>
          <table:table-cell table:style-name="Tabla1.A1" office:value-type="string">
            <text:p text:style-name="P118"><text:s/>faster</text:p>
          </table:table-cell>
          <table:table-cell table:style-name="Tabla1.A1" office:value-type="string">
            <text:p text:style-name="P131"><text:span text:style-name="T349">I</text:span>ncrease speed</text:p>
          </table:table-cell>
        </table:table-row>
        <table:table-row>
          <table:table-cell table:style-name="Tabla1.A1" office:value-type="string">
            <text:p text:style-name="P120">-</text:p>
          </table:table-cell>
          <table:table-cell table:style-name="Tabla1.A1" office:value-type="string">
            <text:p text:style-name="P118"><text:s/>slower</text:p>
          </table:table-cell>
          <table:table-cell table:style-name="Tabla1.A1" office:value-type="string">
            <text:p text:style-name="P131"><text:span text:style-name="T349">D</text:span>ecrease speed</text:p>
          </table:table-cell>
        </table:table-row>
        <table:table-row>
          <table:table-cell table:style-name="Tabla1.A1" office:value-type="string">
            <text:p text:style-name="P120">o</text:p>
          </table:table-cell>
          <table:table-cell table:style-name="Tabla1.A1" office:value-type="string">
            <text:p text:style-name="P118"><text:s/>openfile</text:p>
          </table:table-cell>
          <table:table-cell table:style-name="Tabla1.A1" office:value-type="string">
            <text:p text:style-name="P131"><text:span text:style-name="T349">O</text:span>pen target file in its <text:span text:style-name="T336">default</text:span> application</text:p>
          </table:table-cell>
        </table:table-row>
        <table:table-row>
          <table:table-cell table:style-name="Tabla1.A1" office:value-type="string">
            <text:p text:style-name="P120">s</text:p>
          </table:table-cell>
          <table:table-cell table:style-name="Tabla1.A1" office:value-type="string">
            <text:p text:style-name="P118"><text:s/>opensubst</text:p>
          </table:table-cell>
          <table:table-cell table:style-name="Tabla1.A1" office:value-type="string">
            <text:p text:style-name="P131"><text:span text:style-name="T349">P</text:span>rompt the user to open substitution files</text:p>
          </table:table-cell>
        </table:table-row>
        <table:table-row>
          <table:table-cell table:style-name="Tabla1.A1" office:value-type="string">
            <text:p text:style-name="P120">:</text:p>
          </table:table-cell>
          <table:table-cell table:style-name="Tabla1.A1" office:value-type="string">
            <text:p text:style-name="P118"><text:s/>open<text:span text:style-name="T311">xrules</text:span></text:p>
          </table:table-cell>
          <table:table-cell table:style-name="Tabla1.A1" office:value-type="string">
            <text:p text:style-name="P133"><text:span text:style-name="T349">O</text:span>pen the <text:span text:style-name="T337">current sentence‑</text:span>splitting configuration file <text:span text:style-name="T337">being applied</text:span></text:p>
          </table:table-cell>
        </table:table-row>
        <table:table-row>
          <table:table-cell table:style-name="Tabla1.A1" office:value-type="string">
            <text:p text:style-name="P120">c</text:p>
          </table:table-cell>
          <table:table-cell table:style-name="Tabla1.A1" office:value-type="string">
            <text:p text:style-name="P118"><text:s/>openshell</text:p>
          </table:table-cell>
          <table:table-cell table:style-name="Tabla1.A1" office:value-type="string">
            <text:p text:style-name="P131"><text:span text:style-name="T349">Stop and </text:span>open a shell <text:span text:style-name="T5">within</text:span><text:span text:style-name="T338"> </text:span><text:span text:style-name="T110">xpeak</text:span><text:span text:style-name="T218"> (</text:span><text:span text:style-name="T232">close </text:span><text:span text:style-name="T218">the shell to return to </text:span><text:span text:style-name="T110">xpeak</text:span><text:span text:style-name="T218">)</text:span></text:p>
          </table:table-cell>
        </table:table-row>
        <table:table-row>
          <table:table-cell table:style-name="Tabla1.A1" office:value-type="string">
            <text:p text:style-name="P120">L</text:p>
          </table:table-cell>
          <table:table-cell table:style-name="Tabla1.A1" office:value-type="string">
            <text:p text:style-name="P118"><text:s/>reload</text:p>
          </table:table-cell>
          <table:table-cell table:style-name="Tabla1.A1" office:value-type="string">
            <text:p text:style-name="P136"><text:span text:style-name="T349">F</text:span>orc<text:span text:style-name="T302">e </text:span><text:span text:style-name="T98">xpeak</text:span><text:span text:style-name="T302"> to </text:span>reload <text:span text:style-name="T349">the </text:span>target file. <text:span text:style-name="T351">The reading will be restarted if changes at or before the current line are detected.</text:span></text:p>
          </table:table-cell>
        </table:table-row>
        <table:table-row>
          <table:table-cell table:style-name="Tabla1.A1" office:value-type="string">
            <text:p text:style-name="P126">C</text:p>
          </table:table-cell>
          <table:table-cell table:style-name="Tabla1.A1" office:value-type="string">
            <text:p text:style-name="P118"><text:s/><text:span text:style-name="T352">checkfiles</text:span></text:p>
          </table:table-cell>
          <table:table-cell table:style-name="Tabla1.A1" office:value-type="string">
            <text:p text:style-name="P136"><text:span text:style-name="T349">F</text:span>orc<text:span text:style-name="T302">e </text:span><text:span text:style-name="T98">xpeak</text:span><text:span text:style-name="T302"> to check the underlying </text:span>file<text:span text:style-name="T352">s for changes, and reload the target file if needed</text:span>. <text:span text:style-name="T351">The reading will be restarted if changes at or before the current line are detected.</text:span></text:p>
          </table:table-cell>
        </table:table-row>
      </table:table>
      <text:h text:style-name="P206" text:outline-level="2">Command line arguments</text:h>
      <text:p text:style-name="P53"><text:span text:style-name="T93">xpeak</text:span><text:span text:style-name="T285"> accepts the following optional arguments:</text:span></text:p>
      <text:p text:style-name="P151"><text:span text:style-name="T117">--</text:span><text:span text:style-name="T137">help</text:span><text:span text:style-name="T117"><text:tab/></text:span><text:span text:style-name="T344">Pr</text:span>int the program's <text:span text:style-name="T287">usage information</text:span> and exit.</text:p>
      <text:p text:style-name="P141"><text:span text:style-name="T117">--version<text:tab/></text:span><text:span text:style-name="T344">P</text:span>rint the program's version and exit.</text:p>
      <text:p text:style-name="P142"><text:span text:style-name="T117">--lang </text:span><text:span text:style-name="T137">&lt;</text:span><text:span text:style-name="T132">LANG</text:span><text:span text:style-name="T137">&gt;</text:span><text:span text:style-name="T117"><text:tab/></text:span><text:span text:style-name="T344">S</text:span>pecify input text language <text:span text:style-name="T305">(two-character ISO code)</text:span>.</text:p>
      <text:p text:style-name="P142"><text:span text:style-name="T117">-v </text:span><text:span text:style-name="T137">&lt;</text:span><text:span text:style-name="T132">VOICE</text:span><text:span text:style-name="T137">&gt; </text:span><text:span text:style-name="T117">/ --voice </text:span><text:span text:style-name="T137">&lt;</text:span><text:span text:style-name="T132">VOICE</text:span><text:span text:style-name="T137">&gt;</text:span><text:span text:style-name="T117"><text:tab/></text:span><text:span text:style-name="T344">S</text:span>pecify <text:span text:style-name="T69">espeak</text:span>'s <text:span text:style-name="T159">voice </text:span><text:span text:style-name="T199">to use</text:span>.</text:p>
      <text:p text:style-name="P143"><text:span text:style-name="T117">-s </text:span><text:span text:style-name="T137">&lt;</text:span><text:span text:style-name="T132">SPEED</text:span><text:span text:style-name="T137">&gt; </text:span><text:span text:style-name="T117">/ --speed </text:span><text:span text:style-name="T137">&lt;</text:span><text:span text:style-name="T132">SPEED</text:span><text:span text:style-name="T137">&gt;</text:span><text:span text:style-name="T117"><text:tab/></text:span><text:span text:style-name="T344">S</text:span>et the reading speed (default: 180 words/second).</text:p>
      <text:p text:style-name="P142"><text:span text:style-name="T117">-p </text:span><text:span text:style-name="T137">&lt;</text:span><text:span text:style-name="T132">PAUSE</text:span><text:span text:style-name="T137">&gt; </text:span><text:span text:style-name="T117">/ --pause-</text:span><text:span text:style-name="T150">b</text:span><text:span text:style-name="T117">efore </text:span><text:span text:style-name="T137">&lt;</text:span><text:span text:style-name="T132">PAUSE</text:span><text:span text:style-name="T137">&gt;</text:span><text:span text:style-name="T117"><text:tab/></text:span><text:span text:style-name="T344">S</text:span>pecify a time interval in seconds to wait before speaking when <text:span text:style-name="T69">xpeak</text:span> is first started or when it is restarted from stop.</text:p>
      <text:p text:style-name="P143"><text:span text:style-name="T117">-q / --quiet <text:tab/></text:span>'<text:span text:style-name="T345">Q</text:span>uiet' execution. When included once, it suppresses <text:span text:style-name="T299">informational messages, but keeps printing the file </text:span>being read. When included twice (<text:span text:style-name="T117">-qq</text:span>), it suppresses all output, except errors and prompts <text:span text:style-name="T300">for </text:span>user interaction. <text:span text:style-name="T300">(This feature is experimental and subject to improvement in future versions.)</text:span></text:p>
      <text:p text:style-name="P144"><text:span text:style-name="T117">-b / --</text:span><text:span text:style-name="T151">backward-</text:span><text:span text:style-name="T152">s</text:span><text:span text:style-name="T151">kipping-</text:span><text:span text:style-name="T152">s</text:span><text:span text:style-name="T151">tops-</text:span><text:span text:style-name="T152">p</text:span><text:span text:style-name="T151">laying</text:span><text:span text:style-name="T117"><text:tab/></text:span><text:span text:style-name="T345">M</text:span>ake <text:span text:style-name="T69">b</text:span><text:span text:style-name="T159"> stop the reading when </text:span><text:span text:style-name="T69">xpeak</text:span><text:span text:style-name="T159"> is playing and not paused, and go backwards when it's stopped or paused (default behavior is to skip backward and keep reading</text:span><text:span text:style-name="T207">).</text:span><text:span text:style-name="T159"> </text:span><text:span text:style-name="T207">The opposite behavior to </text:span><text:span text:style-name="T99">b</text:span><text:span text:style-name="T207"> is accessible by pressing </text:span><text:span text:style-name="T99">B</text:span><text:span text:style-name="T159">.</text:span></text:p>
      <text:p text:style-name="P141"><text:span text:style-name="T117">-m </text:span><text:span text:style-name="T137">&lt;</text:span><text:span text:style-name="T132">N</text:span><text:span text:style-name="T137">&gt; </text:span><text:span text:style-name="T117">/ --monitoring-</text:span><text:span text:style-name="T150">i</text:span><text:span text:style-name="T117">nterval </text:span><text:span text:style-name="T137">&lt;</text:span><text:span text:style-name="T132">N</text:span><text:span text:style-name="T137">&gt;</text:span><text:span text:style-name="T117"><text:tab/></text:span><text:span text:style-name="T346">Sp</text:span>ecify the time in seconds between querying the <text:span text:style-name="T368">monitored</text:span> file for modifications.</text:p>
      <text:p text:style-name="P141"/>
      <text:p text:style-name="P141"><text:soft-page-break/><text:span text:style-name="T117">-M </text:span><text:span text:style-name="T137">&lt;</text:span><text:span text:style-name="T132">FILE</text:span><text:span text:style-name="T137">&gt; </text:span><text:span text:style-name="T117">/ --monitor</text:span><text:span text:style-name="T155">ed</text:span><text:span text:style-name="T117">-</text:span><text:span text:style-name="T150">f</text:span><text:span text:style-name="T117">ile </text:span><text:span text:style-name="T137">&lt;</text:span><text:span text:style-name="T132">FILE</text:span><text:span text:style-name="T137">&gt;</text:span><text:span text:style-name="T117"><text:tab/></text:span><text:span text:style-name="T346">S</text:span>pecify a monitor<text:span text:style-name="T368">ed</text:span> file to use in conjunction with <text:span text:style-name="T117">--do</text:span>. This option has no effect if a target file is specified <text:span text:style-name="T368">(in which case, the monitored file is the target file)</text:span>.</text:p>
      <text:p text:style-name="P142"><text:span text:style-name="T117">-a / --always-</text:span><text:span text:style-name="T150">r</text:span><text:span text:style-name="T117">eload-</text:span><text:span text:style-name="T150">a</text:span><text:span text:style-name="T117">fter-</text:span><text:span text:style-name="T150">c</text:span><text:span text:style-name="T117">hange<text:tab/></text:span><text:span text:style-name="T346">W</text:span>hen the target file changes while <text:span text:style-name="T69">xpeak</text:span> is stopped, it will not be reloaded until you restart <text:span text:style-name="T69">xpeak</text:span>. This option forces the reloading to take place always.</text:p>
      <text:p text:style-name="P142"><text:span text:style-name="T117">-R / --force-</text:span><text:span text:style-name="T150">r</text:span><text:span text:style-name="T117">estart-</text:span><text:span text:style-name="T150">a</text:span><text:span text:style-name="T117">fter-</text:span><text:span text:style-name="T150">c</text:span><text:span text:style-name="T117">hange<text:tab/></text:span><text:span text:style-name="T346">B</text:span>y default, <text:span text:style-name="T69">xpeak</text:span> restarts reading a changed file from the first changed line (if it is before or at the current line). This option forces <text:span text:style-name="T69">xpeak</text:span> to restart speaking from the first line always.</text:p>
      <text:p text:style-name="P145"><text:span text:style-name="T117">-</text:span><text:span text:style-name="T146">T</text:span><text:span text:style-name="T117"> / --</text:span><text:span text:style-name="T146">do-not-track</text:span><text:span text:style-name="T117"><text:tab/></text:span><text:span text:style-name="T344">Do not track changes to any of the underlying files. (Changes can still be checked by sending a </text:span><text:span text:style-name="T147">SIGUSR2</text:span><text:span text:style-name="T346"> signal.)</text:span></text:p>
      <text:p text:style-name="P142"><text:span text:style-name="T117">-d / --do-</text:span><text:span text:style-name="T150">n</text:span><text:span text:style-name="T117">ot-</text:span><text:span text:style-name="T150">c</text:span><text:span text:style-name="T117">lose-</text:span><text:span text:style-name="T150">a</text:span><text:span text:style-name="T117">fter-EOF<text:tab/></text:span><text:span text:style-name="T347">B</text:span>y default, <text:span text:style-name="T69">xpeak</text:span> exits after reading the last sentence. This option forces it to stop at the last sentence and wait there for commands instead.</text:p>
      <text:p text:style-name="P143"><text:span text:style-name="T117">-f / --force-</text:span><text:span text:style-name="T150">e</text:span><text:span text:style-name="T117">xecution<text:tab/></text:span><text:span text:style-name="T347">By</text:span> default, only one instance of <text:span text:style-name="T69">xpeak</text:span> is allowed to run at the same time. This option allows several instances to be run at the same time.</text:p>
      <text:p text:style-name="P143"><text:span text:style-name="T117">-c / --long-</text:span><text:span text:style-name="T150">c</text:span><text:span text:style-name="T117">ommands<text:tab/></text:span><text:span text:style-name="T347">E</text:span>nable control <text:span text:style-name="T385">with</text:span> 'long commands'.</text:p>
      <text:p text:style-name="P141"><text:span text:style-name="T117">-S </text:span><text:span text:style-name="T137">&lt;</text:span><text:span text:style-name="T132">FILE</text:span><text:span text:style-name="T137">&gt; </text:span><text:span text:style-name="T117">/ --subst-</text:span><text:span text:style-name="T150">f</text:span><text:span text:style-name="T117">ile </text:span><text:span text:style-name="T137">&lt;</text:span><text:span text:style-name="T132">FILE</text:span><text:span text:style-name="T137">&gt;</text:span><text:span text:style-name="T117"><text:tab/></text:span><text:span text:style-name="T347">S</text:span>pecify a substitution file.</text:p>
      <text:p text:style-name="P143"><text:span text:style-name="T117">-r / --raw<text:tab/></text:span><text:span text:style-name="T347">D</text:span>o not apply substitutions <text:span text:style-name="T324">by default</text:span>.</text:p>
      <text:p text:style-name="P146"><text:span text:style-name="T117">-u / --show-</text:span><text:span text:style-name="T150">s</text:span><text:span text:style-name="T117">ubst<text:tab/></text:span><text:span text:style-name="T347">B</text:span>y default, <text:span text:style-name="T69">xpeak</text:span> doesn't show the effect of substitutions <text:span text:style-name="T367">to STDOUT</text:span>, unless you press <text:span text:style-name="T102">D</text:span><text:span text:style-name="T159">. This option makes </text:span><text:span text:style-name="T69">xpeak</text:span><text:span text:style-name="T159"> show substitutions by default.</text:span></text:p>
      <text:p text:style-name="P143"><text:span text:style-name="T117">-l / --show-</text:span><text:span text:style-name="T150">l</text:span><text:span text:style-name="T117">ine-</text:span><text:span text:style-name="T150">n</text:span><text:span text:style-name="T117">umbers<text:tab/></text:span><text:span text:style-name="T347">B</text:span>y default, <text:span text:style-name="T69">xpeak</text:span> doesn't show line numbers unless you press <text:span text:style-name="T69">l</text:span><text:span text:style-name="T159">. This option makes </text:span><text:span text:style-name="T69">xpeak</text:span><text:span text:style-name="T159"> show line numbers by default.</text:span></text:p>
      <text:p text:style-name="P141"><text:span text:style-name="T117">--splitting-</text:span><text:span text:style-name="T150">r</text:span><text:span text:style-name="T117">ules </text:span><text:span text:style-name="T137">&lt;</text:span><text:span text:style-name="T132">FILE</text:span><text:span text:style-name="T137">&gt;</text:span><text:span text:style-name="T117"><text:tab/></text:span><text:span text:style-name="T347">S</text:span>pecify a splitting rules file to be used with this invocation.</text:p>
      <text:p text:style-name="P143"><text:span text:style-name="T117">-X / --do-</text:span><text:span text:style-name="T150">n</text:span><text:span text:style-name="T117">ot-</text:span><text:span text:style-name="T150">s</text:span><text:span text:style-name="T117">plit<text:tab/></text:span><text:span text:style-name="T347">D</text:span>o not split sentences (except at newline).</text:p>
      <text:p text:style-name="P143"><text:span text:style-name="T117">-z / --remove-</text:span><text:span text:style-name="T150">n</text:span><text:span text:style-name="T117">ewline<text:tab/></text:span><text:span text:style-name="T347">S</text:span>ubstitute newlines with spaces before splitting sentences.</text:p>
      <text:p text:style-name="P147"><text:span text:style-name="T117">-</text:span><text:span text:style-name="T139">L</text:span><text:span text:style-name="T117"> / --</text:span><text:span text:style-name="T139">stop-</text:span><text:span text:style-name="T150">a</text:span><text:span text:style-name="T139">fter-</text:span><text:span text:style-name="T150">e</text:span><text:span text:style-name="T139">ach-</text:span><text:span text:style-name="T150">l</text:span><text:span text:style-name="T139">ine</text:span><text:span text:style-name="T117"><text:tab/></text:span><text:span text:style-name="T347">Stop after reading each line (you can toggle this option at runtime with the </text:span><text:span text:style-name="T100">,</text:span><text:span text:style-name="T208"> keystroke</text:span><text:span text:style-name="T313">)</text:span>.</text:p>
      <text:p text:style-name="P148"><text:span text:style-name="T117">-</text:span><text:span text:style-name="T141">Q</text:span><text:span text:style-name="T117"> / --</text:span><text:span text:style-name="T141">quit-</text:span><text:span text:style-name="T150">w</text:span><text:span text:style-name="T141">ithout-</text:span><text:span text:style-name="T150">a</text:span><text:span text:style-name="T141">sking</text:span><text:span text:style-name="T117"><text:tab/></text:span><text:span text:style-name="T313">Do not ask for confirmation before quitting</text:span>.</text:p>
      <text:p text:style-name="P148"/>
      <text:p text:style-name="P149"><text:soft-page-break/><text:span text:style-name="T117">--opt</text:span><text:span text:style-name="T153">=</text:span><text:span text:style-name="T137">&lt;</text:span><text:span text:style-name="T132">OPTIONS</text:span><text:span text:style-name="T137">&gt;</text:span><text:span text:style-name="T117"><text:tab/></text:span><text:span text:style-name="T347">S</text:span>pecify options to be forwarded to <text:span text:style-name="T69">espeak</text:span> as given. <text:span text:style-name="T366">The </text:span><text:span text:style-name="T153">--opt=</text:span><text:span text:style-name="T366"> format is mandatory to avoid the shell interpreting the options, and if including more than one option, they must be enclosed with quotes.</text:span></text:p>
      <text:p text:style-name="P149"><text:tab/><text:span text:style-name="T367">For example:</text:span></text:p>
      <text:p text:style-name="P149"><text:span text:style-name="T153"><text:tab/>xpeak.py --opt='-q -x' myFile</text:span><text:span text:style-name="T366">.</text:span></text:p>
      <text:p text:style-name="P150"><text:tab/><text:span text:style-name="T367">will cause </text:span><text:span text:style-name="T114">espeak</text:span><text:span text:style-name="T367"> to just print phoneme mnemonics to STDOUT and do not speak the text aloud.</text:span></text:p>
      <text:p text:style-name="P142"><text:span text:style-name="T117">--do </text:span><text:span text:style-name="T137">&lt;</text:span><text:span text:style-name="T132">COMMAND</text:span><text:span text:style-name="T137">&gt;</text:span><text:span text:style-name="T117"><text:tab/></text:span><text:span text:style-name="T286">Specify a command to run whose output will be read instead of a file. Mandatory if a target file is not specified. Enclose the command in quotes if nee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Courier 10 Pitch" svg:font-family="'Courier 10 Pitch'" style:font-pitch="fixed"/>
    <style:font-face style:name="Century Schoolbook L1" svg:font-family="'Century Schoolbook L'" style:font-family-generic="roman" style:font-pitch="variable"/>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L" fo:font-family="'Century Schoolbook L'" style:font-style-name="Roman" style:font-family-generic="roman" style:font-pitch="variable" fo:font-size="11pt" fo:font-weight="normal" style:font-size-asian="10.5pt" style:font-weight-asian="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use-window-font-color="tru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7T17:48:13.249710479</meta:creation-date>
    <dc:title>Normal</dc:title>
    <meta:editing-duration>P1DT6H39M58S</meta:editing-duration>
    <meta:editing-cycles>503</meta:editing-cycles>
    <meta:generator>LibreOffice/4.2.8.2$Linux_X86_64 LibreOffice_project/420m0$Build-2</meta:generator>
    <dc:date>2018-04-19T18:06:41.008360765</dc:date>
    <meta:document-statistic meta:table-count="1" meta:image-count="0" meta:object-count="0" meta:page-count="20" meta:paragraph-count="420" meta:word-count="6135" meta:character-count="36490" meta:non-whitespace-character-count="30455"/>
    <meta:template xlink:type="simple" xlink:actuate="onRequest" xlink:title="Normal" xlink:href="../../Documents/Templates/Normal.ott" meta:date="2017-01-27T17:48:13.180468572"/>
  </office:meta>
</office:document-meta>
</file>